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style:font-face style:name="StarSymbol1" svg:font-family="StarSymbol"/>
  </office:font-face-decls>
  <office:automatic-styles>
    <style:style style:name="P1"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2" style:family="paragraph" style:parent-style-name="Text_20_body">
      <style:text-properties officeooo:rsid="0073ce70" officeooo:paragraph-rsid="0073ce70"/>
    </style:style>
    <style:style style:name="P3" style:family="paragraph" style:parent-style-name="Text_20_body">
      <style:text-properties officeooo:rsid="0017e660" officeooo:paragraph-rsid="0017e660"/>
    </style:style>
    <style:style style:name="P4" style:family="paragraph" style:parent-style-name="Text_20_body">
      <style:paragraph-properties fo:margin-top="0.201cm" fo:margin-bottom="0.413cm" style:contextual-spacing="false"/>
      <style:text-properties officeooo:rsid="0017e660" officeooo:paragraph-rsid="00254eac"/>
    </style:style>
    <style:style style:name="P5" style:family="paragraph" style:parent-style-name="Text_20_body">
      <style:text-properties officeooo:rsid="002ca532" officeooo:paragraph-rsid="002ca532"/>
    </style:style>
    <style:style style:name="P6" style:family="paragraph" style:parent-style-name="Text_20_body">
      <style:text-properties officeooo:rsid="002ca532" officeooo:paragraph-rsid="002e69a7"/>
    </style:style>
    <style:style style:name="P7" style:family="paragraph" style:parent-style-name="Text_20_body">
      <style:text-properties officeooo:rsid="002ca532" officeooo:paragraph-rsid="004f1295"/>
    </style:style>
    <style:style style:name="P8" style:family="paragraph" style:parent-style-name="Text_20_body">
      <style:text-properties officeooo:rsid="002ca532" officeooo:paragraph-rsid="00b8206e"/>
    </style:style>
    <style:style style:name="P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0"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1" style:family="paragraph" style:parent-style-name="Text_20_body">
      <style:text-properties officeooo:rsid="0046c858" officeooo:paragraph-rsid="0046c858"/>
    </style:style>
    <style:style style:name="P12" style:family="paragraph" style:parent-style-name="Text_20_body">
      <style:text-properties officeooo:rsid="0046c858" officeooo:paragraph-rsid="0085ee21"/>
    </style:style>
    <style:style style:name="P13" style:family="paragraph" style:parent-style-name="Text_20_body">
      <style:text-properties officeooo:rsid="0046c858" officeooo:paragraph-rsid="00998735"/>
    </style:style>
    <style:style style:name="P14" style:family="paragraph" style:parent-style-name="Text_20_body">
      <style:text-properties officeooo:rsid="002ea28e" officeooo:paragraph-rsid="004f1295"/>
    </style:style>
    <style:style style:name="P15" style:family="paragraph" style:parent-style-name="Text_20_body">
      <style:text-properties officeooo:rsid="002ea28e" officeooo:paragraph-rsid="002ea28e"/>
    </style:style>
    <style:style style:name="P1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7" style:family="paragraph" style:parent-style-name="Text_20_body">
      <style:text-properties officeooo:rsid="004b2106" officeooo:paragraph-rsid="004b2106"/>
    </style:style>
    <style:style style:name="P18"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20" style:family="paragraph" style:parent-style-name="Text_20_body">
      <style:text-properties officeooo:rsid="004beec9" officeooo:paragraph-rsid="004beec9"/>
    </style:style>
    <style:style style:name="P21" style:family="paragraph" style:parent-style-name="Text_20_body">
      <style:text-properties officeooo:rsid="0017a2fc" officeooo:paragraph-rsid="0017a2fc"/>
    </style:style>
    <style:style style:name="P22" style:family="paragraph" style:parent-style-name="Text_20_body">
      <style:paragraph-properties fo:margin-top="0.201cm" fo:margin-bottom="0.413cm" style:contextual-spacing="false"/>
      <style:text-properties officeooo:rsid="0017a2fc" officeooo:paragraph-rsid="0017a2fc"/>
    </style:style>
    <style:style style:name="P23" style:family="paragraph" style:parent-style-name="Text_20_body">
      <style:paragraph-properties fo:margin-top="0.201cm" fo:margin-bottom="0.413cm" style:contextual-spacing="false"/>
      <style:text-properties officeooo:rsid="0017a2fc" officeooo:paragraph-rsid="00923741"/>
    </style:style>
    <style:style style:name="P24" style:family="paragraph" style:parent-style-name="Text_20_body">
      <loext:graphic-properties draw:fill="none"/>
      <style:paragraph-properties fo:margin-left="0cm" fo:margin-right="0cm" fo:margin-top="0cm" fo:margin-bottom="0.212cm" style: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25" style:family="paragraph" style:parent-style-name="Text_20_body">
      <style:text-properties officeooo:rsid="002b76cd" officeooo:paragraph-rsid="00221b35"/>
    </style:style>
    <style:style style:name="P26" style:family="paragraph" style:parent-style-name="Text_20_body">
      <style:text-properties officeooo:rsid="00529042" officeooo:paragraph-rsid="00529042"/>
    </style:style>
    <style:style style:name="P27" style:family="paragraph" style:parent-style-name="Text_20_body">
      <style:text-properties officeooo:rsid="0052fb6d" officeooo:paragraph-rsid="0052fb6d"/>
    </style:style>
    <style:style style:name="P28" style:family="paragraph" style:parent-style-name="Text_20_body">
      <style:text-properties officeooo:rsid="0052fb6d" officeooo:paragraph-rsid="0053d2a0"/>
    </style:style>
    <style:style style:name="P29" style:family="paragraph" style:parent-style-name="Text_20_body">
      <style:text-properties officeooo:rsid="0052fb6d" officeooo:paragraph-rsid="007a4436"/>
    </style:style>
    <style:style style:name="P30" style:family="paragraph" style:parent-style-name="Text_20_body">
      <style:text-properties officeooo:rsid="00630bf9" officeooo:paragraph-rsid="00630bf9"/>
    </style:style>
    <style:style style:name="P31" style:family="paragraph" style:parent-style-name="Text_20_body">
      <style:text-properties officeooo:rsid="00644177" officeooo:paragraph-rsid="00644177"/>
    </style:style>
    <style:style style:name="P32" style:family="paragraph" style:parent-style-name="Text_20_body">
      <style:text-properties officeooo:rsid="00658000" officeooo:paragraph-rsid="00658000"/>
    </style:style>
    <style:style style:name="P33" style:family="paragraph" style:parent-style-name="Text_20_body">
      <style:paragraph-properties fo:break-before="page"/>
      <style:text-properties officeooo:rsid="00658000" officeooo:paragraph-rsid="00658000"/>
    </style:style>
    <style:style style:name="P34" style:family="paragraph" style:parent-style-name="Text_20_body">
      <style:text-properties officeooo:rsid="00658000" officeooo:paragraph-rsid="00676ec7"/>
    </style:style>
    <style:style style:name="P35" style:family="paragraph" style:parent-style-name="Text_20_body">
      <style:text-properties officeooo:rsid="0066ea87" officeooo:paragraph-rsid="0066ea87"/>
    </style:style>
    <style:style style:name="P36" style:family="paragraph" style:parent-style-name="Text_20_body">
      <style:text-properties officeooo:rsid="00676ec7" officeooo:paragraph-rsid="00676ec7"/>
    </style:style>
    <style:style style:name="P37" style:family="paragraph" style:parent-style-name="Text_20_body">
      <style:text-properties officeooo:rsid="0053d2a0" officeooo:paragraph-rsid="0053d2a0"/>
    </style:style>
    <style:style style:name="P38"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39" style:family="paragraph" style:parent-style-name="Text_20_body">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40" style:family="paragraph" style:parent-style-name="Text_20_body">
      <style:text-properties officeooo:rsid="006a12a4" officeooo:paragraph-rsid="006a12a4"/>
    </style:style>
    <style:style style:name="P41" style:family="paragraph" style:parent-style-name="Text_20_body">
      <style:text-properties officeooo:rsid="006a12a4" officeooo:paragraph-rsid="006adeac"/>
    </style:style>
    <style:style style:name="P42" style:family="paragraph" style:parent-style-name="Text_20_body">
      <style:text-properties officeooo:rsid="006a12a4" officeooo:paragraph-rsid="00888b80"/>
    </style:style>
    <style:style style:name="P43" style:family="paragraph" style:parent-style-name="Text_20_body">
      <style:text-properties officeooo:rsid="006a12a4" officeooo:paragraph-rsid="01139877"/>
    </style:style>
    <style:style style:name="P44" style:family="paragraph" style:parent-style-name="Text_20_body">
      <style:text-properties officeooo:rsid="006adeac" officeooo:paragraph-rsid="006adeac"/>
    </style:style>
    <style:style style:name="P45" style:family="paragraph" style:parent-style-name="Text_20_body">
      <style:text-properties officeooo:paragraph-rsid="006d1a69"/>
    </style:style>
    <style:style style:name="P46" style:family="paragraph" style:parent-style-name="Text_20_body">
      <style:text-properties officeooo:rsid="006d1a69" officeooo:paragraph-rsid="006d1a69"/>
    </style:style>
    <style:style style:name="P47" style:family="paragraph" style:parent-style-name="Text_20_body">
      <style:text-properties officeooo:rsid="006edf7e" officeooo:paragraph-rsid="006edf7e"/>
    </style:style>
    <style:style style:name="P48" style:family="paragraph" style:parent-style-name="Text_20_body">
      <style:text-properties officeooo:rsid="00705c1f" officeooo:paragraph-rsid="00705c1f"/>
    </style:style>
    <style:style style:name="P49" style:family="paragraph" style:parent-style-name="Text_20_body">
      <style:text-properties officeooo:rsid="00722c6f" officeooo:paragraph-rsid="00722c6f"/>
    </style:style>
    <style:style style:name="P50" style:family="paragraph" style:parent-style-name="Text_20_body">
      <style:text-properties officeooo:paragraph-rsid="0075220d"/>
    </style:style>
    <style:style style:name="P51" style:family="paragraph" style:parent-style-name="Text_20_body">
      <style:text-properties officeooo:rsid="0075220d" officeooo:paragraph-rsid="0075220d"/>
    </style:style>
    <style:style style:name="P52" style:family="paragraph" style:parent-style-name="Text_20_body">
      <style:text-properties officeooo:rsid="007a4436" officeooo:paragraph-rsid="007a4436"/>
    </style:style>
    <style:style style:name="P53" style:family="paragraph" style:parent-style-name="Text_20_body">
      <style:text-properties officeooo:rsid="008292cd" officeooo:paragraph-rsid="008292cd"/>
    </style:style>
    <style:style style:name="P54"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55" style:family="paragraph" style:parent-style-name="Text_20_body">
      <loext:graphic-properties draw:fill="none"/>
      <style:paragraph-properties fo:margin-left="0.499cm" fo:margin-right="0cm" fo:margin-top="0.201cm" fo:margin-bottom="0.413cm" style: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56" style:family="paragraph" style:parent-style-name="Text_20_body">
      <style:text-properties officeooo:rsid="008370fe" officeooo:paragraph-rsid="008370fe"/>
    </style:style>
    <style:style style:name="P57" style:family="paragraph" style:parent-style-name="Text_20_body">
      <style:text-properties officeooo:rsid="00888b80" officeooo:paragraph-rsid="00888b80"/>
    </style:style>
    <style:style style:name="P58" style:family="paragraph" style:parent-style-name="Text_20_body">
      <style:text-properties officeooo:rsid="0089f302" officeooo:paragraph-rsid="0089f302"/>
    </style:style>
    <style:style style:name="P59" style:family="paragraph" style:parent-style-name="Text_20_body">
      <style:text-properties officeooo:rsid="008a6931" officeooo:paragraph-rsid="008a6931"/>
    </style:style>
    <style:style style:name="P60" style:family="paragraph" style:parent-style-name="Text_20_body">
      <style:text-properties officeooo:rsid="008a9c79" officeooo:paragraph-rsid="008a9c79"/>
    </style:style>
    <style:style style:name="P61" style:family="paragraph" style:parent-style-name="Text_20_body">
      <style:text-properties officeooo:rsid="008bcf8d" officeooo:paragraph-rsid="008bcf8d"/>
    </style:style>
    <style:style style:name="P62" style:family="paragraph" style:parent-style-name="Text_20_body">
      <style:text-properties officeooo:rsid="008bcf8d" officeooo:paragraph-rsid="008ccd69"/>
    </style:style>
    <style:style style:name="P63" style:family="paragraph" style:parent-style-name="Text_20_body">
      <style:text-properties officeooo:rsid="008bcf8d" officeooo:paragraph-rsid="00ded54c"/>
    </style:style>
    <style:style style:name="P64" style:family="paragraph" style:parent-style-name="Text_20_body">
      <style:text-properties officeooo:rsid="008ccd69" officeooo:paragraph-rsid="008ccd69"/>
    </style:style>
    <style:style style:name="P65" style:family="paragraph" style:parent-style-name="Text_20_body">
      <style:text-properties officeooo:rsid="008ccd69" officeooo:paragraph-rsid="008d9a13"/>
    </style:style>
    <style:style style:name="P66"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rsid="008ccd69" officeooo:paragraph-rsid="008d9a13"/>
    </style:style>
    <style:style style:name="P67" style:family="paragraph" style:parent-style-name="Text_20_body" style:master-page-name="">
      <loext:graphic-properties draw:fill="none"/>
      <style:paragraph-properties fo:margin-left="4.5cm" fo:margin-right="0cm" fo:margin-top="0cm" fo:margin-bottom="0.212cm" style:contextual-spacing="false" fo:text-align="start" style:justify-single-word="false" fo:text-indent="-3.5cm" style:auto-text-indent="false" style:page-number="auto" fo:background-color="transparent">
        <style:tab-stops/>
      </style:paragraph-properties>
      <style:text-properties officeooo:rsid="008ccd69" officeooo:paragraph-rsid="008d9a13"/>
    </style:style>
    <style:style style:name="P68"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rsid="008ccd69" officeooo:paragraph-rsid="008ccd69"/>
    </style:style>
    <style:style style:name="P69" style:family="paragraph" style:parent-style-name="Text_20_body" style:master-page-name="">
      <loext:graphic-properties draw:fill="none"/>
      <style:paragraph-properties fo:margin-left="4.5cm" fo:margin-right="0cm" fo:margin-top="0cm" fo:margin-bottom="0.212cm" style:contextual-spacing="false" fo:text-align="start" style:justify-single-word="false" fo:text-indent="-3.5cm" style:auto-text-indent="false" style:page-number="auto" fo:background-color="transparent">
        <style:tab-stops/>
      </style:paragraph-properties>
      <style:text-properties officeooo:rsid="008ccd69" officeooo:paragraph-rsid="00e6ee96"/>
    </style:style>
    <style:style style:name="P70" style:family="paragraph" style:parent-style-name="Text_20_body">
      <style:text-properties officeooo:rsid="008d9a13" officeooo:paragraph-rsid="008d9a13"/>
    </style:style>
    <style:style style:name="P71" style:family="paragraph" style:parent-style-name="Text_20_body">
      <style:text-properties officeooo:rsid="007fae1b" officeooo:paragraph-rsid="00912e3d"/>
    </style:style>
    <style:style style:name="P72" style:family="paragraph" style:parent-style-name="Title">
      <style:text-properties officeooo:rsid="007fae1b" officeooo:paragraph-rsid="007fae1b"/>
    </style:style>
    <style:style style:name="P73" style:family="paragraph" style:parent-style-name="Text_20_body">
      <style:text-properties officeooo:rsid="00980ba1" officeooo:paragraph-rsid="00980ba1"/>
    </style:style>
    <style:style style:name="P74" style:family="paragraph" style:parent-style-name="Text_20_body">
      <style:text-properties officeooo:rsid="004f1295" officeooo:paragraph-rsid="009a9f62"/>
    </style:style>
    <style:style style:name="P75" style:family="paragraph" style:parent-style-name="Text_20_body">
      <style:text-properties officeooo:rsid="009a9f62" officeooo:paragraph-rsid="009a9f62"/>
    </style:style>
    <style:style style:name="P76" style:family="paragraph" style:parent-style-name="Text_20_body">
      <style:text-properties officeooo:rsid="004d75d3" officeooo:paragraph-rsid="009b8862"/>
    </style:style>
    <style:style style:name="P77" style:family="paragraph" style:parent-style-name="Text_20_body">
      <style:text-properties officeooo:rsid="00aa0d92" officeooo:paragraph-rsid="00aa0d92"/>
    </style:style>
    <style:style style:name="P78" style:family="paragraph" style:parent-style-name="Text_20_body">
      <style:paragraph-properties>
        <style:tab-stops>
          <style:tab-stop style:position="2.09cm"/>
        </style:tab-stops>
      </style:paragraph-properties>
      <style:text-properties officeooo:rsid="00aa0d92" officeooo:paragraph-rsid="00ab6e4d"/>
    </style:style>
    <style:style style:name="P79" style:family="paragraph" style:parent-style-name="Text_20_body" style:master-page-name="">
      <loext:graphic-properties draw:fill="none"/>
      <style:paragraph-properties fo:margin-left="2.6cm" fo:margin-right="0cm" fo:margin-top="0cm" fo:margin-bottom="0.212cm" style: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80" style:family="paragraph" style:parent-style-name="Text_20_body">
      <loext:graphic-properties draw:fill="none"/>
      <style:paragraph-properties fo:margin-left="2.6cm" fo:margin-right="0cm" fo:margin-top="0cm" fo:margin-bottom="0.212cm" style: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81" style:family="paragraph" style:parent-style-name="Text_20_body">
      <style:paragraph-properties>
        <style:tab-stops>
          <style:tab-stop style:position="2.09cm"/>
        </style:tab-stops>
      </style:paragraph-properties>
      <style:text-properties officeooo:rsid="00ab6e4d" officeooo:paragraph-rsid="00ab6e4d"/>
    </style:style>
    <style:style style:name="P82" style:family="paragraph" style:parent-style-name="Text_20_body">
      <style:text-properties officeooo:rsid="00ab6e4d" officeooo:paragraph-rsid="00ab6e4d"/>
    </style:style>
    <style:style style:name="P83" style:family="paragraph" style:parent-style-name="Text_20_body">
      <style:text-properties officeooo:rsid="00b1ae94" officeooo:paragraph-rsid="00b1ae94"/>
    </style:style>
    <style:style style:name="P84" style:family="paragraph" style:parent-style-name="Text_20_body">
      <style:text-properties officeooo:rsid="00b6d040" officeooo:paragraph-rsid="00b6d040"/>
    </style:style>
    <style:style style:name="P85" style:family="paragraph" style:parent-style-name="Text_20_body">
      <style:text-properties style:font-name="FreeMono" fo:font-size="9pt" officeooo:rsid="006adeac" officeooo:paragraph-rsid="00cd32cd" style:font-size-asian="9pt" style:font-size-complex="9pt"/>
    </style:style>
    <style:style style:name="P86" style:family="paragraph" style:parent-style-name="Text_20_body">
      <style:text-properties officeooo:rsid="00bf8754" officeooo:paragraph-rsid="00c69714"/>
    </style:style>
    <style:style style:name="P87" style:family="paragraph" style:parent-style-name="Text_20_body">
      <style:text-properties officeooo:rsid="00bf8754" officeooo:paragraph-rsid="00ceb30c"/>
    </style:style>
    <style:style style:name="P88" style:family="paragraph" style:parent-style-name="Text_20_body">
      <style:text-properties officeooo:rsid="005140db" officeooo:paragraph-rsid="005140db"/>
    </style:style>
    <style:style style:name="P8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90" style:family="paragraph" style:parent-style-name="Text_20_body">
      <style:text-properties style:font-name="Bitstream Vera Sans" fo:font-size="12pt" fo:font-weight="bold" officeooo:rsid="00b8206e" officeooo:paragraph-rsid="002ea28e" style:font-name-asian="Bitstream Vera Sans2" style:font-size-asian="12pt" style:font-weight-asian="bold" style:font-name-complex="Bitstream Vera Sans2" style:font-size-complex="12pt" style:font-weight-complex="bold"/>
    </style:style>
    <style:style style:name="P91" style:family="paragraph" style:parent-style-name="Text_20_body">
      <style:text-properties officeooo:paragraph-rsid="00705c1f"/>
    </style:style>
    <style:style style:name="P92" style:family="paragraph" style:parent-style-name="Text_20_body">
      <style:text-properties officeooo:paragraph-rsid="0073ce70"/>
    </style:style>
    <style:style style:name="P93" style:family="paragraph" style:parent-style-name="Text_20_body">
      <style:text-properties officeooo:rsid="00e28b39" officeooo:paragraph-rsid="00e31322"/>
    </style:style>
    <style:style style:name="P94" style:family="paragraph" style:parent-style-name="Text_20_body">
      <style:text-properties officeooo:rsid="00e28b39" officeooo:paragraph-rsid="00e28b39"/>
    </style:style>
    <style:style style:name="P95" style:family="paragraph" style:parent-style-name="Text_20_body">
      <style:text-properties officeooo:rsid="00e31322" officeooo:paragraph-rsid="00e31322"/>
    </style:style>
    <style:style style:name="P96" style:family="paragraph" style:parent-style-name="Text_20_body">
      <style:text-properties officeooo:rsid="00e4d1d5" officeooo:paragraph-rsid="00e4d1d5"/>
    </style:style>
    <style:style style:name="P97"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rsid="00e4d1d5" officeooo:paragraph-rsid="00e4d1d5"/>
    </style:style>
    <style:style style:name="P98" style:family="paragraph" style:parent-style-name="Text_20_body">
      <style:text-properties officeooo:rsid="00e6db8d" officeooo:paragraph-rsid="00e6db8d"/>
    </style:style>
    <style:style style:name="P99" style:family="paragraph" style:parent-style-name="Text_20_body" style:master-page-name="">
      <loext:graphic-properties draw:fill="none"/>
      <style:paragraph-properties fo:margin-left="0.499cm" fo:margin-right="0cm" fo:margin-top="0cm" fo:margin-bottom="0.212cm" style:contextual-spacing="false" fo:text-align="start" style:justify-single-word="false" fo:text-indent="0cm" style:auto-text-indent="false" style:page-number="auto" fo:background-color="transparent">
        <style:tab-stops/>
      </style:paragraph-properties>
      <style:text-properties officeooo:rsid="00e6db8d" officeooo:paragraph-rsid="00e6db8d"/>
    </style:style>
    <style:style style:name="P100" style:family="paragraph" style:parent-style-name="Text_20_body">
      <style:text-properties officeooo:rsid="00e6ee96" officeooo:paragraph-rsid="00e9d24b"/>
    </style:style>
    <style:style style:name="P101" style:family="paragraph" style:parent-style-name="Text_20_body">
      <style:text-properties officeooo:rsid="00eb066f" officeooo:paragraph-rsid="00eb066f"/>
    </style:style>
    <style:style style:name="P102" style:family="paragraph" style:parent-style-name="Text_20_body">
      <style:text-properties officeooo:paragraph-rsid="00440b7b"/>
    </style:style>
    <style:style style:name="P103" style:family="paragraph" style:parent-style-name="Text_20_body">
      <style:text-properties officeooo:paragraph-rsid="008bcf8d"/>
    </style:style>
    <style:style style:name="P104" style:family="paragraph" style:parent-style-name="Text_20_body">
      <style:text-properties officeooo:rsid="00f7f95d" officeooo:paragraph-rsid="00f7f95d"/>
    </style:style>
    <style:style style:name="P105" style:family="paragraph" style:parent-style-name="Text_20_body">
      <style:paragraph-properties>
        <style:tab-stops>
          <style:tab-stop style:position="2.09cm"/>
        </style:tab-stops>
      </style:paragraph-properties>
      <style:text-properties officeooo:paragraph-rsid="00fd4881"/>
    </style:style>
    <style:style style:name="P106" style:family="paragraph" style:parent-style-name="Text_20_body">
      <style:paragraph-properties>
        <style:tab-stops>
          <style:tab-stop style:position="2.09cm"/>
        </style:tab-stops>
      </style:paragraph-properties>
      <style:text-properties officeooo:paragraph-rsid="00ff4cfa"/>
    </style:style>
    <style:style style:name="P107" style:family="paragraph" style:parent-style-name="Text_20_body">
      <style:paragraph-properties>
        <style:tab-stops>
          <style:tab-stop style:position="2.09cm"/>
        </style:tab-stops>
      </style:paragraph-properties>
      <style:text-properties officeooo:rsid="00fd5c4c" officeooo:paragraph-rsid="00fd5c4c"/>
    </style:style>
    <style:style style:name="P108" style:family="paragraph" style:parent-style-name="Text_20_body">
      <style:paragraph-properties>
        <style:tab-stops>
          <style:tab-stop style:position="2.09cm"/>
        </style:tab-stops>
      </style:paragraph-properties>
      <style:text-properties officeooo:rsid="00fee530" officeooo:paragraph-rsid="00fee530"/>
    </style:style>
    <style:style style:name="P109" style:family="paragraph" style:parent-style-name="Text_20_body">
      <style:paragraph-properties>
        <style:tab-stops>
          <style:tab-stop style:position="1.498cm"/>
          <style:tab-stop style:position="7.003cm"/>
          <style:tab-stop style:position="7.701cm"/>
        </style:tab-stops>
      </style:paragraph-properties>
      <style:text-properties officeooo:rsid="01006743" officeooo:paragraph-rsid="01006743"/>
    </style:style>
    <style:style style:name="P110" style:family="paragraph" style:parent-style-name="Text_20_body">
      <style:paragraph-properties>
        <style:tab-stops>
          <style:tab-stop style:position="1.498cm"/>
          <style:tab-stop style:position="7.003cm"/>
          <style:tab-stop style:position="7.701cm"/>
        </style:tab-stops>
      </style:paragraph-properties>
      <style:text-properties officeooo:paragraph-rsid="010166bd"/>
    </style:style>
    <style:style style:name="P111" style:family="paragraph" style:parent-style-name="Text_20_body">
      <style:text-properties officeooo:paragraph-rsid="01044ad7"/>
    </style:style>
    <style:style style:name="P112" style:family="paragraph" style:parent-style-name="Text_20_body">
      <style:text-properties officeooo:rsid="01044ad7" officeooo:paragraph-rsid="01044ad7"/>
    </style:style>
    <style:style style:name="P113" style:family="paragraph" style:parent-style-name="Text_20_body">
      <style:paragraph-properties fo:margin-left="1.251cm" fo:margin-right="0cm" fo:text-indent="0cm" style:auto-text-indent="false"/>
      <style:text-properties officeooo:rsid="01044ad7" officeooo:paragraph-rsid="01044ad7"/>
    </style:style>
    <style:style style:name="P114" style:family="paragraph" style:parent-style-name="Text_20_body">
      <style:text-properties officeooo:paragraph-rsid="0104d8e2"/>
    </style:style>
    <style:style style:name="P115" style:family="paragraph" style:parent-style-name="Text_20_body">
      <style:text-properties officeooo:rsid="01062e03" officeooo:paragraph-rsid="01062e03"/>
    </style:style>
    <style:style style:name="P116" style:family="paragraph" style:parent-style-name="Text_20_body">
      <style:paragraph-properties>
        <style:tab-stops>
          <style:tab-stop style:position="2.09cm"/>
        </style:tab-stops>
      </style:paragraph-properties>
      <style:text-properties officeooo:rsid="01078fe4" officeooo:paragraph-rsid="01078fe4"/>
    </style:style>
    <style:style style:name="P117" style:family="paragraph" style:parent-style-name="Text_20_body">
      <style:text-properties officeooo:rsid="01078fe4" officeooo:paragraph-rsid="01078fe4"/>
    </style:style>
    <style:style style:name="P118" style:family="paragraph" style:parent-style-name="Text_20_body">
      <style:text-properties officeooo:paragraph-rsid="01078fe4"/>
    </style:style>
    <style:style style:name="P119"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120"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121" style:family="paragraph" style:parent-style-name="Text_20_body">
      <loext:graphic-properties draw:fill="none"/>
      <style:paragraph-properties fo:margin-left="3.752cm" fo:margin-right="0cm" fo:margin-top="0.201cm" fo:margin-bottom="0.413cm" style: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122"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123"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124"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125" style:family="paragraph" style:parent-style-name="Text_20_body">
      <style:paragraph-properties fo:margin-top="0.201cm" fo:margin-bottom="0.413cm" style:contextual-spacing="false"/>
      <style:text-properties officeooo:rsid="002105a1" officeooo:paragraph-rsid="002105a1"/>
    </style:style>
    <style:style style:name="P126" style:family="paragraph" style:parent-style-name="Text_20_body">
      <style:paragraph-properties fo:margin-top="0.201cm" fo:margin-bottom="0.413cm" style:contextual-spacing="false"/>
      <style:text-properties officeooo:rsid="002105a1" officeooo:paragraph-rsid="0028b864"/>
    </style:style>
    <style:style style:name="P127"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128"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129"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130"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131"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132" style:family="paragraph" style:parent-style-name="Text_20_body">
      <style:paragraph-properties fo:margin-top="0.201cm" fo:margin-bottom="0.413cm" style:contextual-spacing="false"/>
      <style:text-properties officeooo:rsid="00221b35" officeooo:paragraph-rsid="0022e01a"/>
    </style:style>
    <style:style style:name="P133"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134"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135"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136" style:family="paragraph" style:parent-style-name="Standard" style:master-page-name="">
      <loext:graphic-properties draw:fill="none"/>
      <style:paragraph-properties fo:margin-left="0.499cm" fo:margin-right="0cm" fo:margin-top="0cm" fo:margin-bottom="0.212cm" style: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137"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138"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25b96" officeooo:paragraph-rsid="00dc440c"/>
    </style:style>
    <style:style style:name="P139"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140" style:family="paragraph" style:parent-style-name="Standard" style:master-page-name="">
      <loext:graphic-properties draw:fill="none"/>
      <style:paragraph-properties fo:margin-left="0.499cm" fo:margin-right="0cm" fo:margin-top="0cm" fo:margin-bottom="0.212cm" style: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41"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0da60b9" officeooo:paragraph-rsid="00dc440c"/>
    </style:style>
    <style:style style:name="P142"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da60b9" officeooo:paragraph-rsid="00dc440c"/>
    </style:style>
    <style:style style:name="P143" style:family="paragraph" style:parent-style-name="Standard" style:master-page-name="">
      <loext:graphic-properties draw:fill="none"/>
      <style:paragraph-properties fo:margin-left="0.499cm" fo:margin-right="0cm" fo:margin-top="0cm" fo:margin-bottom="0.212cm" style:contextual-spacing="false" fo:text-align="start" style:justify-single-word="false" fo:text-indent="0cm" style:auto-text-indent="false" style:page-number="auto" fo:background-color="transparent">
        <style:tab-stops/>
      </style:paragraph-properties>
      <style:text-properties officeooo:rsid="00da60b9" officeooo:paragraph-rsid="00da60b9"/>
    </style:style>
    <style:style style:name="P144" style:family="paragraph" style:parent-style-name="Text_20_body">
      <style:paragraph-properties fo:margin-top="0.201cm" fo:margin-bottom="0.413cm" style:contextual-spacing="false"/>
      <style:text-properties officeooo:rsid="001b4fc3" officeooo:paragraph-rsid="002014ae"/>
    </style:style>
    <style:style style:name="P145" style:family="paragraph" style:parent-style-name="Text_20_body">
      <style:paragraph-properties fo:margin-top="0.201cm" fo:margin-bottom="0.413cm" style:contextual-spacing="false"/>
      <style:text-properties officeooo:rsid="002014ae" officeooo:paragraph-rsid="002014ae"/>
    </style:style>
    <style:style style:name="P146" style:family="paragraph" style:parent-style-name="Text_20_body">
      <style:paragraph-properties fo:margin-top="0.201cm" fo:margin-bottom="0.413cm" style:contextual-spacing="false"/>
      <style:text-properties officeooo:rsid="002014ae" officeooo:paragraph-rsid="00820a67"/>
    </style:style>
    <style:style style:name="P147" style:family="paragraph" style:parent-style-name="Text_20_body">
      <style:paragraph-properties fo:margin-top="0.201cm" fo:margin-bottom="0.413cm" style:contextual-spacing="false"/>
      <style:text-properties officeooo:rsid="003bd71e" officeooo:paragraph-rsid="003bd71e"/>
    </style:style>
    <style:style style:name="P148" style:family="paragraph" style:parent-style-name="Text_20_body">
      <style:paragraph-properties fo:margin-top="0.201cm" fo:margin-bottom="0.413cm" style:contextual-spacing="false"/>
      <style:text-properties officeooo:rsid="0041e574" officeooo:paragraph-rsid="0041e574"/>
    </style:style>
    <style:style style:name="P149" style:family="paragraph" style:parent-style-name="Text_20_body">
      <style:paragraph-properties fo:margin-top="0.201cm" fo:margin-bottom="0.413cm" style:contextual-spacing="false"/>
      <style:text-properties officeooo:rsid="0043d25c" officeooo:paragraph-rsid="0043d25c"/>
    </style:style>
    <style:style style:name="P150" style:family="paragraph" style:parent-style-name="Text_20_body">
      <style:paragraph-properties fo:margin-top="0.201cm" fo:margin-bottom="0.413cm" style:contextual-spacing="false"/>
      <style:text-properties officeooo:rsid="0047d3f1" officeooo:paragraph-rsid="0047d3f1"/>
    </style:style>
    <style:style style:name="P151" style:family="paragraph" style:parent-style-name="Text_20_body">
      <style:paragraph-properties fo:margin-top="0.201cm" fo:margin-bottom="0.413cm" style:contextual-spacing="false"/>
      <style:text-properties officeooo:rsid="003a7820" officeooo:paragraph-rsid="003a7820"/>
    </style:style>
    <style:style style:name="P152" style:family="paragraph" style:parent-style-name="Text_20_body">
      <style:paragraph-properties fo:margin-top="0.201cm" fo:margin-bottom="0.413cm" style:contextual-spacing="false"/>
      <style:text-properties officeooo:rsid="00a2fb1f" officeooo:paragraph-rsid="00a3a287"/>
    </style:style>
    <style:style style:name="P153"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54"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55"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5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57"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58"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5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60"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61"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62"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63"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64"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65"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6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67"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68"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69" style:family="paragraph" style:parent-style-name="Standard" style:master-page-name="">
      <loext:graphic-properties draw:fill="none"/>
      <style:paragraph-properties fo:margin-left="1.799cm" fo:margin-right="0cm" fo:margin-top="0cm" fo:margin-bottom="0.212cm" style:contextual-spacing="false" fo:text-align="start" style:justify-single-word="false" fo:text-indent="-1.3cm" style:auto-text-indent="false" style:page-number="auto" fo:background-color="transparent">
        <style:tab-stops/>
      </style:paragraph-properties>
      <style:text-properties officeooo:rsid="0054ed47" officeooo:paragraph-rsid="0054ed47"/>
    </style:style>
    <style:style style:name="P170" style:family="paragraph" style:parent-style-name="Standard">
      <loext:graphic-properties draw:fill="none"/>
      <style:paragraph-properties fo:margin-left="1.799cm" fo:margin-right="0cm" fo:margin-top="0cm" fo:margin-bottom="0.212cm" style:contextual-spacing="false" fo:text-align="start" style:justify-single-word="false" fo:text-indent="-1.3cm" style:auto-text-indent="false" fo:background-color="transparent">
        <style:tab-stops/>
      </style:paragraph-properties>
      <style:text-properties officeooo:rsid="0054ed47" officeooo:paragraph-rsid="0054ed47"/>
    </style:style>
    <style:style style:name="P171"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72"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73"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78409c" officeooo:paragraph-rsid="00dc440c"/>
    </style:style>
    <style:style style:name="P174"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75"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85ee21" officeooo:paragraph-rsid="0118e14b"/>
    </style:style>
    <style:style style:name="P17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b3a63c" officeooo:paragraph-rsid="00b3a63c"/>
    </style:style>
    <style:style style:name="P177"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reak-before="page" fo:background-color="transparent">
        <style:tab-stops/>
      </style:paragraph-properties>
      <style:text-properties officeooo:rsid="00b3a63c" officeooo:paragraph-rsid="00b3a63c"/>
    </style:style>
    <style:style style:name="P178"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d8aa5a" officeooo:paragraph-rsid="00771b23"/>
    </style:style>
    <style:style style:name="P179"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d8aa5a" officeooo:paragraph-rsid="00dc440c"/>
    </style:style>
    <style:style style:name="P180"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771b23" officeooo:paragraph-rsid="00dc440c"/>
    </style:style>
    <style:style style:name="P181"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f178ec" officeooo:paragraph-rsid="00f178ec"/>
    </style:style>
    <style:style style:name="P182"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f46d42" officeooo:paragraph-rsid="00f46d42"/>
    </style:style>
    <style:style style:name="P183"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paragraph-rsid="00dc440c"/>
    </style:style>
    <style:style style:name="P184"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paragraph-rsid="00e508de"/>
    </style:style>
    <style:style style:name="P185"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paragraph-rsid="00e4d1d5"/>
    </style:style>
    <style:style style:name="P186"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paragraph-rsid="00386c86"/>
    </style:style>
    <style:style style:name="P187"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paragraph-rsid="0045ee6a"/>
    </style:style>
    <style:style style:name="P188" style:family="paragraph" style:parent-style-name="Standard">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paragraph-rsid="00225b96"/>
    </style:style>
    <style:style style:name="P189" style:family="paragraph" style:parent-style-name="Text_20_body" style:master-page-name="">
      <loext:graphic-properties draw:fill="solid" draw:fill-color="#d3d3d3"/>
      <style:paragraph-properties fo:margin-left="1.499cm" fo:margin-right="2.3cm" fo:margin-top="0cm" fo:margin-bottom="0.212cm" style:contextual-spacing="false" fo:text-align="start" style:justify-single-word="false" fo:text-indent="0cm" style:auto-text-indent="false" style:page-number="auto" fo:background-color="#d3d3d3">
        <style:tab-stops>
          <style:tab-stop style:position="3.501cm"/>
          <style:tab-stop style:position="5.505cm"/>
          <style:tab-stop style:position="8.996cm"/>
          <style:tab-stop style:position="11cm"/>
          <style:tab-stop style:position="13.003cm"/>
        </style:tab-stops>
      </style:paragraph-properties>
      <style:text-properties officeooo:paragraph-rsid="00ff78f5"/>
    </style:style>
    <style:style style:name="P190"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0fabb59" officeooo:paragraph-rsid="00fabb59"/>
    </style:style>
    <style:style style:name="P191" style:family="paragraph" style:parent-style-name="Text_20_body">
      <loext:graphic-properties draw:fill="none"/>
      <style:paragraph-properties fo:margin-left="0.499cm" fo:margin-right="0cm" fo:margin-top="0.201cm" fo:margin-bottom="0.413cm" style: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92"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93" style:family="paragraph" style:parent-style-name="Standard">
      <loext:graphic-properties draw:fill="none"/>
      <style:paragraph-properties fo:margin-left="0.499cm" fo:margin-right="0cm" fo:text-indent="0cm" style:auto-text-indent="false" fo:background-color="transparent"/>
    </style:style>
    <style:style style:name="P194" style:family="paragraph" style:parent-style-name="Standard">
      <loext:graphic-properties draw:fill="none"/>
      <style:paragraph-properties fo:margin-left="0.499cm" fo:margin-right="0cm" fo:text-indent="0cm" style:auto-text-indent="false" fo:background-color="transparent">
        <style:tab-stops>
          <style:tab-stop style:position="2cm"/>
          <style:tab-stop style:position="2.993cm"/>
          <style:tab-stop style:position="8.996cm"/>
          <style:tab-stop style:position="10.5cm"/>
          <style:tab-stop style:position="11.494cm"/>
        </style:tab-stops>
      </style:paragraph-properties>
      <style:text-properties officeooo:paragraph-rsid="00c2e59c"/>
    </style:style>
    <style:style style:name="P195" style:family="paragraph" style:parent-style-name="Standard">
      <loext:graphic-properties draw:fill="none"/>
      <style:paragraph-properties fo:margin-left="0.499cm" fo:margin-right="0cm" fo:text-indent="0cm" style:auto-text-indent="false" fo:background-color="transparent">
        <style:tab-stops>
          <style:tab-stop style:position="3.993cm"/>
        </style:tab-stops>
      </style:paragraph-properties>
    </style:style>
    <style:style style:name="P196" style:family="paragraph" style:parent-style-name="Standard">
      <loext:graphic-properties draw:fill="none"/>
      <style:paragraph-properties fo:margin-left="0.499cm" fo:margin-right="0cm" fo:text-indent="0cm" style:auto-text-indent="false" fo:background-color="transparent">
        <style:tab-stops>
          <style:tab-stop style:position="4.089cm"/>
          <style:tab-stop style:position="5.099cm"/>
        </style:tab-stops>
      </style:paragraph-properties>
      <style:text-properties officeooo:paragraph-rsid="00c2e59c"/>
    </style:style>
    <style:style style:name="P197" style:family="paragraph" style:parent-style-name="Text_20_body">
      <style:paragraph-properties fo:break-before="page">
        <style:tab-stops>
          <style:tab-stop style:position="2.09cm"/>
        </style:tab-stops>
      </style:paragraph-properties>
      <style:text-properties officeooo:rsid="0103246e" officeooo:paragraph-rsid="0103246e"/>
    </style:style>
    <style:style style:name="P198" style:family="paragraph" style:parent-style-name="Standard" style:master-page-name="">
      <loext:graphic-properties draw:fill="none"/>
      <style:paragraph-properties fo:margin-left="1.799cm" fo:margin-right="0cm" fo:text-indent="-1.3cm" style:auto-text-indent="false" style:page-number="auto" fo:background-color="transparent"/>
      <style:text-properties fo:font-size="10pt" style:font-size-asian="10pt" style:font-size-complex="10pt"/>
    </style:style>
    <style:style style:name="P199" style:family="paragraph" style:parent-style-name="Contents_20_3">
      <style:paragraph-properties>
        <style:tab-stops>
          <style:tab-stop style:position="17.198cm" style:type="right" style:leader-style="dotted" style:leader-text="."/>
        </style:tab-stops>
      </style:paragraph-properties>
    </style:style>
    <style:style style:name="P200" style:family="paragraph" style:parent-style-name="Contents_20_2">
      <style:paragraph-properties>
        <style:tab-stops>
          <style:tab-stop style:position="17.198cm" style:type="right" style:leader-style="dotted" style:leader-text="."/>
        </style:tab-stops>
      </style:paragraph-properties>
    </style:style>
    <style:style style:name="P201" style:family="paragraph" style:parent-style-name="Contents_20_1">
      <style:paragraph-properties>
        <style:tab-stops>
          <style:tab-stop style:position="17.198cm" style:type="right" style:leader-style="dotted" style:leader-text="."/>
        </style:tab-stops>
      </style:paragraph-properties>
    </style:style>
    <style:style style:name="P202" style:family="paragraph" style:parent-style-name="Contents_20_4">
      <style:paragraph-properties>
        <style:tab-stops>
          <style:tab-stop style:position="17.198cm" style:type="right" style:leader-style="dotted" style:leader-text="."/>
        </style:tab-stops>
      </style:paragraph-properties>
    </style:style>
    <style:style style:name="P203" style:family="paragraph" style:parent-style-name="Text_20_body">
      <loext:graphic-properties draw:fill="none"/>
      <style:paragraph-properties fo:margin-left="4.5cm" fo:margin-right="0cm" fo:margin-top="0cm" fo:margin-bottom="0.212cm" style:contextual-spacing="false" fo:text-align="start" style:justify-single-word="false" fo:text-indent="-3.5cm" style:auto-text-indent="false" fo:background-color="transparent">
        <style:tab-stops/>
      </style:paragraph-properties>
      <style:text-properties officeooo:rsid="00e508de" officeooo:paragraph-rsid="00e508de"/>
    </style:style>
    <style:style style:name="P204" style:family="paragraph" style:parent-style-name="Text_20_body">
      <style:paragraph-properties fo:margin-left="1.251cm" fo:margin-right="0cm" fo:text-indent="0cm" style:auto-text-indent="false"/>
      <style:text-properties officeooo:rsid="0104d8e2" officeooo:paragraph-rsid="0104d8e2"/>
    </style:style>
    <style:style style:name="P205" style:family="paragraph" style:parent-style-name="Text_20_body">
      <style:paragraph-properties fo:margin-left="1.251cm" fo:margin-right="0cm" fo:text-align="start" style:justify-single-word="false" fo:text-indent="0cm" style:auto-text-indent="false"/>
      <style:text-properties officeooo:rsid="0104d8e2" officeooo:paragraph-rsid="0104d8e2"/>
    </style:style>
    <style:style style:name="P206" style:family="paragraph" style:parent-style-name="Text_20_body">
      <style:text-properties officeooo:rsid="00a98c50" officeooo:paragraph-rsid="01141b6a"/>
    </style:style>
    <style:style style:name="P207" style:family="paragraph" style:parent-style-name="Standard">
      <loext:graphic-properties draw:fill="none"/>
      <style:paragraph-properties fo:margin-left="0.499cm" fo:margin-right="0cm" fo:margin-top="0cm" fo:margin-bottom="0.212cm" style:contextual-spacing="false" fo:text-align="start" style:justify-single-word="false" fo:text-indent="0cm" style:auto-text-indent="false" fo:background-color="transparent">
        <style:tab-stops/>
      </style:paragraph-properties>
      <style:text-properties officeooo:rsid="01161ab3" officeooo:paragraph-rsid="01161ab3"/>
    </style:style>
    <style:style style:name="P208" style:family="paragraph" style:parent-style-name="Text_20_body">
      <loext:graphic-properties draw:fill="none"/>
      <style:paragraph-properties fo:margin-left="3.752cm" fo:margin-right="0cm" fo:margin-top="0cm" fo:margin-bottom="0.212cm" style:contextual-spacing="false" fo:text-align="start" style:justify-single-word="false" fo:text-indent="-2cm" style:auto-text-indent="false" fo:background-color="transparent">
        <style:tab-stops/>
      </style:paragraph-properties>
      <style:text-properties officeooo:rsid="0114a028" officeooo:paragraph-rsid="0114a028"/>
    </style:style>
    <style:style style:name="P209" style:family="paragraph" style:parent-style-name="Text_20_body">
      <style:text-properties officeooo:rsid="009b8862" officeooo:paragraph-rsid="009b8862"/>
    </style:style>
    <style:style style:name="P210" style:family="paragraph" style:parent-style-name="Heading_20_1">
      <style:paragraph-properties fo:break-before="page"/>
      <style:text-properties style:font-name="Bitstream Vera Sans"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211" style:family="paragraph" style:parent-style-name="Heading_20_1">
      <style:paragraph-properties fo:break-before="page"/>
      <style:text-properties style:font-name="Bitstream Vera Sans"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212" style:family="paragraph" style:parent-style-name="Heading_20_1">
      <style:paragraph-properties fo:break-before="page"/>
    </style:style>
    <style:style style:name="P213" style:family="paragraph" style:parent-style-name="Heading_20_1">
      <style:paragraph-properties fo:break-before="page"/>
      <style:text-properties officeooo:rsid="008bcf8d" officeooo:paragraph-rsid="008bcf8d"/>
    </style:style>
    <style:style style:name="P214" style:family="paragraph" style:parent-style-name="Heading_20_2">
      <style:paragraph-properties fo:break-before="page"/>
      <style:text-properties officeooo:paragraph-rsid="00722c6f"/>
    </style:style>
    <style:style style:name="P215" style:family="paragraph" style:parent-style-name="Heading_20_2">
      <style:text-properties style:font-name="Bitstream Vera Sans"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216" style:family="paragraph" style:parent-style-name="Heading_20_2" style:list-style-name="">
      <style:paragraph-properties fo:break-before="page"/>
      <style:text-properties style:font-name="Bitstream Vera Sans" fo:font-size="18pt" fo:font-weight="bold" officeooo:rsid="00fd4881" officeooo:paragraph-rsid="00fd4881" style:font-name-asian="Bitstream Vera Sans2" style:font-size-asian="18pt" style:font-weight-asian="bold" style:font-name-complex="Bitstream Vera Sans2" style:font-size-complex="18pt" style:font-weight-complex="bold"/>
    </style:style>
    <style:style style:name="P217" style:family="paragraph" style:parent-style-name="Heading_20_2">
      <style:paragraph-properties fo:break-before="page"/>
      <style:text-properties officeooo:rsid="001580f7" officeooo:paragraph-rsid="0016eb56"/>
    </style:style>
    <style:style style:name="P218" style:family="paragraph" style:parent-style-name="Heading_20_2">
      <style:paragraph-properties fo:break-before="page"/>
      <style:text-properties officeooo:paragraph-rsid="0022e01a"/>
    </style:style>
    <style:style style:name="P219" style:family="paragraph" style:parent-style-name="Heading_20_2">
      <style:paragraph-properties fo:break-before="page"/>
    </style:style>
    <style:style style:name="P220" style:family="paragraph" style:parent-style-name="Heading_20_2">
      <style:text-properties officeooo:rsid="008ccd69" officeooo:paragraph-rsid="008ccd69"/>
    </style:style>
    <style:style style:name="P221" style:family="paragraph" style:parent-style-name="Heading_20_2">
      <style:text-properties officeooo:paragraph-rsid="008d9a13"/>
    </style:style>
    <style:style style:name="P222" style:family="paragraph" style:parent-style-name="Heading_20_2">
      <style:paragraph-properties fo:break-before="page"/>
      <style:text-properties officeooo:paragraph-rsid="00dc440c"/>
    </style:style>
    <style:style style:name="P223" style:family="paragraph" style:parent-style-name="Heading_20_2" style:list-style-name="">
      <style:paragraph-properties fo:break-before="page"/>
      <style:text-properties officeooo:rsid="00a98c50" officeooo:paragraph-rsid="00a98c50"/>
    </style:style>
    <style:style style:name="P224" style:family="paragraph" style:parent-style-name="Heading_20_3">
      <style:paragraph-properties fo:break-before="page"/>
    </style:style>
    <style:style style:name="P225" style:family="paragraph" style:parent-style-name="Heading_20_3">
      <style:paragraph-properties fo:break-before="page"/>
      <style:text-properties officeooo:rsid="00b90758" officeooo:paragraph-rsid="00b90758"/>
    </style:style>
    <style:style style:name="P226" style:family="paragraph" style:parent-style-name="Heading_20_3">
      <style:text-properties officeooo:paragraph-rsid="00b90758"/>
    </style:style>
    <style:style style:name="P227" style:family="paragraph" style:parent-style-name="Heading_20_3">
      <style:paragraph-properties fo:break-before="page"/>
      <style:text-properties officeooo:paragraph-rsid="004f1295"/>
    </style:style>
    <style:style style:name="P228" style:family="paragraph" style:parent-style-name="Heading_20_3">
      <style:text-properties officeooo:rsid="01078fe4" officeooo:paragraph-rsid="01078fe4"/>
    </style:style>
    <style:style style:name="P229" style:family="paragraph" style:parent-style-name="Heading_20_3">
      <style:paragraph-properties fo:break-before="page"/>
      <style:text-properties officeooo:paragraph-rsid="01078fe4"/>
    </style:style>
    <style:style style:name="P230" style:family="paragraph" style:parent-style-name="Heading_20_4">
      <style:text-properties officeooo:paragraph-rsid="002ca532"/>
    </style:style>
    <style:style style:name="P231" style:family="paragraph" style:parent-style-name="Heading_20_4" style:master-page-name="">
      <style:paragraph-properties style:page-number="auto" fo:break-before="page"/>
      <style:text-properties officeooo:paragraph-rsid="002ea28e"/>
    </style:style>
    <style:style style:name="P232" style:family="paragraph" style:parent-style-name="Heading_20_4">
      <style:text-properties officeooo:paragraph-rsid="008292cd"/>
    </style:style>
    <style:style style:name="P233" style:family="paragraph" style:parent-style-name="Heading_20_4">
      <style:paragraph-properties fo:break-before="page"/>
      <style:text-properties officeooo:paragraph-rsid="00360ffb"/>
    </style:style>
    <style:style style:name="P234" style:family="paragraph" style:parent-style-name="Heading_20_4">
      <style:text-properties officeooo:paragraph-rsid="003e7a71"/>
    </style:style>
    <style:style style:name="P235" style:family="paragraph" style:parent-style-name="Heading_20_4">
      <style:text-properties officeooo:rsid="003e7a71" officeooo:paragraph-rsid="004029b9"/>
    </style:style>
    <style:style style:name="P236" style:family="paragraph" style:parent-style-name="Heading_20_4">
      <style:paragraph-properties fo:break-before="page"/>
      <style:text-properties officeooo:rsid="003e7a71" officeooo:paragraph-rsid="004029b9"/>
    </style:style>
    <style:style style:name="P237" style:family="paragraph" style:parent-style-name="Heading_20_4">
      <style:text-properties officeooo:rsid="003e7a71" officeooo:paragraph-rsid="0085ee21"/>
    </style:style>
    <style:style style:name="P238" style:family="paragraph" style:parent-style-name="Heading_20_4">
      <style:text-properties officeooo:rsid="003e7a71" officeooo:paragraph-rsid="009a9f62"/>
    </style:style>
    <style:style style:name="P239" style:family="paragraph" style:parent-style-name="Heading_20_4">
      <style:paragraph-properties fo:break-before="page"/>
    </style:style>
    <style:style style:name="P240" style:family="paragraph" style:parent-style-name="List_20_1_20_Content">
      <style:text-properties officeooo:rsid="00802d50" officeooo:paragraph-rsid="00802d50"/>
    </style:style>
    <style:style style:name="P241" style:family="paragraph" style:parent-style-name="List_20_1_20_Content">
      <style:text-properties officeooo:rsid="007fae1b" officeooo:paragraph-rsid="007fae1b"/>
    </style:style>
    <style:style style:name="P242" style:family="paragraph" style:parent-style-name="List_20_1_20_Content" style:list-style-name="List_20_1">
      <style:text-properties officeooo:paragraph-rsid="00802d50"/>
    </style:style>
    <style:style style:name="P243" style:family="paragraph" style:parent-style-name="List_20_1_20_Content" style:list-style-name="List_20_1">
      <style:text-properties officeooo:rsid="00722c6f" officeooo:paragraph-rsid="00802d50"/>
    </style:style>
    <style:style style:name="P244" style:family="paragraph" style:parent-style-name="List_20_1_20_Content" style:list-style-name="List_20_1">
      <style:text-properties officeooo:rsid="00722c6f" officeooo:paragraph-rsid="00912e3d"/>
    </style:style>
    <style:style style:name="P245" style:family="paragraph" style:parent-style-name="List_20_1_20_Content">
      <style:text-properties officeooo:rsid="00722c6f" officeooo:paragraph-rsid="00722c6f"/>
    </style:style>
    <style:style style:name="P246" style:family="paragraph" style:parent-style-name="List_20_1_20_Content" style:list-style-name="">
      <style:text-properties officeooo:rsid="00722c6f" officeooo:paragraph-rsid="00802d50"/>
    </style:style>
    <style:style style:name="P247" style:family="paragraph" style:parent-style-name="List_20_1_20_Content">
      <style:text-properties officeooo:rsid="00a074a7" officeooo:paragraph-rsid="00a074a7"/>
    </style:style>
    <style:style style:name="P248" style:family="paragraph" style:parent-style-name="List_20_1_20_Content" style:list-style-name="List_20_1">
      <style:text-properties officeooo:rsid="00912e3d" officeooo:paragraph-rsid="00912e3d"/>
    </style:style>
    <style:style style:name="P249" style:family="paragraph" style:parent-style-name="Standard" style:list-style-name="L2">
      <loext:graphic-properties draw:fill="none"/>
      <style:paragraph-properties fo:margin-top="0cm" fo:margin-bottom="0.212cm" style:contextual-spacing="false" fo:text-align="start" style:justify-single-word="false" fo:background-color="transparent">
        <style:tab-stops/>
      </style:paragraph-properties>
      <style:text-properties officeooo:rsid="004d75d3" officeooo:paragraph-rsid="004beec9"/>
    </style:style>
    <style:style style:name="P250" style:family="paragraph" style:parent-style-name="Standard" style:list-style-name="L2">
      <loext:graphic-properties draw:fill="none"/>
      <style:paragraph-properties fo:margin-top="0cm" fo:margin-bottom="0.212cm" style:contextual-spacing="false" fo:text-align="start" style:justify-single-word="false" fo:background-color="transparent">
        <style:tab-stops/>
      </style:paragraph-properties>
      <style:text-properties officeooo:rsid="004d75d3" officeooo:paragraph-rsid="004d75d3"/>
    </style:style>
    <style:style style:name="P251" style:family="paragraph" style:parent-style-name="Text_20_body" style:list-style-name="L1" style:master-page-name="">
      <loext:graphic-properties draw:fill="none"/>
      <style:paragraph-properties fo:margin-left="5.001cm" fo:margin-right="0cm" fo:margin-top="0cm" fo:margin-bottom="0.212cm" style: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252" style:family="paragraph" style:parent-style-name="Text_20_body" style:list-style-name="L1">
      <loext:graphic-properties draw:fill="none"/>
      <style:paragraph-properties fo:margin-left="5.001cm" fo:margin-right="0cm" fo:margin-top="0cm" fo:margin-bottom="0.212cm" style: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253" style:family="paragraph" style:parent-style-name="Text_20_body" style:list-style-name="L1">
      <loext:graphic-properties draw:fill="none"/>
      <style:paragraph-properties fo:margin-left="5.001cm" fo:margin-right="0cm" fo:margin-top="0cm" fo:margin-bottom="0.212cm" style: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254" style:family="paragraph" style:parent-style-name="Text_20_body" style:list-style-name="L1" style:master-page-name="">
      <loext:graphic-properties draw:fill="none"/>
      <style:paragraph-properties fo:margin-left="0.499cm" fo:margin-right="0cm" fo:margin-top="0cm" fo:margin-bottom="0.212cm" style: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255" style:family="paragraph" style:parent-style-name="Text_20_body" style:list-style-name="L3">
      <style:text-properties officeooo:rsid="00676ec7" officeooo:paragraph-rsid="00676ec7"/>
    </style:style>
    <style:style style:name="P256"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P257" style:family="paragraph">
      <loext:graphic-properties draw:fill="solid" draw:fill-color="#d2691e"/>
      <style:paragraph-properties style:writing-mode="lr-tb"/>
      <style:text-properties fo:font-size="8pt" style:font-size-asian="8pt" style:font-size-complex="8pt"/>
    </style:style>
    <style:style style:name="P258" style:family="paragraph">
      <loext:graphic-properties draw:fill="solid" draw:fill-color="#729fcf"/>
      <style:paragraph-properties style:writing-mode="lr-tb"/>
      <style:text-properties fo:font-size="8pt" style:font-size-asian="8pt" style:font-size-complex="8pt"/>
    </style:style>
    <style:style style:name="P259" style:family="paragraph">
      <loext:graphic-properties draw:fill="solid" draw:fill-color="#b22222"/>
    </style:style>
    <style:style style:name="P260" style:family="paragraph">
      <style:paragraph-properties fo:text-align="center"/>
      <style:text-properties fo:font-size="12pt"/>
    </style:style>
    <style:style style:name="P261" style:family="paragraph">
      <style:paragraph-properties fo:text-align="center"/>
    </style:style>
    <style:style style:name="P262" style:family="paragraph">
      <loext:graphic-properties draw:fill="solid" draw:fill-color="#32cd32"/>
      <style:paragraph-properties fo:text-align="center"/>
    </style:style>
    <style:style style:name="P263" style:family="paragraph">
      <loext:graphic-properties draw:fill="solid" draw:fill-color="#b22222"/>
      <style:paragraph-properties fo:text-align="center"/>
    </style:style>
    <style:style style:name="T1" style:family="text">
      <style:text-properties officeooo:rsid="0011ef35"/>
    </style:style>
    <style:style style:name="T2" style:family="text">
      <style:text-properties officeooo:rsid="0075220d"/>
    </style:style>
    <style:style style:name="T3" style:family="text">
      <style:text-properties officeooo:rsid="00fd4881"/>
    </style:style>
    <style:style style:name="T4" style:family="text">
      <style:text-properties officeooo:rsid="007fae1b"/>
    </style:style>
    <style:style style:name="T5" style:family="text">
      <style:text-properties officeooo:rsid="0017a2fc"/>
    </style:style>
    <style:style style:name="T6" style:family="text">
      <style:text-properties officeooo:rsid="0018fb57"/>
    </style:style>
    <style:style style:name="T7" style:family="text">
      <style:text-properties style:text-position="super 58%" officeooo:rsid="00221b35"/>
    </style:style>
    <style:style style:name="T8" style:family="text">
      <style:text-properties officeooo:rsid="002014ae"/>
    </style:style>
    <style:style style:name="T9" style:family="text">
      <style:text-properties officeooo:rsid="00221b35"/>
    </style:style>
    <style:style style:name="T10" style:family="text">
      <style:text-properties officeooo:rsid="00225b96"/>
    </style:style>
    <style:style style:name="T11" style:family="text">
      <style:text-properties officeooo:rsid="0022e01a"/>
    </style:style>
    <style:style style:name="T12" style:family="text">
      <style:text-properties officeooo:rsid="0023c3ef"/>
    </style:style>
    <style:style style:name="T13" style:family="text">
      <style:text-properties officeooo:rsid="00286d89"/>
    </style:style>
    <style:style style:name="T14" style:family="text">
      <style:text-properties officeooo:rsid="002b76cd"/>
    </style:style>
    <style:style style:name="T15" style:family="text">
      <style:text-properties officeooo:rsid="002ea28e"/>
    </style:style>
    <style:style style:name="T16" style:family="text">
      <style:text-properties officeooo:rsid="0034e7ee"/>
    </style:style>
    <style:style style:name="T17" style:family="text">
      <style:text-properties officeooo:rsid="00360ffb"/>
    </style:style>
    <style:style style:name="T18" style:family="text">
      <style:text-properties style:font-name="Bitstream Vera Sans" fo:font-size="12pt" fo:font-weight="bold" officeooo:rsid="00360ffb" style:font-name-asian="Bitstream Vera Sans2" style:font-size-asian="12pt" style:font-weight-asian="bold" style:font-name-complex="Bitstream Vera Sans2" style:font-size-complex="12pt" style:font-weight-complex="bold"/>
    </style:style>
    <style:style style:name="T19" style:family="text">
      <style:text-properties style:font-name="Bitstream Vera Sans" fo:font-size="12pt" fo:font-weight="bold" officeooo:rsid="003e7a71" style:font-name-asian="Bitstream Vera Sans2" style:font-size-asian="12pt" style:font-weight-asian="bold" style:font-name-complex="Bitstream Vera Sans2" style:font-size-complex="12pt" style:font-weight-complex="bold"/>
    </style:style>
    <style:style style:name="T20" style:family="text">
      <style:text-properties style:font-name="Bitstream Vera Sans" fo:font-size="12pt" fo:font-weight="bold" officeooo:rsid="004029b9" style:font-name-asian="Bitstream Vera Sans2" style:font-size-asian="12pt" style:font-weight-asian="bold" style:font-name-complex="Bitstream Vera Sans2" style:font-size-complex="12pt" style:font-weight-complex="bold"/>
    </style:style>
    <style:style style:name="T21" style:family="text">
      <style:text-properties officeooo:rsid="003a2cec"/>
    </style:style>
    <style:style style:name="T22" style:family="text">
      <style:text-properties officeooo:rsid="004029b9"/>
    </style:style>
    <style:style style:name="T23" style:family="text">
      <style:text-properties officeooo:rsid="00459ae2"/>
    </style:style>
    <style:style style:name="T24" style:family="text">
      <style:text-properties officeooo:rsid="0049c837"/>
    </style:style>
    <style:style style:name="T25" style:family="text">
      <style:text-properties officeooo:rsid="004b2106"/>
    </style:style>
    <style:style style:name="T26" style:family="text">
      <style:text-properties officeooo:rsid="004beec9"/>
    </style:style>
    <style:style style:name="T27" style:family="text">
      <style:text-properties officeooo:rsid="004d75d3"/>
    </style:style>
    <style:style style:name="T28" style:family="text">
      <style:text-properties officeooo:rsid="005140db"/>
    </style:style>
    <style:style style:name="T29" style:family="text">
      <style:text-properties officeooo:rsid="0052fb6d"/>
    </style:style>
    <style:style style:name="T30" style:family="text">
      <style:text-properties officeooo:rsid="0053d2a0"/>
    </style:style>
    <style:style style:name="T31" style:family="text">
      <style:text-properties officeooo:rsid="005ddc0b"/>
    </style:style>
    <style:style style:name="T32" style:family="text">
      <style:text-properties officeooo:rsid="00658000"/>
    </style:style>
    <style:style style:name="T33" style:family="text">
      <style:text-properties officeooo:rsid="00676ec7"/>
    </style:style>
    <style:style style:name="T34" style:family="text">
      <style:text-properties officeooo:rsid="006adeac"/>
    </style:style>
    <style:style style:name="T35" style:family="text">
      <style:text-properties officeooo:rsid="006ce36a"/>
    </style:style>
    <style:style style:name="T36" style:family="text">
      <style:text-properties officeooo:rsid="006d1a69"/>
    </style:style>
    <style:style style:name="T37" style:family="text">
      <style:text-properties officeooo:rsid="006edf7e"/>
    </style:style>
    <style:style style:name="T38" style:family="text">
      <style:text-properties officeooo:rsid="0073ce70"/>
    </style:style>
    <style:style style:name="T39" style:family="text">
      <style:text-properties officeooo:rsid="00771b23"/>
    </style:style>
    <style:style style:name="T40" style:family="text">
      <style:text-properties officeooo:rsid="0078409c"/>
    </style:style>
    <style:style style:name="T41" style:family="text">
      <style:text-properties officeooo:rsid="0079d262"/>
    </style:style>
    <style:style style:name="T42" style:family="text">
      <style:text-properties officeooo:rsid="007a283e"/>
    </style:style>
    <style:style style:name="T43" style:family="text">
      <style:text-properties officeooo:rsid="007a4436"/>
    </style:style>
    <style:style style:name="T44" style:family="text">
      <style:text-properties officeooo:rsid="007b4cb7"/>
    </style:style>
    <style:style style:name="T45" style:family="text">
      <style:text-properties officeooo:rsid="007c05fa"/>
    </style:style>
    <style:style style:name="T46" style:family="text">
      <style:text-properties officeooo:rsid="007c0853"/>
    </style:style>
    <style:style style:name="T47" style:family="text">
      <style:text-properties officeooo:rsid="007f3e77"/>
    </style:style>
    <style:style style:name="T48" style:family="text">
      <style:text-properties officeooo:rsid="00802d50"/>
    </style:style>
    <style:style style:name="T49" style:family="text">
      <style:text-properties officeooo:rsid="008096c1"/>
    </style:style>
    <style:style style:name="T50" style:family="text">
      <style:text-properties officeooo:rsid="00820a67"/>
    </style:style>
    <style:style style:name="T51" style:family="text">
      <style:text-properties officeooo:rsid="008292cd"/>
    </style:style>
    <style:style style:name="T52" style:family="text">
      <style:text-properties officeooo:rsid="0085bf69"/>
    </style:style>
    <style:style style:name="T53" style:family="text">
      <style:text-properties officeooo:rsid="0085ee21"/>
    </style:style>
    <style:style style:name="T54" style:family="text">
      <style:text-properties officeooo:rsid="003e7a71"/>
    </style:style>
    <style:style style:name="T55" style:family="text">
      <style:text-properties officeooo:rsid="00867345"/>
    </style:style>
    <style:style style:name="T56" style:family="text">
      <style:text-properties officeooo:rsid="00888b80"/>
    </style:style>
    <style:style style:name="T57" style:family="text">
      <style:text-properties officeooo:rsid="008a6931"/>
    </style:style>
    <style:style style:name="T58" style:family="text">
      <style:text-properties officeooo:rsid="008ccd69"/>
    </style:style>
    <style:style style:name="T59" style:family="text">
      <style:text-properties officeooo:rsid="008d9a13"/>
    </style:style>
    <style:style style:name="T60" style:family="text">
      <style:text-properties officeooo:rsid="00912e3d"/>
    </style:style>
    <style:style style:name="T61" style:family="text">
      <style:text-properties officeooo:rsid="00923741"/>
    </style:style>
    <style:style style:name="T62" style:family="text">
      <style:text-properties officeooo:rsid="0093cc72"/>
    </style:style>
    <style:style style:name="T63" style:family="text">
      <style:text-properties officeooo:rsid="00945113"/>
    </style:style>
    <style:style style:name="T64" style:family="text">
      <style:text-properties officeooo:rsid="009620e4"/>
    </style:style>
    <style:style style:name="T65" style:family="text">
      <style:text-properties officeooo:rsid="00980ba1"/>
    </style:style>
    <style:style style:name="T66" style:family="text">
      <style:text-properties officeooo:rsid="00998735"/>
    </style:style>
    <style:style style:name="T67" style:family="text">
      <style:text-properties officeooo:rsid="009a9f62"/>
    </style:style>
    <style:style style:name="T68" style:family="text">
      <style:text-properties officeooo:rsid="009b8862"/>
    </style:style>
    <style:style style:name="T69" style:family="text">
      <style:text-properties officeooo:rsid="009d0b71"/>
    </style:style>
    <style:style style:name="T70" style:family="text">
      <style:text-properties officeooo:rsid="00a074a7"/>
    </style:style>
    <style:style style:name="T71" style:family="text">
      <style:text-properties officeooo:rsid="00a0ea7c"/>
    </style:style>
    <style:style style:name="T72" style:family="text">
      <style:text-properties officeooo:rsid="00a2fb1f"/>
    </style:style>
    <style:style style:name="T73" style:family="text">
      <style:text-properties officeooo:rsid="00a3a287"/>
    </style:style>
    <style:style style:name="T74" style:family="text">
      <style:text-properties officeooo:rsid="00a49798"/>
    </style:style>
    <style:style style:name="T75" style:family="text">
      <style:text-properties officeooo:rsid="00a76903"/>
    </style:style>
    <style:style style:name="T76" style:family="text">
      <style:text-properties officeooo:rsid="00a8c672"/>
    </style:style>
    <style:style style:name="T77" style:family="text">
      <style:text-properties officeooo:rsid="00a93a6f"/>
    </style:style>
    <style:style style:name="T78" style:family="text">
      <style:text-properties officeooo:rsid="00aa0d92"/>
    </style:style>
    <style:style style:name="T79" style:family="text">
      <style:text-properties officeooo:rsid="00ab6e4d"/>
    </style:style>
    <style:style style:name="T80" style:family="text">
      <style:text-properties officeooo:rsid="00ae4d93"/>
    </style:style>
    <style:style style:name="T81" style:family="text">
      <style:text-properties officeooo:rsid="00b027dc"/>
    </style:style>
    <style:style style:name="T82" style:family="text">
      <style:text-properties officeooo:rsid="00b536c4"/>
    </style:style>
    <style:style style:name="T83" style:family="text">
      <style:text-properties fo:font-weight="bold" style:font-weight-asian="bold" style:font-weight-complex="bold"/>
    </style:style>
    <style:style style:name="T84" style:family="text">
      <style:text-properties fo:font-weight="bold" officeooo:rsid="00ba0db7" style:font-weight-asian="bold" style:font-weight-complex="bold"/>
    </style:style>
    <style:style style:name="T85" style:family="text">
      <style:text-properties fo:font-weight="bold" officeooo:rsid="00c2e59c" style:font-weight-asian="bold" style:font-weight-complex="bold"/>
    </style:style>
    <style:style style:name="T86" style:family="text">
      <style:text-properties fo:font-weight="bold" officeooo:rsid="00ec708b" style:font-weight-asian="bold" style:font-weight-complex="bold"/>
    </style:style>
    <style:style style:name="T87" style:family="text">
      <style:text-properties fo:font-weight="bold" officeooo:rsid="00ff4cfa" style:font-weight-asian="bold" style:font-weight-complex="bold"/>
    </style:style>
    <style:style style:name="T88" style:family="text">
      <style:text-properties fo:font-weight="bold" officeooo:rsid="00ff78f5" style:font-weight-asian="bold" style:font-weight-complex="bold"/>
    </style:style>
    <style:style style:name="T89" style:family="text">
      <style:text-properties officeooo:rsid="00b90758"/>
    </style:style>
    <style:style style:name="T90" style:family="text">
      <style:text-properties officeooo:rsid="00ba0db7"/>
    </style:style>
    <style:style style:name="T91" style:family="text">
      <style:text-properties fo:font-weight="normal" style:font-weight-asian="normal" style:font-weight-complex="normal"/>
    </style:style>
    <style:style style:name="T92" style:family="text">
      <style:text-properties fo:font-weight="normal" officeooo:rsid="00ba0db7" style:font-weight-asian="normal" style:font-weight-complex="normal"/>
    </style:style>
    <style:style style:name="T93" style:family="text">
      <style:text-properties officeooo:rsid="00bc8f75"/>
    </style:style>
    <style:style style:name="T94" style:family="text">
      <style:text-properties officeooo:rsid="00bca7f0"/>
    </style:style>
    <style:style style:name="T95" style:family="text">
      <style:text-properties officeooo:rsid="00be9d70"/>
    </style:style>
    <style:style style:name="T96" style:family="text">
      <style:text-properties officeooo:rsid="00bf78df"/>
    </style:style>
    <style:style style:name="T97" style:family="text">
      <style:text-properties officeooo:rsid="00c100c9"/>
    </style:style>
    <style:style style:name="T98" style:family="text">
      <style:text-properties officeooo:rsid="00c2942c"/>
    </style:style>
    <style:style style:name="T99" style:family="text">
      <style:text-properties officeooo:rsid="00c2e59c"/>
    </style:style>
    <style:style style:name="T100" style:family="text">
      <style:text-properties officeooo:rsid="00c69714"/>
    </style:style>
    <style:style style:name="T101" style:family="text">
      <style:text-properties officeooo:rsid="00ca4694"/>
    </style:style>
    <style:style style:name="T102" style:family="text">
      <style:text-properties officeooo:rsid="00cbe871"/>
    </style:style>
    <style:style style:name="T103" style:family="text">
      <style:text-properties officeooo:rsid="00cc03ad"/>
    </style:style>
    <style:style style:name="T104" style:family="text">
      <style:text-properties officeooo:rsid="00cd32cd"/>
    </style:style>
    <style:style style:name="T105" style:family="text">
      <style:text-properties fo:font-style="italic" officeooo:rsid="00c69714" style:font-style-asian="italic" style:font-style-complex="italic"/>
    </style:style>
    <style:style style:name="T106" style:family="text">
      <style:text-properties officeooo:rsid="00ceb30c"/>
    </style:style>
    <style:style style:name="T107" style:family="text">
      <style:text-properties officeooo:rsid="00d1d594"/>
    </style:style>
    <style:style style:name="T108" style:family="text">
      <style:text-properties officeooo:rsid="00d3a840"/>
    </style:style>
    <style:style style:name="T109" style:family="text">
      <style:text-properties officeooo:rsid="00d4bd1f"/>
    </style:style>
    <style:style style:name="T110" style:family="text">
      <style:text-properties officeooo:rsid="00d8aa5a"/>
    </style:style>
    <style:style style:name="T111" style:family="text">
      <style:text-properties officeooo:rsid="00da60b9"/>
    </style:style>
    <style:style style:name="T112" style:family="text">
      <style:text-properties officeooo:rsid="00da753e"/>
    </style:style>
    <style:style style:name="T113" style:family="text">
      <style:text-properties officeooo:rsid="00dc440c"/>
    </style:style>
    <style:style style:name="T114" style:family="text">
      <style:text-properties officeooo:rsid="00dd496a"/>
    </style:style>
    <style:style style:name="T115" style:family="text">
      <style:text-properties officeooo:rsid="00ded54c"/>
    </style:style>
    <style:style style:name="T116" style:family="text">
      <style:text-properties officeooo:rsid="00e18e8b"/>
    </style:style>
    <style:style style:name="T117" style:family="text">
      <style:text-properties officeooo:rsid="00e31322"/>
    </style:style>
    <style:style style:name="T118" style:family="text">
      <style:text-properties officeooo:rsid="00e4d1d5"/>
    </style:style>
    <style:style style:name="T119" style:family="text">
      <style:text-properties officeooo:rsid="00e508de"/>
    </style:style>
    <style:style style:name="T120" style:family="text">
      <style:text-properties officeooo:rsid="00e6ee96"/>
    </style:style>
    <style:style style:name="T121" style:family="text">
      <style:text-properties officeooo:rsid="00e9d24b"/>
    </style:style>
    <style:style style:name="T122" style:family="text">
      <style:text-properties officeooo:rsid="00eb066f"/>
    </style:style>
    <style:style style:name="T123" style:family="text">
      <style:text-properties officeooo:rsid="00ee3684"/>
    </style:style>
    <style:style style:name="T124" style:family="text">
      <style:text-properties officeooo:rsid="00f08f3e"/>
    </style:style>
    <style:style style:name="T125" style:family="text">
      <style:text-properties officeooo:rsid="00f178ec"/>
    </style:style>
    <style:style style:name="T126" style:family="text">
      <style:text-properties officeooo:rsid="00f46d42"/>
    </style:style>
    <style:style style:name="T127" style:family="text">
      <style:text-properties officeooo:rsid="00f486fd"/>
    </style:style>
    <style:style style:name="T128" style:family="text">
      <style:text-properties officeooo:rsid="00f5fb54"/>
    </style:style>
    <style:style style:name="T129" style:family="text">
      <style:text-properties officeooo:rsid="008bcf8d"/>
    </style:style>
    <style:style style:name="T130" style:family="text">
      <style:text-properties officeooo:rsid="00f7f95d"/>
    </style:style>
    <style:style style:name="T131" style:family="text">
      <style:text-properties officeooo:rsid="00f9db3e"/>
    </style:style>
    <style:style style:name="T132" style:family="text">
      <style:text-properties officeooo:rsid="001b4fc3"/>
    </style:style>
    <style:style style:name="T133" style:family="text">
      <style:text-properties officeooo:rsid="00fabb59"/>
    </style:style>
    <style:style style:name="T134" style:family="text">
      <style:text-properties officeooo:rsid="00fb7d23"/>
    </style:style>
    <style:style style:name="T135" style:family="text">
      <style:text-properties officeooo:rsid="00fd5c4c"/>
    </style:style>
    <style:style style:name="T136" style:family="text">
      <style:text-properties officeooo:rsid="00fee530"/>
    </style:style>
    <style:style style:name="T137" style:family="text">
      <style:text-properties officeooo:rsid="00ff4cfa"/>
    </style:style>
    <style:style style:name="T138" style:family="text">
      <style:text-properties officeooo:rsid="00ff78f5"/>
    </style:style>
    <style:style style:name="T139" style:family="text">
      <style:text-properties officeooo:rsid="01006743"/>
    </style:style>
    <style:style style:name="T140" style:family="text">
      <style:text-properties officeooo:rsid="010166bd"/>
    </style:style>
    <style:style style:name="T141" style:family="text">
      <style:text-properties officeooo:rsid="0103246e"/>
    </style:style>
    <style:style style:name="T142" style:family="text">
      <style:text-properties officeooo:rsid="01044ad7"/>
    </style:style>
    <style:style style:name="T143" style:family="text">
      <style:text-properties officeooo:rsid="0104d8e2"/>
    </style:style>
    <style:style style:name="T144" style:family="text">
      <style:text-properties officeooo:rsid="01062e03"/>
    </style:style>
    <style:style style:name="T145" style:family="text">
      <style:text-properties officeooo:rsid="01078fe4"/>
    </style:style>
    <style:style style:name="T146" style:family="text">
      <style:text-properties officeooo:rsid="01094b5d"/>
    </style:style>
    <style:style style:name="T147" style:family="text">
      <style:text-properties officeooo:rsid="010f5f22"/>
    </style:style>
    <style:style style:name="T148" style:family="text">
      <style:text-properties officeooo:rsid="01103a7d"/>
    </style:style>
    <style:style style:name="T149" style:family="text">
      <style:text-properties officeooo:rsid="00386c86"/>
    </style:style>
    <style:style style:name="T150" style:family="text">
      <style:text-properties officeooo:rsid="01112cc5"/>
    </style:style>
    <style:style style:name="T151" style:family="text">
      <style:text-properties style:font-name="Liberation Sans" officeooo:rsid="009b8862"/>
    </style:style>
    <style:style style:name="T152" style:family="text">
      <style:text-properties style:font-name="Liberation Sans" officeooo:rsid="01112cc5"/>
    </style:style>
    <style:style style:name="T153" style:family="text">
      <style:text-properties officeooo:rsid="01121b6d"/>
    </style:style>
    <style:style style:name="T154" style:family="text">
      <style:text-properties officeooo:rsid="006a12a4"/>
    </style:style>
    <style:style style:name="T155" style:family="text">
      <style:text-properties officeooo:rsid="01139877"/>
    </style:style>
    <style:style style:name="T156" style:family="text">
      <style:text-properties officeooo:rsid="01142e69"/>
    </style:style>
    <style:style style:name="T157" style:family="text">
      <style:text-properties officeooo:rsid="0114ebe2"/>
    </style:style>
    <style:style style:name="T158" style:family="text">
      <style:text-properties officeooo:rsid="01161ab3"/>
    </style:style>
    <style:style style:name="T159" style:family="text">
      <style:text-properties officeooo:rsid="0116bb24"/>
    </style:style>
    <style:style style:name="T160" style:family="text">
      <style:text-properties officeooo:rsid="01178480"/>
    </style:style>
    <style:style style:name="T161" style:family="text">
      <style:text-properties officeooo:rsid="0118e14b"/>
    </style:style>
    <style:style style:name="T162" style:family="text">
      <style:text-properties officeooo:rsid="011c0526"/>
    </style:style>
    <style:style style:name="T163" style:family="text">
      <style:text-properties fo:color="#ffffff" loext:opacity="100%" style:font-name="Courier New" fo:font-size="18pt" fo:font-weight="bold" fo:background-color="#2a6099" style:font-size-asian="18pt" style:font-weight-asian="bold" style:font-size-complex="18pt" style:font-weight-complex="bold"/>
    </style:style>
    <style:style style:name="T164"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2691e"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2691e" draw:textarea-horizontal-align="left" draw:textarea-vertical-align="bottom" fo:min-height="0.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b22222" draw:textarea-horizontal-align="justify" draw:textarea-vertical-align="middle" draw:auto-grow-height="false" fo:min-height="0.201cm" fo:min-width="0.0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9cm" svg:stroke-color="#000000" draw:marker-start-width="0.494cm" draw:marker-end-width="0.494cm" svg:stroke-linecap="butt"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11cm" svg:stroke-color="#000000" draw:marker-start-width="0.386cm" draw:marker-end-width="0.386cm" svg:stroke-linecap="round"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32cd3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solid" draw:fill-color="#b2222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000000" draw:marker-start-width="0.653cm" draw:marker-end-width="0.653cm" svg:stroke-linecap="round"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SignalBox</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1"><text:a xlink:type="simple" xlink:href="#__RefHeading___extending_ezybus_1" text:style-name="Index_20_Link" text:visited-style-name="Index_20_Link">Summary<text:tab/>2</text:a></text:p>
          <text:p text:style-name="P200"><text:a xlink:type="simple" xlink:href="#__RefHeading___features_2" text:style-name="Index_20_Link" text:visited-style-name="Index_20_Link">Features<text:tab/>2</text:a></text:p>
          <text:p text:style-name="P200"><text:a xlink:type="simple" xlink:href="#__RefHeading___hardware_5" text:style-name="Index_20_Link" text:visited-style-name="Index_20_Link">Hardware<text:tab/>3</text:a></text:p>
          <text:p text:style-name="P201"><text:a xlink:type="simple" xlink:href="#__RefHeading___Toc727_4257236322" text:style-name="Index_20_Link" text:visited-style-name="Index_20_Link">Overview<text:tab/>4</text:a></text:p>
          <text:p text:style-name="P200"><text:a xlink:type="simple" xlink:href="#__RefHeading___Toc729_4257236322" text:style-name="Index_20_Link" text:visited-style-name="Index_20_Link">Inputs<text:tab/>4</text:a></text:p>
          <text:p text:style-name="P200"><text:a xlink:type="simple" xlink:href="#__RefHeading___Toc731_4257236322" text:style-name="Index_20_Link" text:visited-style-name="Index_20_Link">Outputs<text:tab/>5</text:a></text:p>
          <text:p text:style-name="P201"><text:a xlink:type="simple" xlink:href="#__RefHeading___Toc323_1673517113" text:style-name="Index_20_Link" text:visited-style-name="Index_20_Link">Setup<text:tab/>6</text:a></text:p>
          <text:p text:style-name="P201"><text:a xlink:type="simple" xlink:href="#__RefHeading___Toc325_1673517113" text:style-name="Index_20_Link" text:visited-style-name="Index_20_Link">Configuration<text:tab/>7</text:a></text:p>
          <text:p text:style-name="P200"><text:a xlink:type="simple" xlink:href="#__RefHeading___Toc327_1673517113" text:style-name="Index_20_Link" text:visited-style-name="Index_20_Link">Menu buttons<text:tab/>7</text:a></text:p>
          <text:p text:style-name="P200"><text:a xlink:type="simple" xlink:href="#__RefHeading___Toc329_1673517113" text:style-name="Index_20_Link" text:visited-style-name="Index_20_Link">Menu structure<text:tab/>8</text:a></text:p>
          <text:p text:style-name="P199"><text:a xlink:type="simple" xlink:href="#__RefHeading___Toc331_1673517113" text:style-name="Index_20_Link" text:visited-style-name="Index_20_Link">System menu<text:tab/>9</text:a></text:p>
          <text:p text:style-name="P202"><text:a xlink:type="simple" xlink:href="#__RefHeading___Toc333_1673517113" text:style-name="Index_20_Link" text:visited-style-name="Index_20_Link">Report sub-menu<text:tab/>9</text:a></text:p>
          <text:p text:style-name="P202"><text:a xlink:type="simple" xlink:href="#__RefHeading___Toc822_2579033525" text:style-name="Index_20_Link" text:visited-style-name="Index_20_Link">Nodes sub-menu<text:tab/>10</text:a></text:p>
          <text:p text:style-name="P202"><text:a xlink:type="simple" xlink:href="#__RefHeading___Toc1037_937605990" text:style-name="Index_20_Link" text:visited-style-name="Index_20_Link">Ident sub-menu<text:tab/>10</text:a></text:p>
          <text:p text:style-name="P202"><text:a xlink:type="simple" xlink:href="#__RefHeading___Toc1283_2309906104" text:style-name="Index_20_Link" text:visited-style-name="Index_20_Link">Debug sub-menu<text:tab/>10</text:a></text:p>
          <text:p text:style-name="P199"><text:a xlink:type="simple" xlink:href="#__RefHeading___Toc337_1673517113" text:style-name="Index_20_Link" text:visited-style-name="Index_20_Link">Demonstration layout<text:tab/>11</text:a></text:p>
          <text:p text:style-name="P199"><text:a xlink:type="simple" xlink:href="#__RefHeading___Toc2456_2590605810" text:style-name="Index_20_Link" text:visited-style-name="Index_20_Link">Output menu<text:tab/>11</text:a></text:p>
          <text:p text:style-name="P202"><text:a xlink:type="simple" xlink:href="#__RefHeading___Toc824_2579033525" text:style-name="Index_20_Link" text:visited-style-name="Index_20_Link">Output Servo sub-menu<text:tab/>12</text:a></text:p>
          <text:p text:style-name="P202"><text:a xlink:type="simple" xlink:href="#__RefHeading___Toc826_2579033525" text:style-name="Index_20_Link" text:visited-style-name="Index_20_Link">Signal sub-menu<text:tab/>12</text:a></text:p>
          <text:p text:style-name="P202"><text:a xlink:type="simple" xlink:href="#__RefHeading___Toc828_2579033525" text:style-name="Index_20_Link" text:visited-style-name="Index_20_Link">LED sub menu<text:tab/>13</text:a></text:p>
          <text:p text:style-name="P202"><text:a xlink:type="simple" xlink:href="#__RefHeading___Toc830_2579033525" text:style-name="Index_20_Link" text:visited-style-name="Index_20_Link">LED_4 and LED_3 sub menu<text:tab/>14</text:a></text:p>
          <text:p text:style-name="P202"><text:a xlink:type="simple" xlink:href="#__RefHeading___Toc1353_2188082348" text:style-name="Index_20_Link" text:visited-style-name="Index_20_Link">RoadUK and RoadRW sub menu<text:tab/>14</text:a></text:p>
          <text:p text:style-name="P202"><text:a xlink:type="simple" xlink:href="#__RefHeading___Toc832_2579033525" text:style-name="Index_20_Link" text:visited-style-name="Index_20_Link">Flash sub menu<text:tab/>15</text:a></text:p>
          <text:p text:style-name="P202"><text:a xlink:type="simple" xlink:href="#__RefHeading___Toc1689_4129081032" text:style-name="Index_20_Link" text:visited-style-name="Index_20_Link">Blink sub menu<text:tab/>15</text:a></text:p>
          <text:p text:style-name="P202"><text:a xlink:type="simple" xlink:href="#__RefHeading___Toc1691_4129081032" text:style-name="Index_20_Link" text:visited-style-name="Index_20_Link">Random sub menu<text:tab/>15</text:a></text:p>
          <text:p text:style-name="P199"><text:a xlink:type="simple" xlink:href="#__RefHeading___Toc836_2579033525" text:style-name="Index_20_Link" text:visited-style-name="Index_20_Link">Input menu<text:tab/>16</text:a></text:p>
          <text:p text:style-name="P202"><text:a xlink:type="simple" xlink:href="#__RefHeading___Toc897_3714537301" text:style-name="Index_20_Link" text:visited-style-name="Index_20_Link">Input delay<text:tab/>17</text:a></text:p>
          <text:p text:style-name="P199"><text:a xlink:type="simple" xlink:href="#__RefHeading___Toc339_1673517113" text:style-name="Index_20_Link" text:visited-style-name="Index_20_Link">Lock menu<text:tab/>18</text:a></text:p>
          <text:p text:style-name="P199"><text:a xlink:type="simple" xlink:href="#__RefHeading___Toc341_1673517113" text:style-name="Index_20_Link" text:visited-style-name="Index_20_Link">Export menu<text:tab/>20</text:a></text:p>
          <text:p text:style-name="P199"><text:a xlink:type="simple" xlink:href="#__RefHeading___Toc343_1673517113" text:style-name="Index_20_Link" text:visited-style-name="Index_20_Link">Import menu<text:tab/>21</text:a></text:p>
          <text:p text:style-name="P200"><text:a xlink:type="simple" xlink:href="#__RefHeading___Toc1355_2188082348" text:style-name="Index_20_Link" text:visited-style-name="Index_20_Link">Advanced features<text:tab/>22</text:a></text:p>
          <text:p text:style-name="P199"><text:a xlink:type="simple" xlink:href="#__RefHeading___Toc1357_2188082348" text:style-name="Index_20_Link" text:visited-style-name="Index_20_Link">Module node ID<text:tab/>22</text:a></text:p>
          <text:p text:style-name="P199"><text:a xlink:type="simple" xlink:href="#__RefHeading___Toc1359_2188082348" text:style-name="Index_20_Link" text:visited-style-name="Index_20_Link">Input pin scanning<text:tab/>23</text:a></text:p>
          <text:p text:style-name="P201"><text:a xlink:type="simple" xlink:href="#__RefHeading___Toc1693_4129081032" text:style-name="Index_20_Link" text:visited-style-name="Index_20_Link">Operation<text:tab/>24</text:a></text:p>
          <text:p text:style-name="P200"><text:a xlink:type="simple" xlink:href="#__RefHeading___Toc1695_4129081032" text:style-name="Index_20_Link" text:visited-style-name="Index_20_Link">Booting<text:tab/>24</text:a></text:p>
          <text:p text:style-name="P200"><text:a xlink:type="simple" xlink:href="#__RefHeading___Toc1697_4129081032" text:style-name="Index_20_Link" text:visited-style-name="Index_20_Link">Configuration<text:tab/>24</text:a></text:p>
          <text:p text:style-name="P200"><text:a xlink:type="simple" xlink:href="#__RefHeading___Toc2205_1699887592" text:style-name="Index_20_Link" text:visited-style-name="Index_20_Link">Report output<text:tab/>25</text:a></text:p>
          <text:p text:style-name="P199"><text:a xlink:type="simple" xlink:href="#__RefHeading___Toc2247_3225051293" text:style-name="Index_20_Link" text:visited-style-name="Index_20_Link">Lock Messages<text:tab/>26</text:a></text:p>
          <text:p text:style-name="P200"><text:a xlink:type="simple" xlink:href="#__RefHeading___Toc1854_3304870437" text:style-name="Index_20_Link" text:visited-style-name="Index_20_Link">Serial commands<text:tab/>27</text:a></text:p>
          <text:p text:style-name="P200"><text:a xlink:type="simple" xlink:href="#__RefHeading___Toc2778_1246306305" text:style-name="Index_20_Link" text:visited-style-name="Index_20_Link">CMRI interface<text:tab/>28</text:a></text:p>
          <text:p text:style-name="P199"><text:a xlink:type="simple" xlink:href="#__RefHeading___Toc2780_1246306305" text:style-name="Index_20_Link" text:visited-style-name="Index_20_Link">Configuration<text:tab/>28</text:a></text:p>
          <text:p text:style-name="P199"><text:a xlink:type="simple" xlink:href="#__RefHeading___Toc2782_1246306305" text:style-name="Index_20_Link" text:visited-style-name="Index_20_Link">Mapping<text:tab/>28</text:a></text:p>
          <text:p text:style-name="P199"><text:a xlink:type="simple" xlink:href="#__RefHeading___Toc2784_1246306305" text:style-name="Index_20_Link" text:visited-style-name="Index_20_Link">Turnouts<text:tab/>29</text:a></text:p>
          <text:p text:style-name="P199"><text:a xlink:type="simple" xlink:href="#__RefHeading___Toc2837_625243144" text:style-name="Index_20_Link" text:visited-style-name="Index_20_Link">Sensors<text:tab/>29</text:a></text:p>
          <text:p text:style-name="P199"><text:a xlink:type="simple" xlink:href="#__RefHeading___Toc2839_625243144" text:style-name="Index_20_Link" text:visited-style-name="Index_20_Link">Examples<text:tab/>30</text:a></text:p>
          <text:p text:style-name="P200"><text:a xlink:type="simple" xlink:href="#__RefHeading___Toc1699_4129081032" text:style-name="Index_20_Link" text:visited-style-name="Index_20_Link">Extra buttons<text:tab/>30</text:a></text:p>
          <text:p text:style-name="P200"><text:a xlink:type="simple" xlink:href="#__RefHeading___Toc1701_4129081032" text:style-name="Index_20_Link" text:visited-style-name="Index_20_Link">Extra LCD<text:tab/>30</text:a></text:p>
          <text:p text:style-name="P200"><text:a xlink:type="simple" xlink:href="#__RefHeading___Toc2249_3225051293" text:style-name="Index_20_Link" text:visited-style-name="Index_20_Link">Uno pins.<text:tab/>31</text:a></text:p>
        </text:index-body>
      </text:table-of-content>
      <text:h text:style-name="Heading_20_1" text:outline-level="1"><text:bookmark-start text:name="__RefHeading___extending_ezybus_1"/><text:bookmark-start text:name="extending_ezybus"/><text:soft-page-break/>S<text:bookmark-end text:name="extending_ezybus"/><text:span text:style-name="T158">ummary</text:span><text:bookmark-end text:name="__RefHeading___extending_ezybus_1"/></text:h>
      <text:p text:style-name="P71">SignalBox is software for controlling model railway signals, points and other accessories. It doesn’t attempt to control the running of trains at all. </text:p>
      <text:p text:style-name="P71">It use<text:span text:style-name="T147">s</text:span> the same hardware as the EzyBus system: An Arduino Un<text:span text:style-name="T80">o</text:span> with LCD shield, Arduino Nanos to provide outputs (to Servos, LEDs etc) and MCP23<text:span text:style-name="T81">0</text:span>17 input expanders to read switches and buttons, <text:span text:style-name="T60">all connected by an I</text:span><text:span text:style-name="T7">2</text:span><text:span text:style-name="T9">C bus. Although i</text:span>t uses <text:span text:style-name="T60">exactly </text:span>the same hardware as EzyBus, all the software is completely new.</text:p>
      <text:p text:style-name="P2">It is positioned as a half-way house between the EzyBus system, an<text:span text:style-name="T4">d</text:span> a CBUS one.</text:p>
      <text:p text:style-name="P49">There is no need for a computer, all configuration can be done using the LCD panel. <text:span text:style-name="T60">A computer can be connected to save and/or restore the configuration if desired.</text:span></text:p>
      <text:h text:style-name="Heading_20_2" text:outline-level="2"><text:bookmark-start text:name="features"/><text:bookmark-start text:name="__RefHeading___features_2"/>Features<text:bookmark-end text:name="features"/><text:bookmark-end text:name="__RefHeading___features_2"/></text:h>
      <text:p text:style-name="P2"><text:span text:style-name="T60">Features of the system are (in brief)</text:span>:</text:p>
      <text:list xml:id="list3819279502" text:style-name="List_20_1">
        <text:list-item>
          <text:p text:style-name="List_20_1_20_Content_20_First"><text:span text:style-name="T4">Multiple input types: toggle switches (SPST)</text:span> <text:span text:style-name="T4">and</text:span> intermittent (non-latching) push buttons.</text:p>
        </text:list-item>
        <text:list-item>
          <text:p text:style-name="List_20_1_20_Content">Multiple inputs can be operated simultaneously.</text:p>
        </text:list-item>
        <text:list-item>
          <text:p text:style-name="List_20_1_20_Content">Multiple outputs <text:span text:style-name="T4">can be </text:span>operated by a single input - eg crossovers.</text:p>
        </text:list-item>
        <text:list-item>
          <text:p text:style-name="List_20_1_20_Content">Multiple inputs <text:span text:style-name="T4">can </text:span>operate the same output(s) - so multiple mimic-panels can control the same <text:span text:style-name="T73">or similar </text:span>outputs.</text:p>
        </text:list-item>
        <text:list-item>
          <text:p text:style-name="P240">Multiple output types, Servos, and various digital IOs including PWM.</text:p>
        </text:list-item>
        <text:list-item>
          <text:p text:style-name="P241">Servos, with configurable sweep and speed, <text:span text:style-name="T60">with attached digital IO that switches at the mid-point of the servo travel</text:span>.</text:p>
        </text:list-item>
        <text:list-item>
          <text:p text:style-name="P243">Signal “bounce” <text:span text:style-name="T48">and “stutter”</text:span> for semaphore signals.</text:p>
        </text:list-item>
        <text:list-item>
          <text:p text:style-name="P242"><text:span text:style-name="T48">V</text:span>ariable-intensity LEDS (including fading) using PWM.</text:p>
        </text:list-item>
        <text:list-item>
          <text:p text:style-name="List_20_1_20_Content">Some other output types, eg flashing (varying speeds) or flickering LEDs.</text:p>
        </text:list-item>
        <text:list-item>
          <text:p text:style-name="P245">Four-aspect <text:span text:style-name="T158">and three-aspect</text:span> signals.</text:p>
        </text:list-item>
        <text:list-item>
          <text:p text:style-name="P240">Three-aspect UK road traffic lights.</text:p>
        </text:list-item>
        <text:list-item>
          <text:p text:style-name="P247">Three-aspect non-UK road traffic lights.</text:p>
        </text:list-item>
        <text:list-item>
          <text:p text:style-name="P248">Random outputs that go on or off at unpredictable intervals.</text:p>
        </text:list-item>
        <text:list-item>
          <text:p text:style-name="P244">Where multiple outputs are controlled by an input, the ability to delay the outputs, so for example crossing gates can operate one after the other.</text:p>
        </text:list-item>
        <text:list-item>
          <text:p text:style-name="P243">Automatic reset of inputs after a time delay (for signals that go red/danger with input from a TOTI but then revert to green sometime later).</text:p>
        </text:list-item>
        <text:list-item>
          <text:p text:style-name="P243">Interlocks that prevent certain outputs operating if other outputs are set incorrectly.</text:p>
        </text:list-item>
      </text:list>
      <text:p text:style-name="P246"/>
      <text:h text:style-name="P214" text:outline-level="2"><text:bookmark-start text:name="__RefHeading___hardware_5"/><text:bookmark-start text:name="hardware"/>Hardware<text:bookmark-end text:name="__RefHeading___hardware_5"/><text:bookmark-end text:name="hardware"/></text:h>
      <text:p text:style-name="P92"><text:span text:style-name="T38">The system uses the</text:span> EzyBus <text:span text:style-name="T38">hardware, either the MERG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0">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0">B</text:span></text:a><text:a xlink:type="simple" xlink:href="https://www.merg.org.uk/merg_wiki/doku.php?id=lcb:start#ezybus" text:style-name="Internet_20_link" text:visited-style-name="Visited_20_Internet_20_Link">us</text:a> manual.</text:p>
      <text:p text:style-name="P2">There are two versions of the PCB kits, the older ones use an Arduino Nano, the new ones an A<text:span text:style-name="T112">T</text:span>mega328 chip (the same as found on a Nano) but don’t include a serial interface so programming is via <text:span text:style-name="T81">a custom programmer</text:span> or with a USB-TTL serial cable or adapter <text:span text:style-name="T81">and a few external components</text:span>.</text:p>
      <text:p text:style-name="P2">The software must be programmed onto the Uno (via the USB) and the <text:span text:style-name="T49">N</text:span>anos (which is more difficult with the new kits). With a serial cable you can use either the Arduino IDE or the avrdude program directly.</text:p>
      <text:p text:style-name="P51">Note that EzyBus numbers its input and output modules and their pins from 1 to 8 or 1 to 16 (0x10 hexadecimal). This software numbers from zero to 7 or 15 (0xF hexadecimal).</text:p>
      <text:h text:style-name="P210" text:outline-level="1"><text:bookmark-start text:name="__RefHeading___Toc727_4257236322"/>Overview<text:bookmark-end text:name="__RefHeading___Toc727_4257236322"/></text:h>
      <text:p text:style-name="P4">The system consists of an Arduino Uno controller <text:span text:style-name="T81">with LCD shield</text:span>, up to eight input modules (MCP2<text:span text:style-name="T2">3017</text:span> chips) and up to <text:span text:style-name="T49">32</text:span> output modules (Arduino <text:span text:style-name="T101">N</text:span>anos) <text:span text:style-name="T6">all connected by an I</text:span><text:span text:style-name="T7">2</text:span><text:span text:style-name="T9">C 2-wire bus.</text:span></text:p>
      <text:p text:style-name="P148">The inputs are not directly tied to the corresponding output. Each input can be mapped to operate any output. Indeed, each input can operate up to <text:span text:style-name="T49">six</text:span> outputs simultaneously or in sequence.</text:p>
      <text:p text:style-name="P148">The outputs generally drive servos with an associated digital output, or a pair of digital outputs (often LEDs). For servos, the range of rotation (or reverse rotat<text:span text:style-name="T147">i</text:span>on) and speed of rotation can be specified. The digital outputs use PWM so can arrange to <text:span text:style-name="T60">adjust the intensity </text:span>and/or <text:span text:style-name="T60">fade</text:span> the outputs.</text:p>
      <text:p text:style-name="P149">Interlocks can be specified between outputs to prevent certain combinations, for example prevent a signal being cleared if the points are set incorrectly (and vice-versa).</text:p>
      <text:h text:style-name="P215" text:outline-level="2"><text:bookmark-start text:name="__RefHeading___Toc729_4257236322"/>Inputs<text:bookmark-end text:name="__RefHeading___Toc729_4257236322"/></text:h>
      <text:p text:style-name="P22">Each input module provides 16 input lines which are normally held high. Pulling the input low activates the input.</text:p>
      <text:p text:style-name="P21">Each input can be configured to operate <text:span text:style-name="T61">as</text:span> one of four types:</text:p>
      <text:p text:style-name="P121">Toggle<text:tab/>An on-off toggle switch (eg SP<text:span text:style-name="T61">S</text:span>T). Switched high sets the corresponding output<text:span text:style-name="T122">(</text:span>s<text:span text:style-name="T122">)</text:span> “Hi”, switched low sets the output<text:span text:style-name="T122">(</text:span>s<text:span text:style-name="T122">)</text:span> “Lo”.</text:p>
      <text:p text:style-name="P120">On_<text:span text:style-name="T107">O</text:span>ff<text:tab/>A momentary push-button. First activation sets the output<text:span text:style-name="T122">(s)</text:span> “Hi”, another activation sets the output<text:span text:style-name="T122">(s)</text:span> “Lo”.</text:p>
      <text:p text:style-name="P119">On<text:tab/> A momentary push-button <text:span text:style-name="T5">which always sets the corresponding output(s) “Hi”.</text:span></text:p>
      <text:p text:style-name="P119">Off<text:tab/>A momentary push-button <text:span text:style-name="T5">which always sets the corresponding output(s) “Lo”.</text:span></text:p>
      <text:p text:style-name="P23">Each input <text:span text:style-name="T61">can be configured to operate up to 6 outputs. Several different inputs can operate the same (or some of the same) outputs of another input, providing many-many configurations.</text:span></text:p>
      <text:p text:style-name="P24"/>
      <text:h text:style-name="P217" text:outline-level="2"><text:bookmark-start text:name="__RefHeading___Toc731_4257236322"/>Outputs<text:bookmark-end text:name="__RefHeading___Toc731_4257236322"/></text:h>
      <text:p text:style-name="P3">Each output module has 8 outputs <text:span text:style-name="T51">each of which </text:span>can be configured as one of <text:span text:style-name="T158">ten</text:span> types:</text:p>
      <text:p text:style-name="P122">Servo<text:tab/>Output connected to a servo which can rotate between 0-180 degrees. The endpoints can be set, as can the speed of rotation.</text:p>
      <text:p text:style-name="P122">Signal<text:tab/>A servo as above which additionally emulates bounce <text:span text:style-name="T61">and stutter</text:span> typical of a semaphore signal.</text:p>
      <text:p text:style-name="P122">LED<text:tab/><text:span text:style-name="T5">A LED or other digital output device, typically a (2-aspect) colour signal or other indicator light. The intensity of each output, and the speed with which the output fades from one setting to the other can be configured.</text:span></text:p>
      <text:p text:style-name="P122">LED_4<text:tab/><text:span text:style-name="T5">A 4-aspect colour signal. Configured using two adjacent outputs, again with intensity and fade conf</text:span><text:span text:style-name="T131">ig</text:span><text:span text:style-name="T5">uration options.</text:span></text:p>
      <text:p text:style-name="P133">Road<text:span text:style-name="T66">UK</text:span><text:tab/>A three-aspect UK road traffic light, Red, Red &amp; Amber, Green, Amber <text:span text:style-name="T66">and back to Red again</text:span> in sequence. <text:span text:style-name="T61">Also configured using two adjacent outputs. Up to four “RoadUK” outputs can be configured on a single output module, and will operate in turn.</text:span></text:p>
      <text:p text:style-name="P133">Road<text:span text:style-name="T66">RW</text:span><text:tab/>A three-aspect road traffic light <text:span text:style-name="T66">as used in the rest of the world (non-UK)</text:span>, Red, Green, Amber <text:span text:style-name="T66">and back to Red again </text:span>in sequence. <text:span text:style-name="T61">Also configured using two adjacent outputs. Up to four “RoadRW” outputs can be configured on a single output module, and will operate in turn.</text:span></text:p>
      <text:p text:style-name="P123">Flash<text:tab/><text:span text:style-name="T5">A pair of LEDs that flash for a while whilst changing state – one ends up on, the other off depending whether it’s being set “Hi” or “Lo”.</text:span></text:p>
      <text:p text:style-name="P122">Blink<text:tab/><text:span text:style-name="T5">As for Flash above, except that the output always ends with both outputs off.</text:span></text:p>
      <text:p text:style-name="P134">Random<text:tab/>A pair of LEDs that (pseudo) randomly go on and off at unpredictable intervals.</text:p>
      <text:p text:style-name="P208">LED_3<text:tab/><text:span text:style-name="T5">A </text:span>3<text:span text:style-name="T5">-aspect colour signal </text:span>(cf LED_4)<text:span text:style-name="T5">. Configured using two adjacent outputs, again with intensity and fade conf</text:span><text:span text:style-name="T131">ig</text:span><text:span text:style-name="T5">uration options.</text:span></text:p>
      <text:p text:style-name="P50">The output modules have three-pin headers for connection to servos (Signal, Vcc and Ground). There’s an additional digital output (“pad”) which goes high when the servo is “Hi”. <text:span text:style-name="T70">The change-of-state of this output occurs as the servo moves through the mid-point of its travel.</text:span></text:p>
      <text:p text:style-name="P50">When connecting digital outputs (LEDs) the main output is on the servo “Signal” pin, with a complimentary output <text:span text:style-name="T160">o</text:span>n the associated “pad” output.</text:p>
      <text:p text:style-name="P83">Note that any digitally-operated output <text:span text:style-name="T122">(not just LEDs) </text:span>can be used for the non-servo options. If a simple on-off signal is required then the speed can be set to ‘F’ for an instant (no fade) switch and the intensity to 255 so the PWM signal is “always on”.</text:p>
      <text:h text:style-name="P211" text:outline-level="1"><text:bookmark-start text:name="__RefHeading___Toc323_1673517113"/>Setup<text:bookmark-end text:name="__RefHeading___Toc323_1673517113"/></text:h>
      <text:p text:style-name="Standard"><text:span text:style-name="T116">C</text:span><text:span text:style-name="T132">onnect all the devices (Uno, input and output modules) to your </text:span><text:span text:style-name="T9">I</text:span><text:span text:style-name="T7">2</text:span><text:span text:style-name="T9">C</text:span><text:span text:style-name="T132"> bus and suitab</text:span><text:span text:style-name="T8">l</text:span><text:span text:style-name="T132">e power supplies. </text:span><text:span text:style-name="T116">S</text:span><text:span text:style-name="T132">witch everyth</text:span><text:span text:style-name="T14">i</text:span><text:span text:style-name="T132">ng on.</text:span></text:p>
      <text:p text:style-name="P144"><draw:frame text:anchor-type="char" draw:z-index="1" draw:name="Shape1_0" draw:style-name="gr1" draw:text-style-name="P256" svg:width="7.677cm" svg:height="1.941cm" svg:x="9.322cm" svg:y="0.074cm"><draw:text-box><text:p><text:span text:style-name="T163"><text:s/></text:span><text:span text:style-name="T163">SignalBox v3.3.2 </text:span></text:p><text:p><text:span text:style-name="T163"><text:s/></text:span><text:span text:style-name="T163">Setup <text:s text:c="4"/>Apr 21 </text:span></text:p></draw:text-box></draw:frame>The Uno will display its splash panel on the LCD.</text:p>
      <text:p text:style-name="P144"/>
      <text:p text:style-name="P145"><draw:frame text:anchor-type="char" draw:z-index="0" draw:name="Shape1_0" draw:style-name="gr1" draw:text-style-name="P256" svg:width="7.677cm" svg:height="1.941cm" svg:x="9.322cm" svg:y="0.358cm"><draw:text-box><text:p><text:span text:style-name="T163"><text:s/></text:span><text:span text:style-name="T163">Calibrate button </text:span></text:p><text:p><text:span text:style-name="T163"><text:s/></text:span><text:span text:style-name="T163">Press select <text:s text:c="4"/></text:span></text:p></draw:text-box></draw:frame>After a few seconds, a prompt to calibrate the LCD buttons appears. Press the indicated buttons <text:span text:style-name="T13">in turn </text:span>as prompted.</text:p>
      <text:p text:style-name="P150">This step is skipped on subsequent boots. To force re-calibration of the buttons, should <text:span text:style-name="T2">it</text:span> be needed, press and hold any button whilst the Uno is re-booted. When the “Calibrate button” message appears, release the button, then press the indicated buttons when prompted as above.</text:p>
      <text:p text:style-name="P146"><draw:frame text:anchor-type="char" draw:z-index="2" draw:name="Shape1_0" draw:style-name="gr1" draw:text-style-name="P256" svg:width="7.677cm" svg:height="1.941cm" svg:x="9.322cm" svg:y="0.358cm"><draw:text-box><text:p><text:span text:style-name="T163"><text:s/></text:span><text:span text:style-name="T163">Nodes <text:s text:c="2"/>....45.. </text:span></text:p><text:p><text:span text:style-name="T163"><text:s/></text:span><text:span text:style-name="T163">Input <text:s text:c="11"/></text:span></text:p></draw:text-box></draw:frame>Now a display indicating the attached input <text:span text:style-name="T62">m</text:span>odules <text:span text:style-name="T62">is shown</text:span>. The top line shows the numbers of the input modules detected (numbered 0 to 7) or a dot for missing modules. In the example, input module<text:span text:style-name="T40">s 4 &amp; 5 are present.</text:span></text:p>
      <text:p text:style-name="P152">If a ‘#’ character should appear here, it indicates an <text:span text:style-name="T6">I</text:span><text:span text:style-name="T7">2</text:span><text:span text:style-name="T9">C</text:span> LCD display was detected and that will be used to duplicate all messages that appear on the regular LCD display.</text:p>
      <text:p text:style-name="P145"><draw:frame text:anchor-type="char" draw:z-index="61" draw:name="Shape1_0" draw:style-name="gr1" draw:text-style-name="P256" svg:width="7.677cm" svg:height="1.941cm" svg:x="9.322cm" svg:y="0.358cm"><draw:text-box><text:p><text:span text:style-name="T163"><text:s/></text:span><text:span text:style-name="T163">..23..6......... </text:span></text:p><text:p><text:span text:style-name="T163"><text:s/></text:span><text:span text:style-name="T163">................ </text:span></text:p></draw:text-box></draw:frame><text:span text:style-name="T50">After a few seconds, the</text:span> output modules detected (numbered in hexadecimal from 0 to <text:span text:style-name="T50">F</text:span>) <text:span text:style-name="T62">are shown</text:span>. <text:span text:style-name="T50">If there are more output modules, they’re identified on the second row as ‘G’ to ‘V’. </text:span>In the example, <text:span text:style-name="T50">o</text:span>utput modules <text:span text:style-name="T98">2,</text:span> <text:span text:style-name="T98">3</text:span> <text:span text:style-name="T40">and 6</text:span> have been detected.</text:p>
      <text:p text:style-name="P125"><draw:frame text:anchor-type="char" draw:z-index="3" draw:name="Shape1_0" draw:style-name="gr1" draw:text-style-name="P256" svg:width="7.677cm" svg:height="1.941cm" svg:x="9.322cm" svg:y="0.191cm"><draw:text-box><text:p><text:span text:style-name="T163"><text:s/></text:span><text:span text:style-name="T163">SignalBox v3.3.2 </text:span></text:p><text:p><text:span text:style-name="T163"><text:s/></text:span><text:span text:style-name="T163">00:12 <text:s text:c="4"/>Apr 21 </text:span></text:p></draw:text-box></draw:frame>When complete, the standard panel is displayed showing the time the software has been running which gives confirmation that the software is running OK.</text:p>
      <text:p text:style-name="P125">This is the normal running state for the software. After this initial setup, subsequent boots of the software will progress directly to this panel. No interaction is required.</text:p>
      <text:h text:style-name="P212" text:outline-level="1"><text:bookmark-start text:name="__RefHeading___Toc325_1673517113"/>Configuration<text:bookmark-end text:name="__RefHeading___Toc325_1673517113"/></text:h>
      <text:p text:style-name="P125">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126">The menus are navigated using the LCD buttons.</text:p>
      <text:p text:style-name="P124">Up<text:tab/>Moves to the next menu at the current level, or increases the value of the current field.</text:p>
      <text:p text:style-name="P124">Down<text:tab/>Moves to the previous menu at the current level, or decreases the value of the current field.</text:p>
      <text:p text:style-name="P124">Right<text:tab/>Selects the current item and moves to the sub-menu or next field.</text:p>
      <text:p text:style-name="P124">Left<text:tab/>Exits the current item and moves to the next higher field or menu. If changes have been made, then <text:span text:style-name="T63">a warning</text:span> <text:span text:style-name="T39">message is shown to confirm </text:span>that they should be discarded.</text:p>
      <text:p text:style-name="P124">Select<text:tab/>Depending on the context, one of three things may happen:</text:p>
      <text:list xml:id="list2164704267" text:style-name="L1">
        <text:list-item>
          <text:list>
            <text:list-item>
              <text:list>
                <text:list-item>
                  <text:p text:style-name="P251">The current changes are saved. A warning message is displayed to confirm the changes made. If no changes have been made, operates as the “Left” button.</text:p>
                </text:list-item>
                <text:list-item>
                  <text:p text:style-name="P252">The current item is toggled between it’s normal state and an alternate one (eg output is disabled/enabled).</text:p>
                </text:list-item>
                <text:list-item>
                  <text:p text:style-name="P253">The current <text:span text:style-name="T63">output</text:span> is exerci<text:span text:style-name="T11">s</text:span>ed so you can identify <text:span text:style-name="T63">it</text:span>, or check the changes you’ve made are thos<text:span text:style-name="T11">e</text:span> desired.</text:p>
                  <text:p text:style-name="P254">The currently selected menu or item is marked at all times with chevrons – the ‘&gt;’ and ‘&lt;’ characters.</text:p>
                </text:list-item>
              </text:list>
            </text:list-item>
          </text:list>
        </text:list-item>
      </text:list>
      <text:h text:style-name="P218" text:outline-level="2"><text:bookmark-start text:name="__RefHeading___Toc329_1673517113"/>Menu structure<text:bookmark-end text:name="__RefHeading___Toc329_1673517113"/></text:h>
      <text:p text:style-name="P132">The top-level menu has 6 options.</text:p>
      <text:p text:style-name="Text_20_body"><draw:frame text:anchor-type="char" draw:z-index="4" draw:name="Shape1_0" draw:style-name="gr1" draw:text-style-name="P256" svg:width="7.677cm" svg:height="1.941cm" svg:x="9.322cm" svg:y="-0.086cm"><draw:text-box><text:p><text:span text:style-name="T163"><text:s/></text:span><text:span text:style-name="T163">System&lt; <text:s text:c="2"/>v3.3.2 </text:span></text:p><text:p><text:span text:style-name="T163"><text:s/></text:span><text:span text:style-name="T163">Report <text:s/>Long <text:s text:c="4"/></text:span></text:p></draw:text-box></draw:frame>The <text:span text:style-name="T12">example i</text:span>mage shows the System menu selected with its current sub-menu <text:span text:style-name="T45">(Report) </text:span>also displayed.</text:p>
      <text:p text:style-name="P127">System<text:tab/>Configure system-wide options.</text:p>
      <text:p text:style-name="P130">Input<text:tab/>Configure the input modules.</text:p>
      <text:p text:style-name="P130">Output<text:tab/>Configure the output modules.</text:p>
      <text:p text:style-name="P129">Lock<text:tab/>Configure interlocks between outputs.</text:p>
      <text:p text:style-name="P127">Export<text:tab/>Export the current configuration.</text:p>
      <text:p text:style-name="P127">Import<text:tab/>Import a previously saved configuration.</text:p>
      <text:p text:style-name="P151">Use the up/down buttons to select the desired menu and the right-button to enter <text:span text:style-name="T39">its sub-menu.</text:span></text:p>
      <text:p text:style-name="P147"><draw:frame text:anchor-type="char" draw:z-index="5" draw:name="Shape1_0" draw:style-name="gr1" draw:text-style-name="P256" svg:width="7.677cm" svg:height="1.941cm" svg:x="9.322cm" svg:y="0.377cm"><draw:text-box><text:p><text:span text:style-name="T163"><text:s/></text:span><text:span text:style-name="T163">System <text:s text:c="3"/>v3.3.2 </text:span></text:p><text:p><text:span text:style-name="T163"><text:s/></text:span><text:span text:style-name="T163">Confirm? Sel=Yes </text:span></text:p></draw:text-box></draw:frame>When returning to this menu <text:span text:style-name="T45">level</text:span> (if changes have been made) using the left (to cancel) or select (to confirm) buttons, a warning message is displayed asking for confirmation.</text:p>
      <text:p text:style-name="P160">When the warning message appears, use the select button to accept, or any other button to refuse, the cancellation or confirmation of the changes as desired.</text:p>
      <text:h text:style-name="P224" text:outline-level="3"><text:bookmark-start text:name="__RefHeading___Toc331_1673517113"/>System menu<text:bookmark-end text:name="__RefHeading___Toc331_1673517113"/></text:h>
      <text:p text:style-name="P25">The system <text:span text:style-name="T39">menu </text:span>has <text:span text:style-name="T110">4</text:span> sub-menus:</text:p>
      <text:p text:style-name="P128">Report<text:tab/>Set<text:span text:style-name="T14">s</text:span> the reporting level.</text:p>
      <text:p text:style-name="P128">Nodes<text:tab/><text:span text:style-name="T10">Displays the detected input and output modules’ node IDs (as shown during startup).</text:span></text:p>
      <text:p text:style-name="P54">Ident<text:tab/>Identif<text:span text:style-name="T101">ies</text:span> all the outputs in turn by exe<text:span text:style-name="T101">r</text:span>cising them (move servos or blink LEDs).</text:p>
      <text:p text:style-name="P131">Debug<text:tab/>Sets the debug<text:span text:style-name="T39">ging</text:span> level.</text:p>
      <text:p text:style-name="P5">Use the up/down buttons to select the desired sub-menu, and then right-arrow to enter the sub menu configuration.</text:p>
      <text:p text:style-name="P16">Use the left or select buttons to cancel <text:span text:style-name="T21">or </text:span>confirm any changes and exit.</text:p>
      <text:h text:style-name="P230" text:outline-level="4"><text:bookmark-start text:name="__RefHeading___Toc333_1673517113"/><text:span text:style-name="T71">R</text:span>eport sub-menu<text:bookmark-end text:name="__RefHeading___Toc333_1673517113"/></text:h>
      <text:p text:style-name="P136"><draw:frame text:anchor-type="char" draw:z-index="6" draw:name="Shape1_0" draw:style-name="gr1" draw:text-style-name="P256" svg:width="7.677cm" svg:height="1.941cm" svg:x="9.322cm" svg:y="0.161cm"><draw:text-box><text:p><text:span text:style-name="T163"><text:s/></text:span><text:span text:style-name="T163">System <text:s text:c="3"/>v3.3.2 </text:span></text:p><text:p><text:span text:style-name="T163"><text:s/></text:span><text:span text:style-name="T163">Report&lt; Long <text:s text:c="4"/></text:span></text:p></draw:text-box></draw:frame>This allows the reporting level to be set. When inputs are triggered and outputs actioned, this level dictate<text:span text:style-name="T12">s</text:span> what messages (if any) are shown on the LCD panel.</text:p>
      <text:p text:style-name="P9"><draw:frame text:anchor-type="char" draw:z-index="7" draw:name="Shape1_0" draw:style-name="gr1" draw:text-style-name="P256" svg:width="7.677cm" svg:height="1.941cm" svg:x="9.322cm" svg:y="0.039cm"><draw:text-box><text:p><text:span text:style-name="T163"><text:s/></text:span><text:span text:style-name="T163">System <text:s text:c="3"/>v3.3.2 </text:span></text:p><text:p><text:span text:style-name="T163"><text:s/></text:span><text:span text:style-name="T163">Report &gt;Short&lt; <text:s text:c="2"/></text:span></text:p></draw:text-box></draw:frame>Use the right-button and then adjust the level using the up/down buttons.</text:p>
      <text:p text:style-name="P135">None<text:tab/>No reports are shown.</text:p>
      <text:p text:style-name="P188"><text:span text:style-name="T156">Short</text:span><text:span text:style-name="T10"><text:tab/>Reports are shown for a </text:span><text:span text:style-name="T63">short</text:span><text:span text:style-name="T10"> period (about 2 seconds).</text:span></text:p>
      <text:p text:style-name="P135">Long<text:tab/>Reports are shown for a long period (about 4 seconds).</text:p>
      <text:p text:style-name="P135">Pause<text:tab/>A report is shown and the operator must acknowledge it before any more processing can continue by pressing one of the LCD buttons. <text:span text:style-name="T160">This useful when checking/debugging the mappings between inputs and outputs.</text:span></text:p>
      <text:p text:style-name="P143">See the section on Report output to see what the output will look like.</text:p>
      <text:p text:style-name="P178"/>
      <text:h text:style-name="P231" text:outline-level="4"><text:bookmark-start text:name="__RefHeading___Toc822_2579033525"/><text:span text:style-name="T15">Nodes</text:span> sub-menu<text:bookmark-end text:name="__RefHeading___Toc822_2579033525"/></text:h>
      <text:p text:style-name="P16"><draw:frame text:anchor-type="char" draw:z-index="8" draw:name="Shape1_0" draw:style-name="gr1" draw:text-style-name="P256" svg:width="7.677cm" svg:height="1.941cm" svg:x="9.322cm" svg:y="0.09cm"><draw:text-box><text:p><text:span text:style-name="T163"><text:s/></text:span><text:span text:style-name="T163">System <text:s text:c="3"/>v3.3.2 </text:span></text:p><text:p><text:span text:style-name="T163"><text:s/></text:span><text:span text:style-name="T163">Nodes &lt; <text:s text:c="9"/></text:span></text:p></draw:text-box></draw:frame>Shows the connected input and output module node numbers.</text:p>
      <text:p text:style-name="P16">Use the right-button to show the node Ids. <text:span text:style-name="T51">These will be shown exactly as for the start-up.</text:span></text:p>
      <text:p text:style-name="P55"><draw:frame text:anchor-type="char" draw:z-index="9" draw:name="Shape1_0" draw:style-name="gr1" draw:text-style-name="P256" svg:width="7.677cm" svg:height="1.941cm" svg:x="9.322cm" svg:y="0.358cm"><draw:text-box><text:p><text:span text:style-name="T163"><text:s/></text:span><text:span text:style-name="T163">Nodes <text:s text:c="2"/>....45.. </text:span></text:p><text:p><text:span text:style-name="T163"><text:s/></text:span><text:span text:style-name="T163">Input <text:s text:c="11"/></text:span></text:p></draw:text-box></draw:frame>As during start-up, first the input nodes present are shown, then the output nodes.</text:p>
      <text:p text:style-name="P191">Press any button whilst the nodes are being shown to pause the display until the button is released.</text:p>
      <text:p text:style-name="P16">No changes can be made.</text:p>
      <text:h text:style-name="P232" text:outline-level="4"><text:bookmark-start text:name="__RefHeading___Toc1037_937605990"/><text:span text:style-name="T51">Ident</text:span> sub-menu<text:bookmark-end text:name="__RefHeading___Toc1037_937605990"/></text:h>
      <text:p text:style-name="P53"><draw:frame text:anchor-type="char" draw:z-index="62" draw:name="Shape1_0" draw:style-name="gr1" draw:text-style-name="P256" svg:width="7.677cm" svg:height="1.941cm" svg:x="9.322cm" svg:y="0.09cm"><draw:text-box><text:p><text:span text:style-name="T163"><text:s/></text:span><text:span text:style-name="T163">System <text:s text:c="3"/>v3.1.4 </text:span></text:p><text:p><text:span text:style-name="T163"><text:s/></text:span><text:span text:style-name="T163">Ident &lt; <text:s text:c="9"/></text:span></text:p></draw:text-box></draw:frame>Cycles through all the connected output nodes, exercising each one in turn.</text:p>
      <text:p text:style-name="P101">Use the right-button to start the Ident process.</text:p>
      <text:p text:style-name="P56"><draw:frame text:anchor-type="char" draw:z-index="63" draw:name="Shape1_0" draw:style-name="gr1" draw:text-style-name="P256" svg:width="7.677cm" svg:height="1.941cm" svg:x="9.322cm" svg:y="0.09cm"><draw:text-box><text:p><text:span text:style-name="T163"><text:s/></text:span><text:span text:style-name="T163">System <text:s text:c="3"/>Ident <text:s/></text:span></text:p><text:p><text:span text:style-name="T163"><text:s/></text:span><text:span text:style-name="T163">Servo <text:s text:c="5"/>3 <text:s/>1 <text:s text:c="2"/></text:span></text:p></draw:text-box></draw:frame>As each one is exercised, it is identified on the LCD screen. The example shows the servo on output module <text:span text:style-name="T103">3</text:span>, pin 1 is being exercised.</text:p>
      <text:p text:style-name="P56">If the process goes to<text:span text:style-name="T75">o</text:span> quickly, use the left-button <text:span text:style-name="T52">to go back one pin. Convers</text:span><text:span text:style-name="T133">e</text:span><text:span text:style-name="T52">ly, the right-button will move ahead to the next pin. Similarly, down-button will re-identify the previous module, up-button will move ahead to the next module. The select button will abort the ident process.</text:span></text:p>
      <text:h text:style-name="P232" text:outline-level="4"><text:bookmark-start text:name="__RefHeading___Toc1283_2309906104"/>Debug sub-menu<text:bookmark-end text:name="__RefHeading___Toc1283_2309906104"/></text:h>
      <text:p text:style-name="P140"><draw:frame text:anchor-type="char" draw:z-index="10" draw:name="Shape1_0" draw:style-name="gr1" draw:text-style-name="P256" svg:width="7.677cm" svg:height="1.941cm" svg:x="9.322cm" svg:y="0.005cm"><draw:text-box><text:p><text:span text:style-name="T163"><text:s/></text:span><text:span text:style-name="T163">System <text:s text:c="3"/>v3.3.2 </text:span></text:p><text:p><text:span text:style-name="T163"><text:s/></text:span><text:span text:style-name="T163">Debug &lt; Brief <text:s text:c="3"/></text:span></text:p></draw:text-box></draw:frame>This controls the verbosity of debug messages output to the serial port of both the Uno control module and the output modules.</text:p>
      <text:p text:style-name="P10"><draw:frame text:anchor-type="char" draw:z-index="11" draw:name="Shape1_0" draw:style-name="gr1" draw:text-style-name="P256" svg:width="7.677cm" svg:height="1.941cm" svg:x="9.322cm" svg:y="0.273cm"><draw:text-box><text:p><text:span text:style-name="T163"><text:s/></text:span><text:span text:style-name="T163">System <text:s text:c="3"/>v3.3.2 </text:span></text:p><text:p><text:span text:style-name="T163"><text:s/></text:span><text:span text:style-name="T163">Debug <text:s/>&gt;Detail&lt; <text:s/></text:span></text:p></draw:text-box></draw:frame>Use the right-button and then adjust the level using the up/down buttons.</text:p>
      <text:p text:style-name="P137">None<text:tab/>No debug messages are output.</text:p>
      <text:p text:style-name="P139">Errors<text:tab/>Only error messages (when something goes wrong) are output.</text:p>
      <text:p text:style-name="P139">Brief<text:tab/>Brief messages describing major events are output.</text:p>
      <text:p text:style-name="P139">Detail<text:tab/>More detailed messages are output for more events.</text:p>
      <text:p text:style-name="P139">Full<text:tab/>Debug messages are output for all events.</text:p>
      <text:p text:style-name="P172">Normally this option should be set to “None” or “Errors” as the serial-IO will severely impact the performance of the system – servos will lurch, LEDs will flash rather than fading etc.</text:p>
      <text:p text:style-name="Text_20_body"/>
      <text:h text:style-name="P225" text:outline-level="3"><text:bookmark-start text:name="__RefHeading___Toc337_1673517113"/>Demonstration layout<text:bookmark-end text:name="__RefHeading___Toc337_1673517113"/></text:h>
      <text:p text:style-name="P192">For the purposes of the documentation, refer to the following mythical track <text:span text:style-name="T106">layout</text:span>:</text:p>
      <text:p text:style-name="P193"/>
      <text:p text:style-name="P193"><draw:line text:anchor-type="paragraph" draw:z-index="77" draw:name="Shape2" draw:style-name="gr10" draw:text-style-name="P261" svg:x1="12.533cm" svg:y1="0.758cm" svg:x2="5.904cm" svg:y2="0.758cm"><text:p/></draw:line><draw:line text:anchor-type="paragraph" draw:z-index="79" draw:name="Shape2" draw:style-name="gr10" draw:text-style-name="P261" svg:x1="5.904cm" svg:y1="0.758cm" svg:x2="4.692cm" svg:y2="1.64cm"><text:p/></draw:line><draw:line text:anchor-type="paragraph" draw:z-index="81" draw:name="Shape2" draw:style-name="gr10" draw:text-style-name="P261" svg:x1="4.692cm" svg:y1="1.64cm" svg:x2="4.374cm" svg:y2="1.64cm"><text:p/></draw:line><draw:line text:anchor-type="paragraph" draw:z-index="82" draw:name="Shape2" draw:style-name="gr10" draw:text-style-name="P260" svg:x1="10.548cm" svg:y1="0.893cm" svg:x2="10.23cm" svg:y2="0.893cm"><text:p/></draw:line><draw:line text:anchor-type="paragraph" draw:z-index="83" draw:name="Shape2" draw:style-name="gr10" draw:text-style-name="P260" svg:x1="11.908cm" svg:y1="1.646cm" svg:x2="11.59cm" svg:y2="1.646cm"><text:p/></draw:line><draw:custom-shape text:anchor-type="paragraph" draw:z-index="84" draw:name="Shape1" draw:style-name="gr9" draw:text-style-name="P263" svg:width="0.126cm" svg:height="0.126cm" svg:x="9.26cm" svg:y="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1" draw:style-name="gr8" draw:text-style-name="P262" svg:width="0.126cm" svg:height="0.126cm" svg:x="9.25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7" draw:name="Shape2" draw:style-name="gr6" draw:text-style-name="P260" svg:x1="12.561cm" svg:y1="0.653cm" svg:x2="12.563cm" svg:y2="0.856cm"><text:p/></draw:line><draw:frame text:anchor-type="paragraph" draw:z-index="91" draw:name="Shape4" draw:style-name="gr4" draw:text-style-name="P258" svg:width="0.399cm" svg:height="0.331cm" svg:x="8.782cm" svg:y="0.302cm"><draw:text-box draw:corner-radius="0.049cm"><text:p><text:span text:style-name="T164"><text:s/></text:span><text:span text:style-name="T164">51</text:span></text:p></draw:text-box></draw:frame><draw:frame text:anchor-type="paragraph" draw:z-index="95" draw:name="Shape4" draw:style-name="gr2" draw:text-style-name="P257" svg:width="0.399cm" svg:height="0.331cm" svg:x="9.437cm" svg:y="0.321cm"><draw:text-box draw:corner-radius="0.049cm"><text:p><text:span text:style-name="T164"><text:s/></text:span><text:span text:style-name="T164">30</text:span></text:p></draw:text-box></draw:frame></text:p>
      <text:p text:style-name="P193"><draw:line text:anchor-type="paragraph" draw:z-index="80" draw:name="Shape2" draw:style-name="gr10" draw:text-style-name="P261" svg:x1="10.548cm" svg:y1="0.406cm" svg:x2="11.59cm" svg:y2="1.159cm"><text:p/></draw:line></text:p>
      <text:p text:style-name="P193"><draw:frame text:anchor-type="paragraph" draw:z-index="96" draw:name="Shape4" draw:style-name="gr3" draw:text-style-name="P257" svg:width="0.399cm" svg:height="0.329cm" svg:x="10.149cm" svg:y="0.004cm"><draw:text-box draw:corner-radius="0.049cm"><text:p><text:span text:style-name="T164"><text:s/></text:span><text:span text:style-name="T164">31</text:span></text:p></draw:text-box></draw:frame><draw:frame text:anchor-type="paragraph" draw:z-index="93" draw:name="Shape4" draw:style-name="gr2" draw:text-style-name="P257" svg:width="0.399cm" svg:height="0.331cm" svg:x="4.293cm" svg:y="0.254cm"><draw:text-box draw:corner-radius="0.049cm"><text:p><text:span text:style-name="T164"><text:s/></text:span><text:span text:style-name="T164">21</text:span></text:p></draw:text-box></draw:frame><draw:frame text:anchor-type="paragraph" draw:z-index="89" draw:name="Shape4" draw:style-name="gr4" draw:text-style-name="P258" svg:width="0.399cm" svg:height="0.331cm" svg:x="3.796cm" svg:y="0.247cm"><draw:text-box draw:corner-radius="0.049cm"><text:p><text:span text:style-name="T164"><text:s/></text:span><text:span text:style-name="T164">40</text:span></text:p></draw:text-box></draw:frame><draw:frame text:anchor-type="paragraph" draw:z-index="97" draw:name="Shape4" draw:style-name="gr2" draw:text-style-name="P257" svg:width="0.399cm" svg:height="0.331cm" svg:x="11.591cm" svg:y="0.25cm"><draw:text-box draw:corner-radius="0.049cm"><text:p><text:span text:style-name="T164"><text:s/></text:span><text:span text:style-name="T164">32</text:span></text:p></draw:text-box></draw:frame><draw:frame text:anchor-type="paragraph" draw:z-index="92" draw:name="Shape4" draw:style-name="gr4" draw:text-style-name="P258" svg:width="0.399cm" svg:height="0.331cm" svg:x="10.657cm" svg:y="0.342cm"><draw:text-box draw:corner-radius="0.049cm"><text:p><text:span text:style-name="T164"><text:s/></text:span><text:span text:style-name="T164">52</text:span></text:p></draw:text-box></draw:frame></text:p>
      <text:p text:style-name="P193"><draw:frame text:anchor-type="paragraph" draw:z-index="90" draw:name="Shape4" draw:style-name="gr4" draw:text-style-name="P258" svg:width="0.399cm" svg:height="0.331cm" svg:x="4.509cm" svg:y="0.462cm"><draw:text-box draw:corner-radius="0.049cm"><text:p><text:span text:style-name="T164"><text:s/></text:span><text:span text:style-name="T164">41</text:span></text:p></draw:text-box></draw:frame><draw:frame text:anchor-type="paragraph" draw:z-index="94" draw:name="Shape4" draw:style-name="gr2" draw:text-style-name="P257" svg:width="0.399cm" svg:height="0.331cm" svg:x="5.373cm" svg:y="0.45cm"><draw:text-box draw:corner-radius="0.049cm"><text:p><text:span text:style-name="T164"><text:s/></text:span><text:span text:style-name="T164">60</text:span></text:p></draw:text-box></draw:frame><draw:line text:anchor-type="paragraph" draw:z-index="78" draw:name="Shape2" draw:style-name="gr10" draw:text-style-name="P261" svg:x1="13.716cm" svg:y1="0.324cm" svg:x2="1.896cm" svg:y2="0.298cm"><text:p/></draw:line></text:p>
      <text:p text:style-name="P195"><draw:line text:anchor-type="paragraph" draw:z-index="86" draw:name="Shape2" draw:style-name="gr7" draw:text-style-name="P261" svg:x1="5.331cm" svg:y1="0.046cm" svg:x2="4.978cm" svg:y2="0.046cm"><text:p/></draw:line><draw:custom-shape text:anchor-type="paragraph" draw:z-index="88" draw:name="Shape3" draw:style-name="gr5" draw:text-style-name="P259" svg:width="0.077cm" svg:height="0.202cm" svg:x="4.978cm" svg:y="0.046cm"><text:p/><draw:enhanced-geometry svg:viewBox="0 0 21600 21600" draw:type="rectangle" draw:enhanced-path="M 0 0 L 21600 0 21600 21600 0 21600 0 0 Z N"/></draw:custom-shape></text:p>
      <text:p text:style-name="P193"/>
      <text:p text:style-name="P194"><text:span text:style-name="T83">Input</text:span><text:span text:style-name="T91"><text:tab/>4</text:span><text:span text:style-name="T92">0</text:span><text:span text:style-name="T91"><text:tab/>Point push-button<text:tab/></text:span><text:span text:style-name="T84">Input</text:span><text:span text:style-name="T92"><text:tab/></text:span><text:span text:style-name="T91">5</text:span><text:span text:style-name="T92">1</text:span><text:span text:style-name="T91"><text:tab/>Colour signal push-button<text:line-break/><text:tab/>4</text:span><text:span text:style-name="T92">1</text:span><text:span text:style-name="T91"><text:tab/>Semaphore signal push button<text:tab/><text:tab/>5</text:span><text:span text:style-name="T92">2</text:span><text:span text:style-name="T91"><text:tab/>Cross-over push-button<text:line-break/><text:line-break/></text:span><text:span text:style-name="T83">Output</text:span><text:tab/>21<text:tab/>Point servo<text:tab/><text:span text:style-name="T83">Output</text:span><text:span text:style-name="T91"><text:tab/></text:span><text:span text:style-name="T92">30</text:span><text:span text:style-name="T91"><text:tab/>2-Aspect colour signa</text:span><text:span text:style-name="T92">l</text:span><text:line-break/><text:tab/><text:span text:style-name="T94">60</text:span><text:tab/>Semaphore signal servo<text:tab/><text:tab/>31<text:tab/><text:span text:style-name="T90">Cross-over p</text:span>oint servo<text:line-break/><text:tab/><text:tab/><text:tab/><text:tab/>32<text:tab/><text:span text:style-name="T90">Cross-over p</text:span>oint servo<text:line-break/></text:p>
      <text:p text:style-name="P196"><text:span text:style-name="T85">Output</text:span><text:span text:style-name="T86">s</text:span><text:span text:style-name="T85"> not shown</text:span><text:span text:style-name="T99"><text:tab/>34<text:tab/>4-aspect colour signal<text:line-break/><text:tab/>36<text:tab/>Traffic lights<text:line-break/><text:tab/>22<text:tab/>Flashing lights<text:line-break/><text:tab/>23<text:tab/>Blinking lights<text:line-break/><text:tab/>24<text:tab/>Random lights</text:span><text:line-break/></text:p>
      <text:p text:style-name="P198"><text:bookmark-start text:name="__RefHeading___Toc2454_2590605810"/>Note:<text:tab/>Although shown on the same diagram, in reality the input switches <text:span text:style-name="T89">(in blue)</text:span> would be on a control panel, and the outputs <text:span text:style-name="T89">(in brown)</text:span> on the layout itself. Often there would <text:span text:style-name="T103">also </text:span>be <text:span text:style-name="T103">inputs on the layout (eg track occupancy detectors etc) and </text:span>output indicators on the control panel but all this is omitted for clarity.<text:bookmark-end text:name="__RefHeading___Toc2454_2590605810"/></text:p>
      <text:h text:style-name="P226" text:outline-level="3"><text:bookmark-start text:name="__RefHeading___Toc2456_2590605810"/>Output menu<text:bookmark-end text:name="__RefHeading___Toc2456_2590605810"/></text:h>
      <text:p text:style-name="P8"><draw:frame text:anchor-type="char" draw:z-index="12" draw:name="Shape1_0" draw:style-name="gr1" draw:text-style-name="P256" svg:width="7.677cm" svg:height="1.941cm" svg:x="9.322cm" svg:y="0.081cm"><draw:text-box><text:p><text:span text:style-name="T163"><text:s/></text:span><text:span text:style-name="T163">Output&lt; <text:s text:c="3"/>2 <text:s/>1 <text:s/></text:span></text:p><text:p><text:span text:style-name="T163"><text:s/></text:span><text:span text:style-name="T163">Servo <text:s/>4F 3E D <text:s text:c="2"/></text:span></text:p></draw:text-box></draw:frame>Configure the outputs. The second row shows a summary of the selected output’s current configuration. These are its type, the “Lo” and “Hi” settings and the speed, all in hexadecimal. <text:span text:style-name="T93">The example shows that output module 2, pin 1 is a servo.</text:span></text:p>
      <text:p text:style-name="P6"/>
      <text:p text:style-name="P6"><draw:frame text:anchor-type="char" draw:z-index="13" draw:name="Shape1_0" draw:style-name="gr1" draw:text-style-name="P256" svg:width="7.677cm" svg:height="1.941cm" svg:x="9.322cm" svg:y="-0.15cm"><draw:text-box><text:p><text:span text:style-name="T163"><text:s/></text:span><text:span text:style-name="T163">Output <text:s text:c="4"/>2 &gt;1&lt; </text:span></text:p><text:p><text:span text:style-name="T163"><text:s/></text:span><text:span text:style-name="T163">Servo <text:s/>4F 3E D <text:s text:c="2"/></text:span></text:p></draw:text-box></draw:frame>Use right-button and then select the module ID to configure. Use the right-button <text:span text:style-name="T28">again </text:span>and then select the individual pin to configure. <text:span text:style-name="T63">Press the select button here to exercise the output to confirm it’s the desired one.</text:span></text:p>
      <text:p text:style-name="P6"/>
      <text:p text:style-name="P15"><draw:frame text:anchor-type="char" draw:z-index="14" draw:name="Shape1_0" draw:style-name="gr1" draw:text-style-name="P256" svg:width="7.677cm" svg:height="1.941cm" svg:x="9.322cm" svg:y="0.178cm"><draw:text-box><text:p><text:span text:style-name="T163"><text:s/></text:span><text:span text:style-name="T163">Output <text:s text:c="4"/>2 <text:s/>1 <text:s/></text:span></text:p><text:p><text:span text:style-name="T163"><text:s/></text:span><text:span text:style-name="T163">Servo &lt;4F 3E D <text:s text:c="2"/></text:span></text:p></draw:text-box></draw:frame>Use the right-button again to move to the type field. <text:span text:style-name="T16">Use the up/down buttons to select the desired output type.</text:span></text:p>
      <text:p text:style-name="P90"/>
      <text:h text:style-name="P233" text:outline-level="4"><text:bookmark-start text:name="__RefHeading___Toc824_2579033525"/><text:span text:style-name="T18">Output </text:span><text:span text:style-name="T20">S</text:span><text:span text:style-name="T18">ervo </text:span>sub-menu<text:bookmark-end text:name="__RefHeading___Toc824_2579033525"/></text:h>
      <text:p text:style-name="P153"><draw:frame text:anchor-type="char" draw:z-index="15" draw:name="Shape1_0" draw:style-name="gr1" draw:text-style-name="P256" svg:width="7.677cm" svg:height="1.941cm" svg:x="9.148cm" svg:y="-0.123cm"><draw:text-box><text:p><text:span text:style-name="T163"><text:s/></text:span><text:span text:style-name="T163">Output <text:s/>Lo <text:s text:c="2"/>Hi <text:s/></text:span></text:p><text:p><text:span text:style-name="T163"><text:s/></text:span><text:span text:style-name="T163">Servo &gt; 79&lt; <text:s/>62 <text:s/></text:span></text:p></draw:text-box></draw:frame>Use the right-button to configure a servo’s movement positions and speed.</text:p>
      <text:p text:style-name="P153">The servo’s <text:span text:style-name="T75">Lo and Hi</text:span> positions are now shown as decimals between 0 and 180 (degrees).</text:p>
      <text:p text:style-name="P155">The servo will move in sympathy to the changes made. <text:span text:style-name="T24">To adjust more quickly, press and hold the up/down buttons. </text:span>Use the select button to test the servo, it will move between the specified Lo and Hi positions.</text:p>
      <text:p text:style-name="P153"><draw:frame text:anchor-type="char" draw:z-index="16" draw:name="Shape1_0" draw:style-name="gr1" draw:text-style-name="P256" svg:width="7.677cm" svg:height="1.941cm" svg:x="9.322cm" svg:y="0.021cm"><draw:text-box><text:p><text:span text:style-name="T163"><text:s/></text:span><text:span text:style-name="T163">Output <text:s/>Lo <text:s text:c="2"/>Hi <text:s/></text:span></text:p><text:p><text:span text:style-name="T163"><text:s/></text:span><text:span text:style-name="T163">Servo <text:s text:c="2"/>79 &gt; 62&lt; </text:span></text:p></draw:text-box></draw:frame>Use the right button to move to the “Hi” field. The servo will move to the Hi position at the same time.</text:p>
      <text:p text:style-name="P186"><text:span text:style-name="T149">Again, the servo will move in sympathy </text:span><text:span text:style-name="T148">with</text:span><text:span text:style-name="T149"> the changes made. </text:span><text:span text:style-name="T148">T</text:span><text:span text:style-name="T149">he select button will test the servo.</text:span></text:p>
      <text:p text:style-name="P190">There’s no <text:span text:style-name="T148">r</text:span>equirement for the “Lo” value to be less than the “Hi” value – the servo will just operate in the opposite direction.</text:p>
      <text:p text:style-name="P156"><draw:frame text:anchor-type="char" draw:z-index="17" draw:name="Shape1_0" draw:style-name="gr1" draw:text-style-name="P256" svg:width="7.677cm" svg:height="1.941cm" svg:x="9.322cm" svg:y="0.129cm"><draw:text-box><text:p><text:span text:style-name="T163"><text:s/></text:span><text:span text:style-name="T163">Output Spd Reset </text:span></text:p><text:p><text:span text:style-name="T163"><text:s/></text:span><text:span text:style-name="T163">Servo <text:s/>&gt;D&lt; <text:s text:c="3"/>0 <text:s/></text:span></text:p></draw:text-box></draw:frame>Use the right-button to configure the servo’s speed.</text:p>
      <text:p text:style-name="P156">Speed ‘0’ is the slowest, about <text:span text:style-name="T41">7</text:span> seconds, ‘<text:span text:style-name="T52">F</text:span>’ the fastest (as fast as the servo can go).</text:p>
      <text:p text:style-name="P156"><draw:frame text:anchor-type="char" draw:z-index="18" draw:name="Shape1_0" draw:style-name="gr1" draw:text-style-name="P256" svg:width="7.677cm" svg:height="1.941cm" svg:x="9.322cm" svg:y="0.176cm"><draw:text-box><text:p><text:span text:style-name="T163"><text:s/></text:span><text:span text:style-name="T163">Output Spd Reset </text:span></text:p><text:p><text:span text:style-name="T163"><text:s/></text:span><text:span text:style-name="T163">Servo <text:s text:c="2"/>D <text:s/>&gt; <text:s/>0&lt; </text:span></text:p></draw:text-box></draw:frame>Use the right-button to configure the reset interval. This <text:span text:style-name="T46">is </text:span>the time (in seconds) after which the servo will automatically return to its Lo state. Zero means don’t auto-reset. <text:span text:style-name="T17">To adjust more quickly, press and hold the up/down buttons.</text:span></text:p>
      <text:p text:style-name="P182">Servos (and signals) don’t often require a ‘Reset’ value, it’s more common for the other output types.</text:p>
      <text:p text:style-name="P158">Use the left-button to return through the fields to the “Servo” field.</text:p>
      <text:p text:style-name="P158">Use the left or select button to cancel or confirm the changes.</text:p>
      <text:h text:style-name="P234" text:outline-level="4"><text:bookmark-start text:name="__RefHeading___Toc826_2579033525"/><text:span text:style-name="T20">S</text:span><text:span text:style-name="T19">ignal</text:span><text:span text:style-name="T18"> </text:span>sub-menu<text:bookmark-end text:name="__RefHeading___Toc826_2579033525"/></text:h>
      <text:p text:style-name="P162"><draw:frame text:anchor-type="char" draw:z-index="19" draw:name="Shape1_0" draw:style-name="gr1" draw:text-style-name="P256" svg:width="7.677cm" svg:height="1.941cm" svg:x="9.322cm" svg:y="0.198cm"><draw:text-box><text:p><text:span text:style-name="T163"><text:s/></text:span><text:span text:style-name="T163">Output <text:s text:c="4"/>6 <text:s/>0 <text:s/></text:span></text:p><text:p><text:span text:style-name="T163"><text:s/></text:span><text:span text:style-name="T163">Signal&lt;5A 87 E <text:s text:c="2"/></text:span></text:p></draw:text-box></draw:frame>Signals <text:span text:style-name="T46">are configured</text:span> in exactly the same manner as servos above.</text:p>
      <text:p text:style-name="P162">All the same features are available.</text:p>
      <text:p text:style-name="P176">Signal outputs perform just like servo outputs, but may (randomly) stutter when going “Hi”, and/or bounce when going “Lo” to resemble real semaphore signals.</text:p>
      <text:p text:style-name="P177"/>
      <text:h text:style-name="P235" text:outline-level="4"><text:bookmark-start text:name="__RefHeading___Toc828_2579033525"/>LED sub menu<text:bookmark-end text:name="__RefHeading___Toc828_2579033525"/></text:h>
      <text:p text:style-name="P102"><draw:frame text:anchor-type="char" draw:z-index="20" draw:name="Shape1_0" draw:style-name="gr1" draw:text-style-name="P256" svg:width="7.677cm" svg:height="1.941cm" svg:x="9.322cm" svg:y="-0.044cm"><draw:text-box><text:p><text:span text:style-name="T163"><text:s/></text:span><text:span text:style-name="T163">Output <text:s text:c="4"/>3 <text:s/>0 <text:s/></text:span></text:p><text:p><text:span text:style-name="T163"><text:s/></text:span><text:span text:style-name="T163">LED <text:s text:c="2"/>&lt;3F 3E D <text:s text:c="2"/></text:span></text:p></draw:text-box></draw:frame><text:span text:style-name="T126">A summary of the LED’s configuration (in hexadecimal) is shown</text:span><text:span text:style-name="T23">.</text:span></text:p>
      <text:p text:style-name="P102"/>
      <text:p text:style-name="P154"><draw:frame text:anchor-type="char" draw:z-index="60" draw:name="Shape1_0" draw:style-name="gr1" draw:text-style-name="P256" svg:width="7.677cm" svg:height="1.941cm" svg:x="9.322cm" svg:y="0.224cm"><draw:text-box><text:p><text:span text:style-name="T163"><text:s/></text:span><text:span text:style-name="T163">Output <text:s/>Lo <text:s text:c="2"/>Hi <text:s/></text:span></text:p><text:p><text:span text:style-name="T163"><text:s/></text:span><text:span text:style-name="T163">LED <text:s text:c="2"/>&gt; 63&lt; <text:s/>62 <text:s/></text:span></text:p></draw:text-box></draw:frame><text:span text:style-name="T41">Use the right-button and t</text:span>he LED’s <text:span text:style-name="T75">Lo and Hi</text:span> intensities are now shown as decimals between 0 and 255.</text:p>
      <text:p text:style-name="P154">The LED’s intensity will vary in sympathy <text:span text:style-name="T150">with</text:span> the changes made. </text:p>
      <text:p text:style-name="P154"><draw:frame text:anchor-type="char" draw:z-index="21" draw:name="Shape1_0" draw:style-name="gr1" draw:text-style-name="P256" svg:width="7.677cm" svg:height="1.941cm" svg:x="9.322cm" svg:y="0.138cm"><draw:text-box><text:p><text:span text:style-name="T163"><text:s/></text:span><text:span text:style-name="T163">Output <text:s/>Lo <text:s text:c="2"/>Hi <text:s/></text:span></text:p><text:p><text:span text:style-name="T163"><text:s/></text:span><text:span text:style-name="T163">LED <text:s text:c="4"/>63 &gt; 62&lt; </text:span></text:p></draw:text-box></draw:frame>Use the right button to move to the “Hi” field. The LED will go out and the complimentary LED will illuminate (at the Hi intensity).</text:p>
      <text:p text:style-name="P187"><text:span text:style-name="T149">Again, the LED will move in sympathy </text:span><text:span text:style-name="T150">with</text:span><text:span text:style-name="T149"> the changes made. </text:span><text:span text:style-name="T150">T</text:span><text:span text:style-name="T149">he select button will test the LED.</text:span></text:p>
      <text:p text:style-name="P157"><draw:frame text:anchor-type="char" draw:z-index="22" draw:name="Shape1_0" draw:style-name="gr1" draw:text-style-name="P256" svg:width="7.677cm" svg:height="1.941cm" svg:x="9.322cm" svg:y="0.083cm"><draw:text-box><text:p><text:span text:style-name="T163"><text:s/></text:span><text:span text:style-name="T163">Output Spd Reset </text:span></text:p><text:p><text:span text:style-name="T163"><text:s/></text:span><text:span text:style-name="T163">LED <text:s text:c="3"/>&gt;D&lt; <text:s text:c="3"/>0 <text:s/></text:span></text:p></draw:text-box></draw:frame>Use the right-button to configure the speed at which the LEDs fade in and out. Zero is slowest and takes about <text:span text:style-name="T42">3</text:span> seconds, ‘<text:span text:style-name="T52">F</text:span>’ is fastest, switching immediately.</text:p>
      <text:p text:style-name="P157"><draw:frame text:anchor-type="char" draw:z-index="23" draw:name="Shape1_0" draw:style-name="gr1" draw:text-style-name="P256" svg:width="7.677cm" svg:height="1.941cm" svg:x="9.322cm" svg:y="0.365cm"><draw:text-box><text:p><text:span text:style-name="T163"><text:s/></text:span><text:span text:style-name="T163">Output Spd Reset </text:span></text:p><text:p><text:span text:style-name="T163"><text:s/></text:span><text:span text:style-name="T163">LED <text:s text:c="4"/>D <text:s/>&gt; <text:s/>0&lt; </text:span></text:p></draw:text-box></draw:frame>Use the right-button to configure the reset interval. This <text:span text:style-name="T42">is </text:span>the time (in seconds) after which the LED will automatically return to its Lo state. Zero means don’t auto-reset.</text:p>
      <text:p text:style-name="P159">Use the left-button to return through the fields to the “LED” field.</text:p>
      <text:p text:style-name="P159">Use the left or select button to cancel or confirm the changes.</text:p>
      <text:p text:style-name="P165">Note<text:span text:style-name="T26">s</text:span>:</text:p>
      <text:list xml:id="list4159020554" text:style-name="L2">
        <text:list-item>
          <text:p text:style-name="P249">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250">If using the output for non-LED purposes, often the intensity is set to 255 (always on, no PWM) and the speed to ‘<text:span text:style-name="T52">F</text:span>’ (immediate, no fade).</text:p>
        </text:list-item>
      </text:list>
      <text:h text:style-name="P236" text:outline-level="4"><text:bookmark-start text:name="__RefHeading___Toc830_2579033525"/>LED_<text:span text:style-name="T22">4 </text:span><text:span text:style-name="T157">and LED_3</text:span> sub menu<text:bookmark-end text:name="__RefHeading___Toc830_2579033525"/></text:h>
      <text:p text:style-name="P11"><draw:frame text:anchor-type="char" draw:z-index="24" draw:name="Shape1_0" draw:style-name="gr1" draw:text-style-name="P256" svg:width="7.677cm" svg:height="1.941cm" svg:x="9.322cm" svg:y="0.06cm"><draw:text-box><text:p><text:span text:style-name="T163"><text:s/></text:span><text:span text:style-name="T163">Output <text:s text:c="4"/>3 <text:s/>4 <text:s/></text:span></text:p><text:p><text:span text:style-name="T163"><text:s/></text:span><text:span text:style-name="T163">LED_4 &lt;3F 3E D 5 </text:span></text:p></draw:text-box></draw:frame>LED_4 outputs are configured in exactly the same manner as LEDs above.</text:p>
      <text:p text:style-name="P163">All the same features are available.</text:p>
      <text:p text:style-name="P164">However, LED_4 outputs are tied to the previous <text:span text:style-name="T25">(next lower number)</text:span> pin’s output <text:span text:style-name="T25">(on the same output module)</text:span> and operate in tandem.</text:p>
      <text:p text:style-name="P164">To operate correctly the previous pin must be configured as a LED with a red LED on the normal (servo) pin, and an amber LED on the alternate pad. The LED_4 must have an amber LED on its <text:span text:style-name="T25">normal (servo) pin, and a green LED on its alternate pad.</text:span></text:p>
      <text:p text:style-name="P18">Setting the LED_4 Hi will illuminate the red LED, with all the others extinguished. Subsequent settings of LED_4 Lo will step through the appropriate combinations: single amber, double amber <text:span text:style-name="T53">until finally</text:span> the green LED alone is illuminated.</text:p>
      <text:p text:style-name="P174">If a reset value is specified, then the LEDs will change from red, through the ambers and finish as green as the reset interval expires. <text:span text:style-name="T104">In the example, the colours will change after 5 seconds.</text:span></text:p>
      <text:p text:style-name="P207">LED_3 outputs are exactly the same except that there’s only one amber step. Both amber pins are activated but only one of the amber LEDs should be wired.</text:p>
      <text:h text:style-name="P237" text:outline-level="4"><text:bookmark-start text:name="__RefHeading___Toc1353_2188082348"/><text:span text:style-name="T53">RoadUK and RoadRW</text:span> sub menu<text:bookmark-end text:name="__RefHeading___Toc1353_2188082348"/></text:h>
      <text:p text:style-name="P13"><draw:frame text:anchor-type="char" draw:z-index="64" draw:name="Shape1_0" draw:style-name="gr1" draw:text-style-name="P256" svg:width="7.677cm" svg:height="1.941cm" svg:x="9.322cm" svg:y="0.06cm"><draw:text-box><text:p><text:span text:style-name="T163"><text:s/></text:span><text:span text:style-name="T163">Output <text:s text:c="4"/>3 <text:s/>6 <text:s/></text:span></text:p><text:p><text:span text:style-name="T163"><text:s/></text:span><text:span text:style-name="T163">RoadUK&lt;3F 3E D <text:s text:c="2"/></text:span></text:p></draw:text-box></draw:frame><text:span text:style-name="T53">Road </text:span>outputs are <text:span text:style-name="T53">designed to reflect UK (RoadUK) <text:s/>road traffic signals or non-UK (RoadRW – Road <text:s/>for Rest of the World) road traffic signals.</text:span></text:p>
      <text:p text:style-name="P12"><text:span text:style-name="T53">They are </text:span>configured in exactly the same manner as LED_<text:span text:style-name="T53">4</text:span>s above. <text:span text:style-name="T54">All the same features are available.</text:span></text:p>
      <text:p text:style-name="P167"><text:span text:style-name="T53">Like</text:span> LED_4 outputs, <text:span text:style-name="T53">Road outputs are</text:span> tied to the previous <text:span text:style-name="T25">(next lower number)</text:span> pin’s output <text:span text:style-name="T25">(on the same output module)</text:span> and operate in tandem.</text:p>
      <text:p text:style-name="P167">To operate correctly the previous pin must be configured as a LED with a red LED on the normal (servo) pin, <text:span text:style-name="T66">and no </text:span>LED on the alternate pad. The <text:span text:style-name="T53">Road</text:span> must have an amber LED on its <text:span text:style-name="T25">normal (servo) pin, and a green LED on its alternate pad.</text:span></text:p>
      <text:p text:style-name="P19">Setting the <text:span text:style-name="T53">Road</text:span> Hi will illuminate the red LED, with all the others extinguished. Subsequent settings of <text:span text:style-name="T53">Road</text:span> Lo will step through the appropriate combinations: <text:span text:style-name="T53">red &amp; </text:span>amber <text:span text:style-name="T66">(UK only)</text:span>, <text:span text:style-name="T53">g</text:span>reen, <text:span text:style-name="T53">amber and back to red</text:span>.</text:p>
      <text:p text:style-name="P174">If a reset value is set, the lights will operate indefinitely through all <text:span text:style-name="T76">the</text:span> states. Further, the reset value of the LED pin (if specified) will set the time that red &amp; amber or just amber ar<text:span text:style-name="T55">e</text:span> displayed, the Road reset value will determine how long the red and green states persist.</text:p>
      <text:p text:style-name="P175">Several Road sets can be configured using adjacent output pins. For a two-way set use (for example) pin0 as a LED, pin 1 as a Road<text:span text:style-name="T66">UK</text:span>, pin 2 as a LED, pin 3 as a Road<text:span text:style-name="T66">UK</text:span>, all with suitable reset values. Now the first pair of <text:span text:style-name="T161">output</text:span>s (0 &amp; 1) will cycle through red, red &amp; amber, green, amber and back to red. But next, the second set of <text:span text:style-name="T161">output</text:span>s (2 &amp; 3) will cycle through their colours with the first pair remaining red. After this, the next pair of pins (4 &amp; 5) – if configured as a LED/Road<text:span text:style-name="T67">UK</text:span> pair – will cycle through their colours. When the last configured pair is finished, the cycling returns to the first pair (pins 0 &amp; 1).</text:p>
      <text:h text:style-name="P236" text:outline-level="4"><text:bookmark-start text:name="__RefHeading___Toc832_2579033525"/><text:span text:style-name="T22">Flash</text:span> sub menu<text:bookmark-end text:name="__RefHeading___Toc832_2579033525"/></text:h>
      <text:p text:style-name="P17"><draw:frame text:anchor-type="char" draw:z-index="25" draw:name="Shape1_0" draw:style-name="gr11" draw:text-style-name="P256" svg:width="7.677cm" svg:height="1.997cm" svg:x="9.322cm" svg:y="0.018cm"><draw:text-box><text:p><text:span text:style-name="T163"><text:s/></text:span><text:span text:style-name="T163">Output <text:s text:c="4"/>2 <text:s/>2 <text:s/></text:span></text:p><text:p><text:span text:style-name="T163"><text:s/></text:span><text:span text:style-name="T163">Flash &lt;4F 4E D <text:s text:c="2"/></text:span></text:p></draw:text-box></draw:frame>Flash outputs are configured in the same manner as LED outputs.</text:p>
      <text:p text:style-name="P20">Two of the parameters have slightly different meanings.</text:p>
      <text:p text:style-name="P20">The Speed parameter specifies how fast the <text:span text:style-name="T68">output</text:span> should flash. Speed ‘0’ is the slowest, taking about <text:span text:style-name="T27">4 </text:span>seconds <text:span text:style-name="T27">between flashes</text:span>. The fastest speed is ‘<text:span text:style-name="T55">E</text:span>’, about a tenth of a second. Speed ‘<text:span text:style-name="T55">F</text:span>’ makes the LED flicker randomly. <text:span text:style-name="T27">There is no fade-in or fade-out for Flash outputs.</text:span></text:p>
      <text:p text:style-name="P76">The Reset parameter specifies how long the output should flash for (in seconds). After this period, the output remains steady at either <text:span text:style-name="T76">Lo or Hi</text:span> as appropriate. Zero means flash indefinitely – only stop when the output is set to Lo.</text:p>
      <text:h text:style-name="P238" text:outline-level="4"><text:bookmark-start text:name="__RefHeading___Toc1689_4129081032"/><text:span text:style-name="T22">Blink</text:span> sub menu<text:bookmark-end text:name="__RefHeading___Toc1689_4129081032"/></text:h>
      <text:p text:style-name="P74"><draw:frame text:anchor-type="char" draw:z-index="75" draw:name="Shape1_0" draw:style-name="gr1" draw:text-style-name="P256" svg:width="7.677cm" svg:height="1.941cm" svg:x="9.322cm" svg:y="0.171cm"><draw:text-box><text:p><text:span text:style-name="T163"><text:s/></text:span><text:span text:style-name="T163">Output <text:s text:c="4"/>2 <text:s/>3 <text:s/></text:span></text:p><text:p><text:span text:style-name="T163"><text:s/></text:span><text:span text:style-name="T163">Blink &lt;51 53 E <text:s text:c="2"/></text:span></text:p></draw:text-box></draw:frame>B<text:span text:style-name="T67">li</text:span>nk is almost identical to Flash and is configured in the same manner.</text:p>
      <text:p text:style-name="P74">The difference is that Blink outputs (after their reset interval) finish with both outputs off. <text:span text:style-name="T68">As for “Flash”, the reset value specifies how long the output should flash for (in seconds) with zero again indicating flash indefinitely.</text:span></text:p>
      <text:h text:style-name="Heading_20_4" text:outline-level="4"><text:bookmark-start text:name="__RefHeading___Toc1691_4129081032"/><text:span text:style-name="T68">Random</text:span> sub menu<text:bookmark-end text:name="__RefHeading___Toc1691_4129081032"/></text:h>
      <text:p text:style-name="P75"><draw:frame text:anchor-type="char" draw:z-index="76" draw:name="Shape1_0" draw:style-name="gr1" draw:text-style-name="P256" svg:width="7.677cm" svg:height="1.941cm" svg:x="9.322cm" svg:y="0.171cm"><draw:text-box><text:p><text:span text:style-name="T163"><text:s/></text:span><text:span text:style-name="T163">Output <text:s text:c="4"/>2 <text:s/>4 <text:s/></text:span></text:p><text:p><text:span text:style-name="T163"><text:s/></text:span><text:span text:style-name="T163">Random&lt;7F 7F C # </text:span></text:p></draw:text-box></draw:frame>Random is used to drive a pair of <text:span text:style-name="T68">outputs</text:span> <text:span text:style-name="T151">pse</text:span><text:span text:style-name="T152">u</text:span><text:span text:style-name="T151">do</text:span><text:span text:style-name="T68">-</text:span>randomly.</text:p>
      <text:p text:style-name="P75">The intensity of the <text:span text:style-name="T68">output</text:span> is set as <text:span text:style-name="T68">for LED outputs,</text:span> as is the fade speed.</text:p>
      <text:p text:style-name="P75"><draw:frame text:anchor-type="char" draw:z-index="98" draw:name="Shape1_0" draw:style-name="gr1" draw:text-style-name="P256" svg:width="7.677cm" svg:height="1.941cm" svg:x="9.322cm" svg:y="0.028cm"><draw:text-box><text:p><text:span text:style-name="T163"><text:s/></text:span><text:span text:style-name="T163">Output Spd Reset </text:span></text:p><text:p><text:span text:style-name="T163"><text:s/></text:span><text:span text:style-name="T163">Random <text:s/>C <text:s/>&gt; 32&lt; </text:span></text:p></draw:text-box></draw:frame>The reset interval dictates the (approximate) interval (in seconds) before the outputs may (or may not) change state. After a random interval between half the reset value <text:span text:style-name="T104">(32 seconds in the example)</text:span> and one-and-a-half times the reset value <text:span text:style-name="T104">(ie between 16 and 48 seconds in the example)</text:span>, both the outputs may (or may not) change state. The Hi output (the servo pin) has a 60% chance of <text:span text:style-name="T68">being set on, else it will be set off. T</text:span>he Lo output (the alternate pad) has a 40% chance of <text:span text:style-name="T68">being set on else it will be set off</text:span>.</text:p>
      <text:p text:style-name="P75">There will then be another interval somewhere between a half and one-and-a-half times the reset value before the LEDs may change again (with the same probabilities as above).</text:p>
      <text:p text:style-name="P209">It’s possible for both output<text:span text:style-name="T73">s</text:span> to be on at the same time, or indeed n<text:span text:style-name="T134">ei</text:span>ther to be on.</text:p>
      <text:h text:style-name="P227" text:outline-level="3"><text:bookmark-start text:name="__RefHeading___Toc836_2579033525"/>Input menu<text:bookmark-end text:name="__RefHeading___Toc836_2579033525"/></text:h>
      <text:p text:style-name="P7"><draw:frame text:anchor-type="char" draw:z-index="26" draw:name="Shape1_0" draw:style-name="gr1" draw:text-style-name="P256" svg:width="7.677cm" svg:height="1.941cm" svg:x="9.322cm" svg:y="0.083cm"><draw:text-box><text:p><text:span text:style-name="T163"><text:s/></text:span><text:span text:style-name="T163">Input &lt; <text:s text:c="3"/>4 <text:s/>0 <text:s/></text:span></text:p><text:p><text:span text:style-name="T163"><text:s/></text:span><text:span text:style-name="T163">On_Off <text:s/>21 .. .. </text:span></text:p></draw:text-box></draw:frame>Configure the inputs. The second row shows a summary of the selected <text:span text:style-name="T28">input</text:span>’s current configuration. <text:span text:style-name="T28">The type of the input, and the output(s) which are operated by this input.</text:span></text:p>
      <text:p text:style-name="P88">In the example, <text:span text:style-name="T55">module 4, pin 0 is</text:span> an “On_Off” input, operating output module <text:span text:style-name="T93">2</text:span>, pin 1. <text:span text:style-name="T31">The first three (of six) outputs are shown, with the double-dots indicating “disabled”.</text:span></text:p>
      <text:p text:style-name="P87">Refer to the layout diagram in the <text:span text:style-name="T105">Demonstration Layout</text:span><text:span text:style-name="T100"> </text:span>section <text:span text:style-name="T106">earlier</text:span> to help with following this description.</text:p>
      <text:p text:style-name="P7"><draw:frame text:anchor-type="char" draw:z-index="27" draw:name="Shape1_0" draw:style-name="gr1" draw:text-style-name="P256" svg:width="7.677cm" svg:height="1.941cm" svg:x="9.322cm" svg:y="0.392cm"><draw:text-box><text:p><text:span text:style-name="T163"><text:s/></text:span><text:span text:style-name="T163">Input <text:s text:c="5"/>4 &gt;0&lt; </text:span></text:p><text:p><text:span text:style-name="T163"><text:s/></text:span><text:span text:style-name="T163">On_Off <text:s/>21 .. .. </text:span></text:p></draw:text-box></draw:frame>Use <text:span text:style-name="T127">the </text:span>right-button and then select the module ID to configure. Use the right-button <text:span text:style-name="T28">again</text:span> and then select the individual pin to configure.</text:p>
      <text:p text:style-name="P26">Pressing the select-button here will exercise all the outputs attached to this input for identification/check.</text:p>
      <text:p text:style-name="P14"><draw:frame text:anchor-type="char" draw:z-index="28" draw:name="Shape1_0" draw:style-name="gr1" draw:text-style-name="P256" svg:width="7.677cm" svg:height="1.941cm" svg:x="9.322cm" svg:y="0.048cm"><draw:text-box><text:p><text:span text:style-name="T163"><text:s/></text:span><text:span text:style-name="T163">Input <text:s text:c="5"/>4 <text:s/>0 <text:s/></text:span></text:p><text:p><text:span text:style-name="T163"><text:s/></text:span><text:span text:style-name="T163">On_Off&lt; 21 .. .. </text:span></text:p></draw:text-box></draw:frame>Use the right-button again to move to the type field. <text:span text:style-name="T16">Use the up/down buttons to select the desired input type.</text:span></text:p>
      <text:p text:style-name="P89"/>
      <text:p text:style-name="P171"><draw:frame text:anchor-type="char" draw:z-index="30" draw:name="Shape1_0" draw:style-name="gr1" draw:text-style-name="P256" svg:width="7.677cm" svg:height="1.941cm" svg:x="9.322cm" svg:y="0.171cm"><draw:text-box><text:p><text:span text:style-name="T163"><text:s/></text:span><text:span text:style-name="T163">Input <text:s text:c="5"/>4 <text:s/>0 <text:s/></text:span></text:p><text:p><text:span text:style-name="T163"><text:s/></text:span><text:span text:style-name="T163">On_Off &gt;A&lt; 2 <text:s/>1 <text:s/></text:span></text:p></draw:text-box></draw:frame>Use the right-button and the first (labelled ‘A’) output configuration is shown.</text:p>
      <text:p text:style-name="P26">Pressing the select-button here will exercise the attached output to help identify/check you have the desired output.</text:p>
      <text:p text:style-name="P26"><draw:frame text:anchor-type="char" draw:z-index="29" draw:name="Shape1_0" draw:style-name="gr1" draw:text-style-name="P256" svg:width="7.677cm" svg:height="1.941cm" svg:x="9.322cm" svg:y="0.122cm"><draw:text-box><text:p><text:span text:style-name="T163"><text:s/></text:span><text:span text:style-name="T163">Input <text:s text:c="5"/>4 <text:s/>0 <text:s/></text:span></text:p><text:p><text:span text:style-name="T163"><text:s/></text:span><text:span text:style-name="T163">On_Off &gt;B&lt; . <text:s/>. <text:s/></text:span></text:p></draw:text-box></draw:frame>Use the up/down buttons to choose the output to <text:s/>change, there can be up to <text:span text:style-name="T46">six</text:span> outputs labelled ‘A’ to ‘<text:span text:style-name="T46">F</text:span>’. Disabled outputs are shown with two ‘.’ characters.</text:p>
      <text:p text:style-name="P26"><draw:frame text:anchor-type="char" draw:z-index="31" draw:name="Shape1_0" draw:style-name="gr1" draw:text-style-name="P256" svg:width="7.677cm" svg:height="1.941cm" svg:x="9.322cm" svg:y="0.067cm"><draw:text-box><text:p><text:span text:style-name="T163"><text:s/></text:span><text:span text:style-name="T163">Input <text:s text:c="5"/>4 <text:s/>0 <text:s/></text:span></text:p><text:p><text:span text:style-name="T163"><text:s/></text:span><text:span text:style-name="T163">On_Off <text:s/>A &gt;2&lt; 1 <text:s/></text:span></text:p></draw:text-box></draw:frame>Use the right-button and then the up/down buttons to change the attached output node.</text:p>
      <text:p text:style-name="P26">Use the select-button to enable/disable the output.</text:p>
      <text:p text:style-name="P29"><draw:frame text:anchor-type="char" draw:z-index="32" draw:name="Shape1_0" draw:style-name="gr1" draw:text-style-name="P256" svg:width="7.677cm" svg:height="1.941cm" svg:x="9.322cm" svg:y="0.139cm"><draw:text-box><text:p><text:span text:style-name="T163"><text:s/></text:span><text:span text:style-name="T163">Input <text:s text:c="5"/>4 <text:s/>0 <text:s/></text:span></text:p><text:p><text:span text:style-name="T163"><text:s/></text:span><text:span text:style-name="T163">On_Off <text:s/>A <text:s/>2 &gt;1&lt; </text:span></text:p></draw:text-box></draw:frame>Use the right-button and then the up/down buttons to change the output pin.</text:p>
      <text:p text:style-name="P52">Pressing the select-button here will exercise the output for identification/check.</text:p>
      <text:p text:style-name="P161">Use the left-button to return through the fields to the <text:span text:style-name="T29">type (</text:span>“<text:span text:style-name="T29">On_Off</text:span>”<text:span text:style-name="T29">)</text:span> field.</text:p>
      <text:p text:style-name="P161">Use the left or select button to cancel or confirm the changes.</text:p>
      <text:h text:style-name="P239" text:outline-level="4"><text:bookmark-start text:name="__RefHeading___Toc897_3714537301"/>Input <text:span text:style-name="T29">delay</text:span><text:bookmark-end text:name="__RefHeading___Toc897_3714537301"/></text:h>
      <text:p text:style-name="P27">To configure a delay between the operation of an input’s outputs, put a special “delay” output between the two outputs concerned.</text:p>
      <text:p text:style-name="P37">For example to put a delay between the outputs module <text:span text:style-name="T94">3</text:span>, pin 1 and module <text:span text:style-name="T94">3</text:span>, pin 2 for input module <text:span text:style-name="T94">5</text:span> pin <text:span text:style-name="T55">2</text:span>:</text:p>
      <text:p text:style-name="P28"><draw:frame text:anchor-type="char" draw:z-index="33" draw:name="Shape1_0" draw:style-name="gr1" draw:text-style-name="P256" svg:width="7.677cm" svg:height="1.941cm" svg:x="9.322cm" svg:y="0.108cm"><draw:text-box><text:p><text:span text:style-name="T163"><text:s/></text:span><text:span text:style-name="T163">Input <text:s text:c="5"/>5 <text:s/>2 <text:s/></text:span></text:p><text:p><text:span text:style-name="T163"><text:s/></text:span><text:span text:style-name="T163">On_Off <text:s/>A <text:s/>3 &gt;1&lt; </text:span></text:p></draw:text-box></draw:frame>Use the right-button to get to the output label field, and <text:span text:style-name="T30">confi</text:span><text:span text:style-name="T134">g</text:span><text:span text:style-name="T30">ure output “A”.</text:span></text:p>
      <text:p text:style-name="P39"/>
      <text:p text:style-name="P39"><draw:frame text:anchor-type="char" draw:z-index="34" draw:name="Shape1_0" draw:style-name="gr1" draw:text-style-name="P256" svg:width="7.677cm" svg:height="1.941cm" svg:x="9.322cm" svg:y="0.164cm"><draw:text-box><text:p><text:span text:style-name="T163"><text:s/></text:span><text:span text:style-name="T163">Input <text:s text:c="5"/>5 <text:s/>2 <text:s/></text:span></text:p><text:p><text:span text:style-name="T163"><text:s/></text:span><text:span text:style-name="T163">On_Off &gt;B&lt; . <text:s/>. <text:s/></text:span></text:p></draw:text-box></draw:frame>Return to the label field and use the up/down buttons to select output ‘B’.</text:p>
      <text:p text:style-name="P39"/>
      <text:p text:style-name="P39"/>
      <text:p text:style-name="P39"><draw:frame text:anchor-type="char" draw:z-index="35" draw:name="Shape1_0" draw:style-name="gr1" draw:text-style-name="P256" svg:width="7.677cm" svg:height="1.941cm" svg:x="9.322cm" svg:y="0.053cm"><draw:text-box><text:p><text:span text:style-name="T163"><text:s/></text:span><text:span text:style-name="T163">Input <text:s text:c="5"/>5 <text:s/>2 <text:s/></text:span></text:p><text:p><text:span text:style-name="T163"><text:s/></text:span><text:span text:style-name="T163">On_Off <text:s/>B &gt;.&lt; . <text:s/></text:span></text:p></draw:text-box></draw:frame>Move to the node field and use the select button if necessary to ensure the output is disabled.</text:p>
      <text:p text:style-name="P166"/>
      <text:p text:style-name="P38"><draw:frame text:anchor-type="char" draw:z-index="36" draw:name="Shape1_0" draw:style-name="gr1" draw:text-style-name="P256" svg:width="7.677cm" svg:height="1.941cm" svg:x="9.322cm" svg:y="0.247cm"><draw:text-box><text:p><text:span text:style-name="T163"><text:s/></text:span><text:span text:style-name="T163">Input <text:s text:c="5"/>5 <text:s/>2 <text:s/></text:span></text:p><text:p><text:span text:style-name="T163"><text:s/></text:span><text:span text:style-name="T163">On_Off <text:s/>B <text:s/>. &gt;3&lt; </text:span></text:p></draw:text-box></draw:frame>Use the right-button and then the up/down buttons to specify the delay required, from 1 to <text:span text:style-name="T46">7</text:span> seconds.</text:p>
      <text:p text:style-name="P168">To remove a delay, set it to zero (a ‘.’ will once more be shown).</text:p>
      <text:p text:style-name="P168"/>
      <text:p text:style-name="P168"><draw:frame text:anchor-type="char" draw:z-index="37" draw:name="Shape1_0" draw:style-name="gr1" draw:text-style-name="P256" svg:width="7.677cm" svg:height="1.941cm" svg:x="9.322cm" svg:y="-0.109cm"><draw:text-box><text:p><text:span text:style-name="T163"><text:s/></text:span><text:span text:style-name="T163">Input <text:s text:c="5"/>5 <text:s/>2 <text:s/></text:span></text:p><text:p><text:span text:style-name="T163"><text:s/></text:span><text:span text:style-name="T163">On_Off &gt;C&lt; 3 <text:s/>2 <text:s/></text:span></text:p></draw:text-box></draw:frame>Proceed to output ‘C’ to configure the output to be actioned after the delay.</text:p>
      <text:p text:style-name="P168"/>
      <text:p text:style-name="P168"/>
      <text:p text:style-name="P168"><draw:frame text:anchor-type="char" draw:z-index="38" draw:name="Shape1_0" draw:style-name="gr1" draw:text-style-name="P256" svg:width="7.677cm" svg:height="1.941cm" svg:x="9.322cm" svg:y="0.152cm"><draw:text-box><text:p><text:span text:style-name="T163"><text:s/></text:span><text:span text:style-name="T163">Input <text:s text:c="5"/>5 <text:s/>2 <text:s/></text:span></text:p><text:p><text:span text:style-name="T163"><text:s/></text:span><text:span text:style-name="T163">On_Off 31 .3 32 <text:s/></text:span></text:p></draw:text-box></draw:frame>Return to the type (“On/Off”) field and a summary of the setting is shown.</text:p>
      <text:p text:style-name="P168">Input module <text:span text:style-name="T94">5</text:span>, pin <text:span text:style-name="T55">2</text:span>, will operate output module <text:span text:style-name="T94">3</text:span>, pin 1, pause 3 seconds and then operate output module <text:span text:style-name="T94">3</text:span>, pin 2.</text:p>
      <text:p text:style-name="P169">Note:<text:tab/><text:span text:style-name="T94">W</text:span>ith multiple outputs, the outputs are operated in reverse order when being set Lo, so first output module <text:span text:style-name="T94">3</text:span>, pin 2, then wait 3 seconds, then output module <text:span text:style-name="T94">3</text:span>, pin 1.</text:p>
      <text:p text:style-name="P170"><text:tab/><text:span text:style-name="T107">The output types Flash &amp; Blink don’t honour any configured delays – they always start or stop immediately. This is to ensure that when used on control panels to indicate “operation in progress” they operate whilst the operation is actually in progress, and not before it starts or after it finishes.</text:span></text:p>
      <text:p text:style-name="P168"/>
      <text:h text:style-name="P224" text:outline-level="3"><text:bookmark-start text:name="__RefHeading___Toc339_1673517113"/>Lock menu<text:bookmark-end text:name="__RefHeading___Toc339_1673517113"/></text:h>
      <text:p text:style-name="P30">Interlocks can be configured between any pair of outputs. Each output can have up to eight locks, four against its Lo state, four against its Hi state.</text:p>
      <text:p text:style-name="P30">Normally locks are created in pairs, one entry in each of the outputs.</text:p>
      <text:p text:style-name="P30">Locks specify a state that is forbidden. For example a signal may not be Lo (Off) when a servo (point) is set against it, Hi for example.</text:p>
      <text:p text:style-name="P30">The definition for the signal will be specified in its Lo set, against the point being Hi. The definition for the point will be in its Hi set, against the signal being Lo (Off).</text:p>
      <text:p text:style-name="P86">Refer to the layout diagram in the <text:span text:style-name="T105">Demonstration Layout</text:span><text:span text:style-name="T100"> </text:span>section <text:span text:style-name="T106">earlier</text:span> to help with following this description. The example here sets an interlock between the point (output module 2, pin1) and the semaphore signal (output module 6, pin 0).</text:p>
      <text:p text:style-name="P30"><draw:frame text:anchor-type="char" draw:z-index="39" draw:name="Shape1_0" draw:style-name="gr1" draw:text-style-name="P256" svg:width="7.677cm" svg:height="1.941cm" svg:x="9.322cm" svg:y="0.141cm"><draw:text-box><text:p><text:span text:style-name="T163"><text:s/></text:span><text:span text:style-name="T163">Lock <text:s/>&lt; <text:s text:c="3"/>6 <text:s/>0 <text:s/></text:span></text:p><text:p><text:span text:style-name="T163"><text:s/></text:span><text:span text:style-name="T163">Signal Lo 0 Hi 0 </text:span></text:p></draw:text-box></draw:frame>In the top-level menu, use the up/down buttons to select the Lock menu.</text:p>
      <text:p text:style-name="P31">Use the right-button to move through the fields, selecting the desired node and pin with the up/down buttons as you go, just as for Output definitions.</text:p>
      <text:p text:style-name="P31">The example shows module <text:span text:style-name="T95">6</text:span>, pin <text:span text:style-name="T95">0</text:span> (a signal) <text:span text:style-name="T82">h</text:span>as no locks set in either of its sets, Lo or Hi.</text:p>
      <text:p text:style-name="P31"><draw:frame text:anchor-type="char" draw:z-index="40" draw:name="Shape1_0" draw:style-name="gr1" draw:text-style-name="P256" svg:width="7.677cm" svg:height="1.941cm" svg:x="9.322cm" svg:y="0.245cm"><draw:text-box><text:p><text:span text:style-name="T163"><text:s/></text:span><text:span text:style-name="T163">Lock <text:s text:c="6"/>6 <text:s/>0 <text:s/></text:span></text:p><text:p><text:span text:style-name="T163"><text:s/></text:span><text:span text:style-name="T163">Lo&lt; A <text:s/>.. <text:s/>. <text:s/>. <text:s/></text:span></text:p></draw:text-box></draw:frame>Use the right-button in the pin field and the bottom row shows the first (labelled ‘A’) Lo lock. The dots indicate “disabled”.</text:p>
      <text:p text:style-name="P31"><draw:frame text:anchor-type="char" draw:z-index="41" draw:name="Shape1_0" draw:style-name="gr1" draw:text-style-name="P256" svg:width="7.677cm" svg:height="1.941cm" svg:x="9.322cm" svg:y="0.347cm"><draw:text-box><text:p><text:span text:style-name="T163"><text:s/></text:span><text:span text:style-name="T163">Lock <text:s text:c="6"/>6 <text:s/>0 <text:s/></text:span></text:p><text:p><text:span text:style-name="T163"><text:s/></text:span><text:span text:style-name="T163">Lo &gt;A&lt; .. <text:s/>. <text:s/>. <text:s/></text:span></text:p></draw:text-box></draw:frame>Use the up/down buttons to select the output’s Lo or H<text:span text:style-name="T47">i</text:span> set, then use the right-button to configure a lock.</text:p>
      <text:p text:style-name="P31">Pressing the select-button here will exercise the <text:span text:style-name="T124">complimentary</text:span> output <text:span text:style-name="T124">(if set)</text:span> for indication/check.</text:p>
      <text:p text:style-name="P31">Use the up/down buttons to select the desired entry, there are four labelled ‘A’ to ‘D’. There is no significance to <text:span text:style-name="T64">the order in which they</text:span> are defined, all the entries will be utilised when testing for locks.</text:p>
      <text:p text:style-name="P31"><draw:frame text:anchor-type="char" draw:z-index="42" draw:name="Shape1_0" draw:style-name="gr1" draw:text-style-name="P256" svg:width="7.677cm" svg:height="1.941cm" svg:x="9.322cm" svg:y="0.026cm"><draw:text-box><text:p><text:span text:style-name="T163"><text:s/></text:span><text:span text:style-name="T163">Lock <text:s text:c="6"/>6 <text:s/>0 <text:s/></text:span></text:p><text:p><text:span text:style-name="T163"><text:s/></text:span><text:span text:style-name="T163">Lo <text:s/>A &gt;Hi&lt; 2 <text:s/>1 <text:s/></text:span></text:p></draw:text-box></draw:frame>Use the right-button and choose the Lo or Hi state for <text:span text:style-name="T43">the </text:span>co<text:span text:style-name="T43">m</text:span>plimentary output.</text:p>
      <text:p text:style-name="P31">Pressing the select-button here will enable/disable the lock entry.</text:p>
      <text:p text:style-name="P31">In the example, <text:span text:style-name="T32">output 6, pin 0 (a signal) has its first (‘A’) Lo lock set against output 2, pin 1 being Hi.</text:span></text:p>
      <text:p text:style-name="P32"><draw:frame text:anchor-type="char" draw:z-index="43" draw:name="Shape1_0" draw:style-name="gr1" draw:text-style-name="P256" svg:width="7.677cm" svg:height="1.941cm" svg:x="9.322cm" svg:y="0.049cm"><draw:text-box><text:p><text:span text:style-name="T163"><text:s/></text:span><text:span text:style-name="T163">Lock <text:s text:c="6"/>6 <text:s/>0 <text:s/></text:span></text:p><text:p><text:span text:style-name="T163"><text:s/></text:span><text:span text:style-name="T163">Lo <text:s/>A <text:s/>Hi &gt;2&lt; 1 <text:s/></text:span></text:p></draw:text-box></draw:frame>Use the right-button and then the up/down buttons to specify the output node to lock against. Locks can be set against any module, any pin.</text:p>
      <text:p text:style-name="P32">Pressing the select-button here will exercise the complimentary output for identification/check.</text:p>
      <text:p text:style-name="P33"><draw:frame text:anchor-type="char" draw:z-index="44" draw:name="Shape1_0" draw:style-name="gr1" draw:text-style-name="P256" svg:width="7.677cm" svg:height="1.941cm" svg:x="9.322cm" svg:y="0.141cm"><draw:text-box><text:p><text:span text:style-name="T163"><text:s/></text:span><text:span text:style-name="T163">Lock <text:s text:c="6"/>6 <text:s/>0 <text:s/></text:span></text:p><text:p><text:span text:style-name="T163"><text:s/></text:span><text:span text:style-name="T163">Lo <text:s/>A <text:s/>Hi <text:s/>2 &gt;1&lt; </text:span></text:p></draw:text-box></draw:frame>Use the right-button and then the up/down buttons to adjust the output pin in the same manner. Again, pressing the select-button here will exercise the output.</text:p>
      <text:p text:style-name="P32"><draw:frame text:anchor-type="char" draw:z-index="45" draw:name="Shape1_0" draw:style-name="gr1" draw:text-style-name="P256" svg:width="7.677cm" svg:height="1.941cm" svg:x="9.322cm" svg:y="0.026cm"><draw:text-box><text:p><text:span text:style-name="T163"><text:s/></text:span><text:span text:style-name="T163">Lock <text:s text:c="6"/>6 <text:s/>0 <text:s/></text:span></text:p><text:p><text:span text:style-name="T163"><text:s/></text:span><text:span text:style-name="T163">Lo&lt; A <text:s/>Hi <text:s/>2 <text:s/>1 <text:s/></text:span></text:p></draw:text-box></draw:frame>Return to the first field (“Lo”) and use the left or select button to cancel or confirm the changes.</text:p>
      <text:p text:style-name="P32"/>
      <text:p text:style-name="P32"><draw:frame text:anchor-type="char" draw:z-index="46" draw:name="Shape1_0" draw:style-name="gr1" draw:text-style-name="P256" svg:width="7.677cm" svg:height="1.941cm" svg:x="9.322cm" svg:y="0.026cm"><draw:text-box><text:p><text:span text:style-name="T163"><text:s/></text:span><text:span text:style-name="T163">Lock <text:s text:c="6"/>6 &gt;0&lt; </text:span></text:p><text:p><text:span text:style-name="T163"><text:s/></text:span><text:span text:style-name="T163">Signal Lo 1 Hi 0 <text:s/></text:span></text:p></draw:text-box></draw:frame>The panel now shows there’s one Lo lock defined for this output.</text:p>
      <text:p text:style-name="P32"/>
      <text:p text:style-name="P32"><draw:frame text:anchor-type="char" draw:z-index="47" draw:name="Shape1_0" draw:style-name="gr1" draw:text-style-name="P256" svg:width="7.677cm" svg:height="1.941cm" svg:x="9.322cm" svg:y="0.083cm"><draw:text-box><text:p><text:span text:style-name="T163"><text:s/></text:span><text:span text:style-name="T163">Lock <text:s text:c="6"/>2 &gt;1&lt; <text:s/></text:span></text:p><text:p><text:span text:style-name="T163"><text:s/></text:span><text:span text:style-name="T163">Servo <text:s/>Lo 0 Hi 0 </text:span></text:p></draw:text-box></draw:frame>To set the complimentary lock, select the desired node and pin as before. As usual, pressing select on the pin field will exercise the output for identification/check.</text:p>
      <text:p text:style-name="P32"><draw:frame text:anchor-type="char" draw:z-index="48" draw:name="Shape1_0" draw:style-name="gr1" draw:text-style-name="P256" svg:width="7.677cm" svg:height="1.941cm" svg:x="9.322cm" svg:y="0.026cm"><draw:text-box><text:p><text:span text:style-name="T163"><text:s/></text:span><text:span text:style-name="T163">Lock <text:s text:c="6"/>2 <text:s/>1 <text:s/></text:span></text:p><text:p><text:span text:style-name="T163"><text:s/></text:span><text:span text:style-name="T163">Hi&lt; A <text:s/>.. <text:s/>. <text:s/>. <text:s/></text:span></text:p></draw:text-box></draw:frame>Use the right-button and then the up/down buttons to select the Hi set for this output.</text:p>
      <text:p text:style-name="P31"/>
      <text:p text:style-name="P35"><draw:frame text:anchor-type="char" draw:z-index="49" draw:name="Shape1_0" draw:style-name="gr1" draw:text-style-name="P256" svg:width="7.677cm" svg:height="1.941cm" svg:x="9.322cm" svg:y="0.233cm"><draw:text-box><text:p><text:span text:style-name="T163"><text:s/></text:span><text:span text:style-name="T163">Lock <text:s text:c="6"/>2 <text:s/>1 <text:s/></text:span></text:p><text:p><text:span text:style-name="T163"><text:s/></text:span><text:span text:style-name="T163">Hi <text:s/>A &gt;Lo&lt; 6 <text:s/>0 <text:s/></text:span></text:p></draw:text-box></draw:frame>Use the right-button to move to the <text:span text:style-name="T47">state</text:span> field, and the up/down buttons to select <text:span text:style-name="T77">Lo</text:span> s<text:span text:style-name="T47">tate</text:span>.</text:p>
      <text:p text:style-name="P35"/>
      <text:p text:style-name="P35"><draw:frame text:anchor-type="char" draw:z-index="50" draw:name="Shape1_0" draw:style-name="gr1" draw:text-style-name="P256" svg:width="7.677cm" svg:height="1.941cm" svg:x="9.322cm" svg:y="0.139cm"><draw:text-box><text:p><text:span text:style-name="T163"><text:s/></text:span><text:span text:style-name="T163">Lock <text:s text:c="6"/>2 <text:s/>1 <text:s/></text:span></text:p><text:p><text:span text:style-name="T163"><text:s/></text:span><text:span text:style-name="T163">Hi <text:s/>A <text:s/>Lo <text:s/>6 &gt;0&lt; </text:span></text:p></draw:text-box></draw:frame>Use the right-button and then the up/down buttons to select the complimentary output.</text:p>
      <text:p text:style-name="P36">The example shows output <text:span text:style-name="T95">2</text:span>, pin 1 (a servo) locked <text:span text:style-name="T47">when Hi</text:span> against output <text:span text:style-name="T95">6</text:span>, pin <text:span text:style-name="T95">0</text:span> <text:span text:style-name="T47">(a signal) </text:span>being Lo.</text:p>
      <text:p text:style-name="P36"><draw:frame text:anchor-type="char" draw:z-index="51" draw:name="Shape1_0" draw:style-name="gr1" draw:text-style-name="P256" svg:width="7.677cm" svg:height="1.941cm" svg:x="9.322cm" svg:y="0.026cm"><draw:text-box><text:p><text:span text:style-name="T163"><text:s/></text:span><text:span text:style-name="T163">Lock <text:s text:c="6"/>2 <text:s/>1 <text:s/></text:span></text:p><text:p><text:span text:style-name="T163"><text:s/></text:span><text:span text:style-name="T163">Servo <text:s/>Lo 0 Hi 1 </text:span></text:p></draw:text-box></draw:frame>Use the left or select button to cancel or confirm the changes.</text:p>
      <text:p text:style-name="P34">The panel now shows there’s one <text:span text:style-name="T33">Hi</text:span> lock defined for this output.</text:p>
      <text:p text:style-name="P36">Notes.</text:p>
      <text:list xml:id="list3589467679" text:style-name="L3">
        <text:list-item>
          <text:p text:style-name="P255">It’s possible to specify locks against a pair of outputs where both outputs are in the same state (Hi or Lo) – this is perfectly reasonable.</text:p>
        </text:list-item>
        <text:list-item>
          <text:p text:style-name="P255">It’s possible to specify a lock against the same output <text:span text:style-name="T100">module and pin</text:span>. This isn’t useful.</text:p>
        </text:list-item>
      </text:list>
      <text:h text:style-name="P224" text:outline-level="3"><text:bookmark-start text:name="__RefHeading___Toc341_1673517113"/>Export menu<text:bookmark-end text:name="__RefHeading___Toc341_1673517113"/></text:h>
      <text:p text:style-name="P40">The configuration can be exported via the Uno’s serial IO using a USB cable connected to a computer.</text:p>
      <text:p text:style-name="P40">Some software capable of reading from the USB socket is required on the computer. The Arduino IDE is ideal for this. <text:span text:style-name="T153">Set the serial BAUD rate to 115200.</text:span></text:p>
      <text:p text:style-name="P40"><draw:frame text:anchor-type="char" draw:z-index="52" draw:name="Shape1_0" draw:style-name="gr1" draw:text-style-name="P256" svg:width="7.677cm" svg:height="1.941cm" svg:x="9.322cm" svg:y="0.026cm"><draw:text-box><text:p><text:span text:style-name="T163"><text:s/></text:span><text:span text:style-name="T163">Export <text:s text:c="3"/>v3.3.2 </text:span></text:p><text:p><text:span text:style-name="T163"><text:s/></text:span><text:span text:style-name="T163">All <text:s text:c="2"/>&lt; <text:s text:c="9"/></text:span></text:p></draw:text-box></draw:frame>In the top-level menu, select the Export menu and then use the right-button to move to the export sub-menu.</text:p>
      <text:p text:style-name="P40">Use the up/down buttons to select the definitions to export (the system, the outputs, the inputs, the locks) or select “All” to export everything.</text:p>
      <text:p text:style-name="P40"/>
      <text:p text:style-name="P40"><draw:frame text:anchor-type="char" draw:z-index="53" draw:name="Shape1_0" draw:style-name="gr1" draw:text-style-name="P256" svg:width="7.677cm" svg:height="1.941cm" svg:x="9.322cm" svg:y="0.026cm"><draw:text-box><text:p><text:span text:style-name="T163"><text:s/></text:span><text:span text:style-name="T163">Export <text:s text:c="3"/>v3.3.2 </text:span></text:p><text:p><text:span text:style-name="T163"><text:s/></text:span><text:span text:style-name="T163">All <text:s text:c="3"/>Exporting </text:span></text:p></draw:text-box></draw:frame>Use the right-button to perform the export. The panel will show that it’s export<text:span text:style-name="T47">ing</text:span> for a brief period.</text:p>
      <text:p text:style-name="P40">The output can be saved for use in the import function.</text:p>
      <text:p text:style-name="P40">The export output is human readable, and can even be edited though that is not recommended.</text:p>
      <text:p text:style-name="P44">There will be one line for the system configuration, 16 lines for each input module, 8 lines for each output module, <text:span text:style-name="T35">8 lines for each output module’s locks </text:span>plus some comment lines (which start with a ‘#’ character), <text:span text:style-name="T36">something like this (many lines have been omitted for brevity):</text:span></text:p>
      <text:p text:style-name="P85">#System Version Report <text:s/><text:span text:style-name="T109">Debug</text:span><text:line-break/>System <text:s/>v<text:span text:style-name="T50">3.1.4</text:span> <text:s/>Lon<text:span text:style-name="T36">g <text:s text:c="3"/>Errors<text:line-break/></text:span><text:line-break/>#Input <text:s/>Node <text:s text:c="3"/>Pin <text:s text:c="4"/>Type <text:s text:c="3"/>OutA <text:s text:c="3"/>OutB <text:s text:c="3"/>OutC <text:s text:c="3"/>OutD <text:s text:c="3"/>OutE <text:s text:c="3"/>OutF<text:line-break/>Input <text:s text:c="2"/><text:span text:style-name="T95">4</text:span> <text:s text:c="6"/>0 <text:s text:c="6"/>On_Off <text:s/><text:span text:style-name="T95">2</text:span> <text:span text:style-name="T35">1</text:span> <text:s text:c="4"/>. . <text:s text:c="4"/>. . <text:s text:c="4"/>. . <text:s text:c="4"/>. . <text:s text:c="4"/>. .<text:line-break/>Input <text:s text:c="2"/><text:span text:style-name="T95">4</text:span> <text:s text:c="6"/>1 <text:s text:c="6"/>On_Off <text:s/><text:span text:style-name="T95">6</text:span> <text:span text:style-name="T95">0</text:span> <text:s text:c="4"/>. . <text:s text:c="4"/>. . <text:s text:c="4"/>. . <text:s text:c="4"/>. . <text:s text:c="4"/>. .<text:line-break/><text:line-break/>Input <text:s text:c="2"/><text:span text:style-name="T95">5</text:span> <text:s text:c="6"/>0 <text:s text:c="6"/>On_Off <text:s/>. . <text:s text:c="4"/>. . <text:s text:c="4"/>. . <text:s text:c="4"/>. . <text:s text:c="4"/>. . <text:s text:c="4"/>. .<text:line-break/>Input <text:s text:c="2"/><text:span text:style-name="T95">5</text:span> <text:s text:c="6"/><text:span text:style-name="T95">1</text:span> <text:s text:c="6"/>On_Off <text:s/><text:span text:style-name="T95">3 0</text:span> <text:s text:c="4"/>. . <text:s text:c="4"/>. . <text:s text:c="4"/>. . <text:s text:c="4"/>. . <text:s text:c="4"/>. .<text:line-break/>Input <text:s text:c="2"/><text:span text:style-name="T95">5</text:span> <text:s text:c="6"/><text:span text:style-name="T95">2</text:span> <text:s text:c="6"/>On_Off <text:s/><text:span text:style-name="T95">3</text:span> <text:span text:style-name="T95">1</text:span> <text:s text:c="4"/>. <text:span text:style-name="T95">3</text:span> <text:s text:c="4"/><text:span text:style-name="T95">3 2</text:span> <text:s text:c="4"/>. . <text:s text:c="4"/>. . <text:s text:c="4"/>. .<text:line-break/><text:line-break/>#Output Node <text:s text:c="3"/>Pin <text:s text:c="4"/>Type <text:s text:c="3"/>Lo <text:s text:c="5"/>Hi <text:s text:c="5"/>Spd <text:s text:c="4"/>Reset<text:line-break/>Output <text:s/><text:span text:style-name="T95">2</text:span> <text:s text:c="6"/>0 <text:s text:c="6"/><text:span text:style-name="T95">None </text:span><text:s text:c="3"/>00 <text:s text:c="5"/><text:span text:style-name="T95">FF</text:span> <text:s text:c="5"/><text:span text:style-name="T95">00</text:span> <text:s text:c="5"/>00<text:line-break/>Output <text:s/><text:span text:style-name="T95">2</text:span> <text:s text:c="6"/>1 <text:s text:c="6"/><text:span text:style-name="T95">Servo </text:span><text:s text:c="2"/><text:span text:style-name="T64">B</text:span>4 <text:s text:c="5"/>00 <text:s text:c="5"/>0<text:span text:style-name="T64">D</text:span> <text:s text:c="5"/>00<text:line-break/>Output <text:s/><text:span text:style-name="T95">2</text:span> <text:s text:c="6"/><text:span text:style-name="T104">2</text:span> <text:s text:c="6"/><text:span text:style-name="T104">Flash </text:span><text:s text:c="2"/><text:span text:style-name="T104">4F</text:span> <text:s text:c="5"/><text:span text:style-name="T104">4E</text:span> <text:s text:c="5"/>0<text:span text:style-name="T64">D</text:span> <text:s text:c="5"/>00<text:line-break/>Output <text:s/><text:span text:style-name="T95">2</text:span> <text:s text:c="6"/><text:span text:style-name="T104">3</text:span> <text:s text:c="6"/><text:span text:style-name="T104">Blink </text:span><text:s text:c="2"/><text:span text:style-name="T104">51</text:span> <text:s text:c="5"/><text:span text:style-name="T104">53</text:span> <text:s text:c="5"/>0<text:span text:style-name="T104">E</text:span> <text:s text:c="5"/>00<text:line-break/>Output <text:s/><text:span text:style-name="T95">2</text:span> <text:s text:c="6"/><text:span text:style-name="T104">4</text:span> <text:s text:c="6"/><text:span text:style-name="T104">Random</text:span> <text:s/><text:span text:style-name="T104">7F</text:span> <text:s text:c="5"/><text:span text:style-name="T104">7F</text:span> <text:s text:c="5"/>0<text:span text:style-name="T104">C</text:span> <text:s text:c="5"/><text:span text:style-name="T104">2</text:span>0<text:line-break/><text:line-break/><text:span text:style-name="T36">O</text:span>utput <text:s/><text:span text:style-name="T95">3</text:span> <text:s text:c="6"/><text:span text:style-name="T95">0</text:span> <text:s text:c="6"/><text:span text:style-name="T35">LED <text:s text:c="2"/></text:span><text:s text:c="2"/><text:span text:style-name="T35">27</text:span> <text:s text:c="5"/><text:span text:style-name="T35">27</text:span> <text:s text:c="5"/>0<text:span text:style-name="T64">C</text:span> <text:s text:c="5"/>00<text:line-break/>Output <text:s/><text:span text:style-name="T95">3</text:span> <text:s text:c="6"/><text:span text:style-name="T95">1</text:span> <text:s text:c="6"/><text:span text:style-name="T95">Servo </text:span><text:s text:c="2"/><text:span text:style-name="T35">3F</text:span> <text:s text:c="5"/><text:span text:style-name="T35">3F</text:span> <text:s text:c="5"/><text:span text:style-name="T35">0D</text:span> <text:s text:c="5"/>00<text:line-break/>Output <text:s/><text:span text:style-name="T95">3</text:span> <text:s text:c="6"/><text:span text:style-name="T95">2</text:span> <text:s text:c="6"/><text:span text:style-name="T95">Servo </text:span><text:s text:c="2"/><text:span text:style-name="T35">3F</text:span> <text:s text:c="5"/><text:span text:style-name="T35">3F</text:span> <text:s text:c="5"/><text:span text:style-name="T35">0E</text:span> <text:s text:c="5"/>00<text:line-break/>Output <text:s/><text:span text:style-name="T95">3</text:span> <text:s text:c="6"/><text:span text:style-name="T104">3</text:span> <text:s text:c="6"/><text:span text:style-name="T104">LED <text:s text:c="2"/></text:span><text:s text:c="2"/><text:span text:style-name="T35">3F</text:span> <text:s text:c="5"/><text:span text:style-name="T35">3E</text:span> <text:s text:c="5"/><text:span text:style-name="T35">0D</text:span> <text:s text:c="5"/>00<text:line-break/>Output <text:s/><text:span text:style-name="T95">3</text:span> <text:s text:c="6"/><text:span text:style-name="T104">4</text:span> <text:s text:c="6"/><text:span text:style-name="T104">LED_4 </text:span><text:s text:c="2"/><text:span text:style-name="T35">3F</text:span> <text:s text:c="5"/><text:span text:style-name="T35">3E</text:span> <text:s text:c="5"/><text:span text:style-name="T35">0D</text:span> <text:s text:c="5"/>0<text:span text:style-name="T104">5</text:span><text:line-break/>Output <text:s/><text:span text:style-name="T95">3</text:span> <text:s text:c="6"/><text:span text:style-name="T104">5</text:span> <text:s text:c="6"/><text:span text:style-name="T104">LED <text:s text:c="2"/></text:span><text:s text:c="2"/><text:span text:style-name="T35">3F</text:span> <text:s text:c="5"/><text:span text:style-name="T35">3E</text:span> <text:s text:c="5"/><text:span text:style-name="T35">0D</text:span> <text:s text:c="5"/>0<text:span text:style-name="T104">1</text:span><text:line-break/>Output <text:s/><text:span text:style-name="T95">3</text:span> <text:s text:c="6"/><text:span text:style-name="T104">6</text:span> <text:s text:c="6"/><text:span text:style-name="T104">RoadUK</text:span> <text:s/><text:span text:style-name="T35">3F</text:span> <text:s text:c="5"/><text:span text:style-name="T35">3E</text:span> <text:s text:c="5"/><text:span text:style-name="T35">0D</text:span> <text:s text:c="5"/>0<text:span text:style-name="T104">8</text:span><text:line-break/><text:line-break/>Output <text:s/><text:span text:style-name="T95">6</text:span> <text:s text:c="6"/>0 <text:s text:c="6"/><text:span text:style-name="T35">Signal</text:span> <text:s/><text:span text:style-name="T64">B</text:span>4 <text:s text:c="5"/>00 <text:s text:c="5"/>0<text:span text:style-name="T64">D</text:span> <text:s text:c="5"/>00<text:line-break/><text:line-break/>#Lock <text:s text:c="2"/>Node <text:s text:c="3"/><text:span text:style-name="T35">P</text:span>in <text:s text:c="4"/>LockLoA LockLoB LockLoC LockLoD LockHiA LockHiB LockHiC LockHiD<text:line-break/>Lock <text:s text:c="3"/><text:span text:style-name="T95">2</text:span> <text:s text:c="6"/><text:span text:style-name="T95">1</text:span> <text:s text:c="6"/>. <text:s text:c="6"/>. <text:s text:c="6"/>. <text:s text:c="6"/>. <text:s text:c="6"/><text:span text:style-name="T96">Lo 6 0</text:span> <text:s/>. <text:s text:c="6"/>. <text:s text:c="6"/>.<text:line-break/><text:line-break/>Lock <text:s text:c="3"/><text:span text:style-name="T95">6</text:span> <text:s text:c="6"/><text:span text:style-name="T64">0</text:span> <text:s text:c="6"/><text:span text:style-name="T96">Hi</text:span> <text:span text:style-name="T64">4</text:span> 1 <text:s/>. <text:s text:c="6"/>. <text:s text:c="6"/>. <text:s text:c="6"/>. <text:s text:c="6"/>. <text:s text:c="6"/>. <text:s text:c="6"/>.<text:line-break/><text:line-break/></text:p>
      <text:p text:style-name="P45"/>
      <text:h text:style-name="P224" text:outline-level="3"><text:bookmark-start text:name="__RefHeading___Toc343_1673517113"/>Import menu<text:bookmark-end text:name="__RefHeading___Toc343_1673517113"/></text:h>
      <text:p text:style-name="P41">A previously saved export can be imported to restore the state if it’s been lost or damaged using a USB cable connected to a computer.</text:p>
      <text:p text:style-name="P43"><text:span text:style-name="T34">As for export, s</text:span>ome software capable of <text:span text:style-name="T34">writing to</text:span> the USB socket is required on the computer. The Arduino IDE <text:span text:style-name="T56">can be used </text:span>for this. <text:span text:style-name="T153">Set the serial BAUD rate to 115200.</text:span></text:p>
      <text:p text:style-name="P40"><draw:frame text:anchor-type="char" draw:z-index="54" draw:name="Shape1_0" draw:style-name="gr1" draw:text-style-name="P256" svg:width="7.677cm" svg:height="1.941cm" svg:x="9.322cm" svg:y="0.026cm"><draw:text-box><text:p><text:span text:style-name="T163"><text:s/></text:span><text:span text:style-name="T163">Import <text:s text:c="10"/></text:span></text:p><text:p><text:span text:style-name="T163"><text:s/></text:span><text:span text:style-name="T163">Waiting <text:s text:c="9"/></text:span></text:p></draw:text-box></draw:frame>In the top-level menu, select the Import menu and then use the right-button to move to the import mode.</text:p>
      <text:p text:style-name="P44">Using the Arduino IDE or other suitable comms software, send all or some of the data from a previously exported system to the Arduino via the USB cable.</text:p>
      <text:p text:style-name="P44"><draw:frame text:anchor-type="char" draw:z-index="55" draw:name="Shape1_0" draw:style-name="gr1" draw:text-style-name="P256" svg:width="7.677cm" svg:height="1.941cm" svg:x="9.322cm" svg:y="-0.118cm"><draw:text-box><text:p><text:span text:style-name="T163"><text:s/></text:span><text:span text:style-name="T163">Import <text:s text:c="3"/>System </text:span></text:p><text:p><text:span text:style-name="T163"><text:s text:c="18"/></text:span></text:p></draw:text-box></draw:frame>As each line is processed, a message indicating what was processed is displayed.</text:p>
      <text:p text:style-name="P46"/>
      <text:p text:style-name="P46"><draw:frame text:anchor-type="char" draw:z-index="56" draw:name="Shape1_0" draw:style-name="gr1" draw:text-style-name="P256" svg:width="7.677cm" svg:height="1.941cm" svg:x="9.322cm" svg:y="-0.122cm"><draw:text-box><text:p><text:span text:style-name="T163"><text:s/></text:span><text:span text:style-name="T163">Import <text:s text:c="3"/>Input <text:s/></text:span></text:p><text:p><text:span text:style-name="T163"><text:s/></text:span><text:span text:style-name="T163">On_Off <text:s text:c="4"/>4 <text:s/>0 <text:s/></text:span></text:p></draw:text-box></draw:frame>An input, <text:span text:style-name="T37">module 4, pin 0 (an On_Off input).</text:span></text:p>
      <text:p text:style-name="P44"/>
      <text:p text:style-name="P44"/>
      <text:p text:style-name="P47"><draw:frame text:anchor-type="char" draw:z-index="57" draw:name="Shape1_0" draw:style-name="gr1" draw:text-style-name="P256" svg:width="7.677cm" svg:height="1.941cm" svg:x="9.322cm" svg:y="0.026cm"><draw:text-box><text:p><text:span text:style-name="T163"><text:s/></text:span><text:span text:style-name="T163">Import <text:s text:c="3"/>Output <text:s/></text:span></text:p><text:p><text:span text:style-name="T163"><text:s/></text:span><text:span text:style-name="T163">Servo <text:s text:c="5"/>2 <text:s/>1 <text:s/></text:span></text:p></draw:text-box></draw:frame>An output, module <text:span text:style-name="T97">2</text:span>, pin 1 <text:span text:style-name="T44">(a servo)</text:span>.</text:p>
      <text:p text:style-name="P47"/>
      <text:p text:style-name="P47"/>
      <text:p text:style-name="P47"><draw:frame text:anchor-type="char" draw:z-index="58" draw:name="Shape1_0" draw:style-name="gr1" draw:text-style-name="P256" svg:width="7.677cm" svg:height="1.941cm" svg:x="9.322cm" svg:y="0.026cm"><draw:text-box><text:p><text:span text:style-name="T163"><text:s/></text:span><text:span text:style-name="T163">Import <text:s text:c="3"/>Lock <text:s text:c="2"/></text:span></text:p><text:p><text:span text:style-name="T163"><text:s/></text:span><text:span text:style-name="T163">Signal <text:s text:c="4"/>6 <text:s/>0 <text:s/></text:span></text:p></draw:text-box></draw:frame>A lock for output module <text:span text:style-name="T97">6</text:span>, pin <text:span text:style-name="T97">0</text:span> <text:span text:style-name="T44">(a signal)</text:span>.</text:p>
      <text:p text:style-name="P47"/>
      <text:p text:style-name="P47"/>
      <text:p text:style-name="P48"><draw:frame text:anchor-type="char" draw:z-index="59" draw:name="Shape1_0" draw:style-name="gr1" draw:text-style-name="P256" svg:width="7.677cm" svg:height="1.941cm" svg:x="9.322cm" svg:y="0.026cm"><draw:text-box><text:p><text:span text:style-name="T163"><text:s/></text:span><text:span text:style-name="T163">Import <text:s text:c="10"/></text:span></text:p><text:p><text:span text:style-name="T163"><text:s/></text:span><text:span text:style-name="T163">Waiting <text:s text:c="9"/></text:span></text:p></draw:text-box></draw:frame>When the importing is finished, the waiting message re-appears. Use any button to return to the top-level menu.</text:p>
      <text:p text:style-name="P91"/>
      <text:h text:style-name="P219" text:outline-level="2"><text:bookmark-start text:name="__RefHeading___Toc1355_2188082348"/>Advanced features<text:bookmark-end text:name="__RefHeading___Toc1355_2188082348"/></text:h>
      <text:p text:style-name="P57">This section covers two advanced features.</text:p>
      <text:h text:style-name="Heading_20_3" text:outline-level="3"><text:bookmark-start text:name="__RefHeading___Toc1357_2188082348"/>Module node ID<text:bookmark-end text:name="__RefHeading___Toc1357_2188082348"/></text:h>
      <text:p text:style-name="P57">The output modules normally set their module-ID using the jumpers <text:span text:style-name="T65">o</text:span>n the PCB. However, the modules can also have the<text:span text:style-name="T72">i</text:span>r I<text:span text:style-name="T65">D</text:span> set using software. This will be necessary to set the module I<text:span text:style-name="T72">D</text:span>s greater th<text:span text:style-name="T123">a</text:span>n ‘F’ as there are only 4 jumpers.</text:p>
      <text:p text:style-name="P57">If using software-assigned I<text:span text:style-name="T65">D</text:span>s, it’s usual to leave all the jumpers <text:span text:style-name="T65">off</text:span> – the module will initially set its ID to 0. As no two modules can have the same number, it’s necessary to add the modules <text:span text:style-name="T65">to the system </text:span>one at a time. <text:span text:style-name="T57">Also, there should be no module 0 in the system already.</text:span></text:p>
      <text:p text:style-name="P42"><draw:frame text:anchor-type="char" draw:z-index="65" draw:name="Shape1_0" draw:style-name="gr1" draw:text-style-name="P256" svg:width="7.677cm" svg:height="1.941cm" svg:x="9.322cm" svg:y="0.026cm"><draw:text-box><text:p><text:span text:style-name="T163"><text:s/></text:span><text:span text:style-name="T163">Output <text:s text:c="4"/>0 <text:s/>0 <text:s text:c="2"/></text:span></text:p><text:p><text:span text:style-name="T163"><text:s/></text:span><text:span text:style-name="T163">New node# &gt;0&lt; <text:s text:c="4"/></text:span></text:p></draw:text-box></draw:frame>I<text:span text:style-name="T56">n the output menu, press the select button when on the node number field.</text:span></text:p>
      <text:p text:style-name="P57">Use the up and down buttons to choose a new node number for this module. You won’t be able to choose numbers that are currently in use.</text:p>
      <text:p text:style-name="P58"><draw:frame text:anchor-type="char" draw:z-index="66" draw:name="Shape1_0" draw:style-name="gr1" draw:text-style-name="P256" svg:width="7.677cm" svg:height="1.941cm" svg:x="9.322cm" svg:y="-0.118cm"><draw:text-box><text:p><text:span text:style-name="T163"><text:s/></text:span><text:span text:style-name="T163">Output <text:s text:c="4"/>0 <text:s/>0 <text:s/></text:span></text:p><text:p><text:span text:style-name="T163"><text:s/></text:span><text:span text:style-name="T163">New node# &gt;M&lt; <text:s text:c="3"/></text:span></text:p></draw:text-box></draw:frame>As up to 32 output nodes can be configured, they use the “numbers” ‘0’-’9’ and ‘A’-’V’.</text:p>
      <text:p text:style-name="P58"/>
      <text:p text:style-name="P58"><draw:frame text:anchor-type="char" draw:z-index="67" draw:name="Shape1_0" draw:style-name="gr1" draw:text-style-name="P256" svg:width="7.677cm" svg:height="1.941cm" svg:x="9.322cm" svg:y="-0.118cm"><draw:text-box><text:p><text:span text:style-name="T163"><text:s/></text:span><text:span text:style-name="T163">Output <text:s text:c="4"/>0 <text:s/>0 <text:s/></text:span></text:p><text:p><text:span text:style-name="T163"><text:s/></text:span><text:span text:style-name="T163">Confirm? Sel=Yes <text:s/></text:span></text:p></draw:text-box></draw:frame>Use the select button to confirm the choice (or left-button to cancel), and the normal confirmation dialog is shown</text:p>
      <text:p text:style-name="P58"/>
      <text:p text:style-name="P58"><draw:frame text:anchor-type="char" draw:z-index="68" draw:name="Shape1_0" draw:style-name="gr1" draw:text-style-name="P256" svg:width="7.677cm" svg:height="1.941cm" svg:x="9.322cm" svg:y="-0.118cm"><draw:text-box><text:p><text:span text:style-name="T163"><text:s/></text:span><text:span text:style-name="T163">Renumber <text:s text:c="2"/>0 <text:s/>0 <text:s/></text:span></text:p><text:p><text:span text:style-name="T163"><text:s/></text:span><text:span text:style-name="T163">Input <text:s text:c="2"/>....45.. </text:span></text:p></draw:text-box></draw:frame>The display now shows the input nodes being re-programmed.</text:p>
      <text:p text:style-name="P58"/>
      <text:p text:style-name="P58"><draw:frame text:anchor-type="char" draw:z-index="69" draw:name="Shape1_0" draw:style-name="gr1" draw:text-style-name="P256" svg:width="7.677cm" svg:height="1.941cm" svg:x="9.322cm" svg:y="-0.118cm"><draw:text-box><text:p><text:span text:style-name="T163"><text:s/></text:span><text:span text:style-name="T163">..23..6......... </text:span></text:p><text:p><text:span text:style-name="T163"><text:s/></text:span><text:span text:style-name="T163">......M......... </text:span></text:p></draw:text-box></draw:frame>And then the outputs with the new node number in place.</text:p>
      <text:p text:style-name="P58"/>
      <text:p text:style-name="P59"><draw:frame text:anchor-type="char" draw:z-index="70" draw:name="Shape1_0" draw:style-name="gr1" draw:text-style-name="P256" svg:width="7.677cm" svg:height="1.941cm" svg:x="9.322cm" svg:y="-0.118cm"><draw:text-box><text:p><text:span text:style-name="T163"><text:s/></text:span><text:span text:style-name="T163">Output <text:s text:c="4"/>M <text:s/>0 <text:s/></text:span></text:p><text:p><text:span text:style-name="T163"><text:s/></text:span><text:span text:style-name="T163">None <text:s text:c="12"/></text:span></text:p></draw:text-box></draw:frame>And then the normal output menu is shown once more. All the pins of the new module will be of type “None” initially.</text:p>
      <text:p text:style-name="P73">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73">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224" text:outline-level="3"><text:bookmark-start text:name="__RefHeading___Toc1359_2188082348"/>Input pin scanning<text:bookmark-end text:name="__RefHeading___Toc1359_2188082348"/></text:h>
      <text:p text:style-name="P59"><draw:frame text:anchor-type="char" draw:z-index="71" draw:name="Shape1_0" draw:style-name="gr1" draw:text-style-name="P256" svg:width="7.677cm" svg:height="1.941cm" svg:x="9.322cm" svg:y="0.026cm"><draw:text-box><text:p><text:span text:style-name="T163"><text:s/></text:span><text:span text:style-name="T163">Input <text:s text:c="4"/>&gt;4&lt; 0 <text:s text:c="2"/></text:span></text:p><text:p><text:span text:style-name="T163"><text:s/></text:span><text:span text:style-name="T163">On/Off <text:s/>21 .. .. <text:s/></text:span></text:p></draw:text-box></draw:frame>When configuring inputs, it might be easier to just press the input in question rather than using the up and down buttons to select an input node and pin.</text:p>
      <text:p text:style-name="P59"/>
      <text:p text:style-name="P59"><draw:frame text:anchor-type="char" draw:z-index="72" draw:name="Shape1_0" draw:style-name="gr1" draw:text-style-name="P256" svg:width="7.677cm" svg:height="1.941cm" svg:x="9.322cm" svg:y="0.026cm"><draw:text-box><text:p><text:span text:style-name="T163"><text:s/></text:span><text:span text:style-name="T163">Input <text:s text:c="5"/>4 <text:s/>0 <text:s text:c="2"/></text:span></text:p><text:p><text:span text:style-name="T163"><text:s/></text:span><text:span text:style-name="T163">Scanning inputs <text:s/></text:span></text:p></draw:text-box></draw:frame>In the input menu, on the node number field, press the select button. The display shows it’s waiting for an input to be pressed/switched.</text:p>
      <text:p text:style-name="P60">Now press the desired input button or switch.</text:p>
      <text:p text:style-name="P60"><draw:frame text:anchor-type="char" draw:z-index="74" draw:name="Shape1_0" draw:style-name="gr1" draw:text-style-name="P256" svg:width="7.677cm" svg:height="1.941cm" svg:x="9.322cm" svg:y="0.026cm"><draw:text-box><text:p><text:span text:style-name="T163"><text:s/></text:span><text:span text:style-name="T163">Input <text:s text:c="5"/>5 <text:s/>2 <text:s text:c="2"/></text:span></text:p><text:p><text:span text:style-name="T163"><text:s/></text:span><text:span text:style-name="T163">On_Off <text:s/>31 .3 32 </text:span></text:p></draw:text-box></draw:frame>The appropriate input configuration is selected. In the example, it’s module 5, pin <text:span text:style-name="T100">2</text:span> operating output module <text:span text:style-name="T100">3</text:span>, pin <text:span text:style-name="T100">1</text:span>, and output module <text:span text:style-name="T100">3</text:span> pin <text:span text:style-name="T100">2 with a 3-second delay between</text:span>.</text:p>
      <text:p text:style-name="P60"/>
      <text:p text:style-name="P60"><draw:frame text:anchor-type="char" draw:z-index="73" draw:name="Shape1_0" draw:style-name="gr1" draw:text-style-name="P256" svg:width="7.677cm" svg:height="1.941cm" svg:x="9.322cm" svg:y="0.026cm"><draw:text-box><text:p><text:span text:style-name="T163"><text:s/></text:span><text:span text:style-name="T163">Input <text:s text:c="4"/>&gt;5&lt; 2 <text:s text:c="2"/></text:span></text:p><text:p><text:span text:style-name="T163"><text:s/></text:span><text:span text:style-name="T163">On_Off <text:s/>31 .3 32 </text:span></text:p></draw:text-box></draw:frame>Press the select button, and the desired input is selected. Now proceed with configuration as normal.</text:p>
      <text:p text:style-name="P84">If it’s the wrong input, either press the <text:span text:style-name="T100">correct</text:span> input (a summary of the new input will be displayed), or press any button other than the select button, and input-selection is cancelled.</text:p>
      <text:h text:style-name="P213" text:outline-level="1"><text:bookmark-start text:name="__RefHeading___Toc1693_4129081032"/>Operation<text:bookmark-end text:name="__RefHeading___Toc1693_4129081032"/></text:h>
      <text:h text:style-name="P220" text:outline-level="2"><text:bookmark-start text:name="__RefHeading___Toc1695_4129081032"/>Booting<text:bookmark-end text:name="__RefHeading___Toc1695_4129081032"/></text:h>
      <text:p text:style-name="P62">In normal operation, just power-up and wait for the initialisation process to run through (about 1<text:span text:style-name="T77">0-15</text:span> seconds).</text:p>
      <text:p text:style-name="P61">Whilst booting, the Uno and the Nanos will flash their software version number using their built-in LEDs. For example, if the version number is 3.<text:span text:style-name="T108">3.2</text:span>, there’ll be 3 short flashes, a pause, <text:span text:style-name="T108">3</text:span> <text:span text:style-name="T81">short </text:span>flash<text:span text:style-name="T108">es</text:span>, a pause and then <text:span text:style-name="T108">2</text:span> short flashes. <text:span text:style-name="T128">Zeros are shown as a single long flash.</text:span></text:p>
      <text:p text:style-name="P96">The built-in LED is pin 13, and this is also available on the LCD shield ICSP header to drive an external LED if desired.</text:p>
      <text:p text:style-name="P103"><text:span text:style-name="T129">The Nanos (but not the Uno) then also report their module ID. This is normally as set on their jumper pins, a short flash for </text:span><text:span text:style-name="T128">Hi</text:span><text:span text:style-name="T129">, a long flash for </text:span><text:span text:style-name="T128">Lo</text:span><text:span text:style-name="T129">. There are four jumpers </text:span><text:span text:style-name="T58">which can specify a module ID from 0 to ‘F’ (hexadecimal). </text:span><text:span text:style-name="T129">So for example, if jumpers </text:span><text:span text:style-name="T128">0 &amp; 1 are low, and 2</text:span><text:span text:style-name="T129"> </text:span><text:span text:style-name="T128">&amp;</text:span><text:span text:style-name="T129"> </text:span><text:span text:style-name="T128">3</text:span><text:span text:style-name="T129"> are </text:span><text:span text:style-name="T128">high</text:span><text:span text:style-name="T129"> </text:span><text:span text:style-name="T58">(specifying module number ‘C’ hexadecimal, </text:span><text:span text:style-name="T128">11</text:span><text:span text:style-name="T155">00</text:span><text:span text:style-name="T128"> binary</text:span><text:span text:style-name="T58">)</text:span><text:span text:style-name="T129">, then there’</text:span><text:span text:style-name="T58">l</text:span><text:span text:style-name="T129">l be a </text:span><text:span text:style-name="T128">long</text:span><text:span text:style-name="T129"> flash for jumper </text:span><text:span text:style-name="T128">0</text:span><text:span text:style-name="T129">, a </text:span><text:span text:style-name="T128">long</text:span><text:span text:style-name="T129"> flash for jumper </text:span><text:span text:style-name="T128">1</text:span><text:span text:style-name="T129">, a </text:span><text:span text:style-name="T128">short</text:span><text:span text:style-name="T129"> flash for jumper </text:span><text:span text:style-name="T128">2</text:span><text:span text:style-name="T129">, a </text:span><text:span text:style-name="T128">short</text:span><text:span text:style-name="T129"> flash for jumper </text:span><text:span text:style-name="T128">3</text:span><text:span text:style-name="T129">.</text:span></text:p>
      <text:p text:style-name="P63">If a software module number has been set <text:span text:style-name="T58">(see the advanced configuration section above)</text:span>, then the number set in software is reported rather than the physical jumper settings. <text:span text:style-name="T115">Software IDs can be greater than ‘F’ so there’s a </text:span>virtual fifth jumper that’s not present on the PCB. <text:span text:style-name="T58">If the module number is greater than ‘F’ then the virtual jumper is deemed set and the first four jumpers select between module ‘G’ and ‘V’. There will now be five short or long flashes reflecting the value of the software module ID virtual jumpers.</text:span></text:p>
      <text:h text:style-name="P221" text:outline-level="2"><text:bookmark-start text:name="__RefHeading___Toc1697_4129081032"/>Configuration<text:bookmark-end text:name="__RefHeading___Toc1697_4129081032"/></text:h>
      <text:p text:style-name="P64">To re-configure the setup, press any button on the LCD display and the configuration menu is shown (see above).</text:p>
      <text:p text:style-name="P82">When in configuration mode, no inputs are actioned as this might confuse the configuration process. When configuration mode is exited, the inputs are once more honoured.</text:p>
      <text:p text:style-name="P82"/>
      <text:h text:style-name="P222" text:outline-level="2"><text:bookmark-start text:name="__RefHeading___Toc2205_1699887592"/>Report output<text:bookmark-end text:name="__RefHeading___Toc2205_1699887592"/></text:h>
      <text:p text:style-name="P142">If report output is enabled (see Report sub-menu <text:span text:style-name="T113">configuration </text:span>section above), then when inputs are pressed, a report is generated on the display for a few seconds.</text:p>
      <text:p text:style-name="P142"/>
      <text:p text:style-name="P180"><draw:frame text:anchor-type="char" draw:z-index="99" draw:name="Shape1_0" draw:style-name="gr1" draw:text-style-name="P256" svg:width="7.677cm" svg:height="1.941cm" svg:x="9.322cm" svg:y="0.039cm"><draw:text-box><text:p><text:span text:style-name="T163"><text:s/></text:span><text:span text:style-name="T163">On_Off Hi <text:s/>5 <text:s/>2 <text:s/></text:span></text:p><text:p><text:span text:style-name="T163"><text:s text:c="2"/></text:span><text:span text:style-name="T163">31 32 <text:s text:c="10"/></text:span></text:p></draw:text-box></draw:frame>Typical output will look like this.</text:p>
      <text:p text:style-name="P180">This example shows an On_Off input (going <text:span text:style-name="T114">Hi</text:span>) on input module <text:span text:style-name="T102">5</text:span>, pin2.</text:p>
      <text:p text:style-name="P173">Two outputs have been actioned, module <text:span text:style-name="T102">3</text:span> pin 1 and <text:span text:style-name="T45">module 3 pin</text:span> 2.</text:p>
      <text:p text:style-name="P181">These messages will persist for a few seconds – around 2 seconds if the reporting level is “<text:span text:style-name="T156">Short</text:span>” and around 4 seconds if the level is “Long”.</text:p>
      <text:p text:style-name="P179">If <text:span text:style-name="T125">the reporting level is</text:span> “Pause”, then when these messages appear, <text:span text:style-name="T111">more detail is provided, and </text:span>the operator must press a button to continue.</text:p>
      <text:p text:style-name="P183"><draw:frame text:anchor-type="char" draw:z-index="100" draw:name="Shape1_0" draw:style-name="gr1" draw:text-style-name="P256" svg:width="7.677cm" svg:height="1.941cm" svg:x="9.322cm" svg:y="0.039cm"><draw:text-box><text:p><text:span text:style-name="T163"><text:s/></text:span><text:span text:style-name="T163">On_Off Hi <text:s/>5 <text:s/>2 <text:s/></text:span></text:p><text:p><text:span text:style-name="T163"><text:s/></text:span><text:span text:style-name="T163">Servo <text:s/>31 D <text:s text:c="3"/>0 <text:s/></text:span></text:p></draw:text-box></draw:frame><text:span text:style-name="T110">The messages will describe each action in turn in a long format. The example shows input module 5, pin 2 has been pressed, and output module 3, pin 1 </text:span><text:span text:style-name="T111">(a Servo) </text:span><text:span text:style-name="T110">is about to be actioned. The speed (D) and reset value (</text:span><text:span text:style-name="T114">if any, </text:span><text:span text:style-name="T128">blank</text:span><text:span text:style-name="T114"> in this example</text:span><text:span text:style-name="T110">) of the output are also shown. </text:span><text:span text:style-name="T114">Finally, the delay before actioning this output is shown (0 in this case).</text:span></text:p>
      <text:p text:style-name="P179"/>
      <text:p text:style-name="P179"><draw:frame text:anchor-type="char" draw:z-index="101" draw:name="Shape1_0" draw:style-name="gr1" draw:text-style-name="P256" svg:width="7.677cm" svg:height="1.941cm" svg:x="9.322cm" svg:y="0.039cm"><draw:text-box><text:p><text:span text:style-name="T163"><text:s/></text:span><text:span text:style-name="T163">On_Off Lo <text:s/>5 <text:s/>2 <text:s/></text:span></text:p><text:p><text:span text:style-name="T163"><text:s/></text:span><text:span text:style-name="T163">Servo <text:s/>32 E 2 <text:s/>3 </text:span></text:p></draw:text-box></draw:frame>Press the select button and the output is actioned and the next in line is displayed. In the example module 3, pin 2 <text:span text:style-name="T111">(another Servo) which has a speed ‘E’, a 2-second reset interval (after which it will reset to Lo) and also an accumulated delay of 3 seconds. So it will delay 3 seconds before operating, and then revert to Lo after a further 2 seconds.</text:span></text:p>
      <text:p text:style-name="P179"/>
      <text:p text:style-name="P142">Instead of pressing the select button, the other buttons can be used with each button having a separate effect.</text:p>
      <text:p text:style-name="P141">Select<text:tab/>Acknowledge the message, action the output and move to the next output.</text:p>
      <text:p text:style-name="P138"><text:span text:style-name="T111">Left</text:span><text:tab/><text:span text:style-name="T112">Set the reporting level to “None”, and continue. There will be no more reports.</text:span></text:p>
      <text:p text:style-name="P141">Down<text:tab/>Set the reporting level to “<text:span text:style-name="T156">Short</text:span>”, and continue.</text:p>
      <text:p text:style-name="P141">Up<text:tab/>Set the reporting level to “Long”, and continue.</text:p>
      <text:p text:style-name="P141">Right<text:tab/>Enter configuration mode <text:span text:style-name="T112">to enable adjustment of the input or output configuration.</text:span></text:p>
      <text:h text:style-name="P224" text:outline-level="3"><text:bookmark-start text:name="__RefHeading___Toc2247_3225051293"/>Lock Messages<text:bookmark-end text:name="__RefHeading___Toc2247_3225051293"/></text:h>
      <text:p text:style-name="P94">When interlocks prevent an output from being actioned, then a suitable message is shown (if the reporting level is set to “Short” or “Long”).</text:p>
      <text:p text:style-name="P93"><draw:frame text:anchor-type="char" draw:z-index="102" draw:name="Shape1_0" draw:style-name="gr1" draw:text-style-name="P256" svg:width="7.677cm" svg:height="1.941cm" svg:x="9.322cm" svg:y="0.039cm"><draw:text-box><text:p><text:span text:style-name="T163"><text:s/></text:span><text:span text:style-name="T163">On_Off Lo <text:s/>4 <text:s/>1 <text:s/></text:span></text:p><text:p><text:span text:style-name="T163"><text:s/></text:span><text:span text:style-name="T163">Lock <text:s/>v60 vs ^21 </text:span></text:p></draw:text-box></draw:frame>The example shows On_Off button on module 4, pin 1 was pressed, but output module 6, pin 0 can’t go Lo as that would conflict with output module 2, pin 1 being Hi. <text:span text:style-name="T117">The ‘v’ and ‘^’ symbols indicate “Lo” and “Hi” locks respectively.</text:span></text:p>
      <text:p text:style-name="P95"><draw:frame text:anchor-type="char" draw:z-index="103" draw:name="Shape1_0" draw:style-name="gr1" draw:text-style-name="P256" svg:width="7.677cm" svg:height="1.941cm" svg:x="9.322cm" svg:y="0.039cm"><draw:text-box><text:p><text:span text:style-name="T163"><text:s/></text:span><text:span text:style-name="T163">On_Off Hi <text:s/>4 <text:s/>0 <text:s/></text:span></text:p><text:p><text:span text:style-name="T163"><text:s/></text:span><text:span text:style-name="T163">Lock <text:s/>^21 vs v60 </text:span></text:p></draw:text-box></draw:frame>Here the complimentary action is being attempted. On_Off button on module 4, pin 0 was pressed, but output module 2, pin 1 can’t go Hi as that would conflict with output module 6, pin 0 being Lo.</text:p>
      <text:p text:style-name="P96">Note that when interlocks prevent an action, as well as the messages on the LCD display, pin 1<text:span text:style-name="T130">3</text:span> on the Uno (also available on the shield ICSP header) is held high for a short while. This could be used to light a warning LED for example.</text:p>
      <text:p text:style-name="P104">A warning sound is available on pin 12 <text:span text:style-name="T118">o</text:span>f<text:span text:style-name="T118"> the Uno (also available on the shield ICSP header). </text:span>This pin has a (two-tone) PWM signal generated on it that could be used to drive a buzzer for an audible warning that a lock has been encountered.</text:p>
      <text:h text:style-name="P223" text:outline-level="2"><text:bookmark-start text:name="__RefHeading___Toc1854_3304870437"/>Serial commands<text:bookmark-end text:name="__RefHeading___Toc1854_3304870437"/></text:h>
      <text:p text:style-name="P206">It’s possible to send commands to the Uno over the <text:span text:style-name="T78">USB serial link from suitable software on a computer, again the Arduino IDE can be used.</text:span><text:span text:style-name="T154"> </text:span><text:span text:style-name="T153">Set the serial BAUD rate to 115200.</text:span></text:p>
      <text:p text:style-name="P77">The commands understood by the software are all exactly three characters long, the first character indicates the command, the second the node and the third the pin.</text:p>
      <text:p text:style-name="P77">The command character can be upper- or lower-case and one of:</text:p>
      <text:p text:style-name="P79">I i<text:tab/><text:span text:style-name="T79">Operate</text:span> the input identified by the node and pin.</text:p>
      <text:p text:style-name="P80">L l<text:tab/>Operate the output identified by the node and pin to its “Lo” state.</text:p>
      <text:p text:style-name="P80">H h<text:tab/>Operate the output identified by the node and pin to its “Hi” state.</text:p>
      <text:p text:style-name="P80">O o<text:tab/>Operate the output identified by the node and pin changing its state from whichever state it’s in to <text:span text:style-name="T79">its</text:span> alternate state.</text:p>
      <text:p text:style-name="P78">The second character (identifying the node to operate) must be <text:span text:style-name="T79">between</text:span> ‘0’ <text:span text:style-name="T79">and</text:span> ‘7’ for<text:span text:style-name="T79"> </text:span>input command<text:span text:style-name="T79">s</text:span>, and <text:span text:style-name="T79">between</text:span> ‘0’ <text:span text:style-name="T79">and</text:span> ‘9’ or ‘A’ <text:span text:style-name="T79">and</text:span> ‘V’ for output commands.</text:p>
      <text:p text:style-name="P81">The third character (identifying the pin to operate) must be between ‘0’ and ‘9’ or ‘A’ and ‘F’ for input commands, and between ‘0’ and ‘7’ for the output commands.</text:p>
      <text:p text:style-name="P81">For input commands, the Uno will operate exactly as though the specified input was actioned. For <text:s/>output commands it will just operate the identified output.</text:p>
      <text:h text:style-name="P216" text:outline-level="2"><text:bookmark-start text:name="__RefHeading___Toc2778_1246306305"/>CMRI interface<text:bookmark-end text:name="__RefHeading___Toc2778_1246306305"/></text:h>
      <text:p text:style-name="P105"><text:span text:style-name="T3">It’s possible to </text:span><text:span text:style-name="T145">communicate with </text:span><text:span text:style-name="T141">SignalBox</text:span><text:span text:style-name="T3"> over the USB serial link </text:span><text:span text:style-name="T145">from</text:span><text:span text:style-name="T3"> a computer which is using the CMRI protocol (eg </text:span><text:span text:style-name="T141">with</text:span><text:span text:style-name="T3"> JMRI).</text:span></text:p>
      <text:p text:style-name="P105"><text:span text:style-name="T145">SignalBox</text:span><text:span text:style-name="T3"> emulates a CMRI “</text:span><text:span text:style-name="T135">USIC_SUSIC”</text:span><text:span text:style-name="T3"> board with </text:span><text:span text:style-name="T135">up to 384</text:span><text:span text:style-name="T3"> inputs and </text:span><text:span text:style-name="T135">384</text:span><text:span text:style-name="T3"> outputs. </text:span><text:span text:style-name="T135">Any of the SignalBox inputs or outputs can be operated or sensed by CMRI.</text:span></text:p>
      <text:h text:style-name="Heading_20_3" text:outline-level="3"><text:bookmark-start text:name="__RefHeading___Toc2780_1246306305"/>Configuration<text:bookmark-end text:name="__RefHeading___Toc2780_1246306305"/></text:h>
      <text:p text:style-name="P107">Configure the Uno as an “USIC_SUSIC” board with 32-bit cards. It should have up to 12 input cards, and up to 12 output cards. <text:span text:style-name="T136">Any node address (UA in CMRI terminology) can be selected as SignalBox doesn’t attempt to filter by node address.</text:span></text:p>
      <text:p text:style-name="P108">The first 4 input cards will reflect the state of the (up to 8) SignalBox input nodes (128 inputs) and the other 8 input cards the state of the (up to <text:span text:style-name="T145">32</text:span>) SignalBox output nodes (256 outputs). The CMRI interface re<text:span text:style-name="T162">f</text:span>lects the state of both the input and output SignalBox nodes. The input nodes reflect whether they’re active (low) or not (high), the output nodes indicate if they’re in their “Lo” or “Hi” state.</text:p>
      <text:p text:style-name="P108">The output cards allow any of the SignalBox Inputs or Outputs to be actioned. Actioning an input node (on the first 4 cards) will operate just as if the corresponding input in SignalBox was actioned. Actioning an output node (the other output cards) will operate the corresponding SignalBox output node.</text:p>
      <text:h text:style-name="Heading_20_3" text:outline-level="3"><text:bookmark-start text:name="__RefHeading___Toc2782_1246306305"/>Mapping<text:bookmark-end text:name="__RefHeading___Toc2782_1246306305"/></text:h>
      <text:p text:style-name="P108">CMRI numbers bits on the cards making up a node from one, SignalBox numbers both its nodes and pins from zero, which makes the mapping slightly awkward <text:span text:style-name="T137">as all the numbers are adjusted by one</text:span>.</text:p>
      <text:p text:style-name="P106"><text:span text:style-name="T137">The CMRI node configured above can have up to 384 sensors numbered 1 to 384. The first 128 map to SignalBox input nodes 0 to 7. The remaining 256 sensors map to SignalBox output nodes 0 to </text:span><text:span text:style-name="T138">3</text:span><text:span text:style-name="T141">1</text:span><text:span text:style-name="T138"> (or </text:span><text:span text:style-name="T137">‘V’</text:span><text:span text:style-name="T138">).</text:span></text:p>
      <text:p text:style-name="P109"><text:span text:style-name="T141">To c</text:span>onvert a SignalBox input node and pin to the corresponding CMRI sensor us<text:span text:style-name="T141">e</text:span> the formula:</text:p>
      <text:p text:style-name="P109"><text:tab/>node * 16 + pin + 1<text:tab/>eg:<text:tab/>node 5, pin 3 is 5 * 16 + 3 + 1 = CMRI sensor 84.</text:p>
      <text:p text:style-name="P109">For output nodes, use the formula:</text:p>
      <text:p text:style-name="P109"><text:tab/>node * 8 + pin + 129<text:tab/>eg:<text:tab/>node 2, pin 1 is 2 * 8 + 1 + 129 = CMRI sensor 146.</text:p>
      <text:p text:style-name="P109">Converting the other way is slightly more involved. For input nodes:</text:p>
      <text:p text:style-name="P109"><text:tab/>Subtract 1<text:tab/>eg:<text:tab/>Sensor 84 <text:span text:style-name="T140">subtract</text:span> 1 <text:span text:style-name="T140">is</text:span> 83.<text:line-break/><text:tab/>Divide by 16 for the node<text:tab/><text:tab/>83 divided by 16 <text:span text:style-name="T140">is</text:span> node 5.<text:line-break/><text:tab/>Use the remainder for the pin<text:tab/><text:tab/>with remainder giving pin 3.</text:p>
      <text:p text:style-name="P110"><text:span text:style-name="T139">For </text:span><text:span text:style-name="T140">output</text:span><text:span text:style-name="T139"> nodes:</text:span></text:p>
      <text:p text:style-name="P110"><text:span text:style-name="T139"><text:tab/>Subtract 1</text:span><text:span text:style-name="T147">29</text:span><text:span text:style-name="T139"><text:tab/>eg:<text:tab/>Sensor </text:span><text:span text:style-name="T140">146</text:span><text:span text:style-name="T139"> </text:span><text:span text:style-name="T140">subtract</text:span><text:span text:style-name="T139"> 1</text:span><text:span text:style-name="T140">29</text:span><text:span text:style-name="T139"> </text:span><text:span text:style-name="T140">is</text:span><text:span text:style-name="T139"> </text:span><text:span text:style-name="T140">17</text:span><text:span text:style-name="T139">.<text:line-break/><text:tab/>Divide by </text:span><text:span text:style-name="T140">8</text:span><text:span text:style-name="T139"> for the node<text:tab/><text:tab/></text:span><text:span text:style-name="T140">17</text:span><text:span text:style-name="T139"> divided by </text:span><text:span text:style-name="T140">8</text:span><text:span text:style-name="T139"> </text:span><text:span text:style-name="T140">is</text:span><text:span text:style-name="T139"> node </text:span><text:span text:style-name="T140">2</text:span><text:span text:style-name="T139">.<text:line-break/><text:tab/>Use the remainder for the pin<text:tab/><text:tab/>with remainder giving pin </text:span><text:span text:style-name="T140">1</text:span><text:span text:style-name="T139">.</text:span></text:p>
      <text:p text:style-name="P116">CMRI outputs (eg turnouts) are mapped in exactly the same fashion.</text:p>
      <text:p text:style-name="P197">Table showing some of the mappings:</text:p>
      <text:p text:style-name="P189"><text:span text:style-name="T87">CMRI<text:tab/>SignalBox </text:span><text:span text:style-name="T88">input<text:tab/>CMRI<text:tab/>SignalBox Output</text:span><text:span text:style-name="T87"><text:line-break/>Sensor<text:tab/>Node<text:tab/>Pin<text:tab/></text:span><text:span text:style-name="T88">Sensor<text:tab/>Node<text:tab/>Pin</text:span><text:span text:style-name="T137"><text:line-break/>1<text:tab/>0<text:tab/>0<text:tab/></text:span><text:span text:style-name="T138">129<text:tab/>0<text:tab/>0</text:span><text:span text:style-name="T137"><text:line-break/>2<text:tab/>0<text:tab/>1<text:tab/></text:span><text:span text:style-name="T138">130<text:tab/>0<text:tab/>1</text:span><text:span text:style-name="T137"><text:line-break/>…<text:line-break/></text:span><text:span text:style-name="T138">7</text:span><text:span text:style-name="T137"><text:tab/>0<text:tab/></text:span><text:span text:style-name="T138">6<text:tab/>135<text:tab/>0<text:tab/>6</text:span><text:span text:style-name="T137"><text:line-break/></text:span><text:span text:style-name="T138">8</text:span><text:span text:style-name="T137"><text:tab/>0<text:tab/></text:span><text:span text:style-name="T138">7<text:tab/>136<text:tab/>0<text:tab/>7</text:span><text:span text:style-name="T137"><text:line-break/></text:span><text:span text:style-name="T138">9</text:span><text:span text:style-name="T137"><text:tab/></text:span><text:span text:style-name="T138">0</text:span><text:span text:style-name="T137"><text:tab/></text:span><text:span text:style-name="T138">8<text:tab/>137<text:tab/>1<text:tab/>0</text:span><text:span text:style-name="T137"><text:line-break/></text:span><text:span text:style-name="T138">10</text:span><text:span text:style-name="T137"><text:tab/></text:span><text:span text:style-name="T138">0</text:span><text:span text:style-name="T137"><text:tab/></text:span><text:span text:style-name="T138">9<text:tab/>138<text:tab/>1<text:tab/>1</text:span><text:span text:style-name="T137"><text:line-break/>…<text:line-break/>15<text:tab/>0<text:tab/></text:span><text:span text:style-name="T138">14 (hex E)<text:tab/>143<text:tab/>1<text:tab/>6</text:span><text:span text:style-name="T137"><text:line-break/>16<text:tab/>0<text:tab/></text:span><text:span text:style-name="T138">15 (hex F)<text:tab/>144<text:tab/>1<text:tab/>7</text:span><text:span text:style-name="T137"><text:line-break/>17<text:tab/>1<text:tab/>0<text:tab/></text:span><text:span text:style-name="T138">145<text:tab/>2<text:tab/>0</text:span><text:span text:style-name="T137"><text:line-break/>18<text:tab/>1<text:tab/>1<text:tab/></text:span><text:span text:style-name="T138">146<text:tab/>2<text:tab/>1</text:span><text:span text:style-name="T137"><text:line-break/>…<text:line-break/>127<text:tab/>7<text:tab/></text:span><text:span text:style-name="T138">14 (hex E)<text:tab/>255<text:tab/>7<text:tab/>6</text:span><text:span text:style-name="T137"><text:line-break/>128<text:tab/>7<text:tab/></text:span><text:span text:style-name="T138">15 (hex F)<text:tab/>256<text:tab/>7<text:tab/>7<text:line-break/><text:tab/><text:tab/><text:tab/>257<text:tab/>8<text:tab/>0<text:line-break/><text:tab/><text:tab/><text:tab/>258<text:tab/>8<text:tab/>1<text:line-break/><text:tab/><text:tab/><text:tab/>…<text:line-break/><text:tab/><text:tab/><text:tab/></text:span><text:span text:style-name="T139">271</text:span><text:span text:style-name="T138"><text:tab/>9<text:tab/>6<text:line-break/><text:tab/><text:tab/><text:tab/></text:span><text:span text:style-name="T139">272</text:span><text:span text:style-name="T138"><text:tab/>9<text:tab/>7<text:line-break/><text:tab/><text:tab/><text:tab/></text:span><text:span text:style-name="T139">273</text:span><text:span text:style-name="T138"><text:tab/>A<text:tab/>0<text:line-break/><text:tab/><text:tab/><text:tab/></text:span><text:span text:style-name="T139">274</text:span><text:span text:style-name="T138"><text:tab/>A<text:tab/>1<text:line-break/><text:tab/><text:tab/><text:tab/>…<text:line-break/><text:tab/><text:tab/><text:tab/>383<text:tab/>V<text:tab/>6<text:line-break/><text:tab/><text:tab/><text:tab/>384<text:tab/>V<text:tab/>7</text:span></text:p>
      <text:h text:style-name="P228" text:outline-level="3"><text:bookmark-start text:name="__RefHeading___Toc2784_1246306305"/>Turnouts<text:bookmark-end text:name="__RefHeading___Toc2784_1246306305"/></text:h>
      <text:p text:style-name="P117">Create turnouts using “1 bit” and “Pulsed Output”. Map them to the actual SignalBox turnout, or to its associated input (if it has one).</text:p>
      <text:p text:style-name="P118"><text:span text:style-name="T145">Use feedback mode “OneSensor” connected to the SignalBox output. </text:span><text:span text:style-name="T146">If turnouts have position sensors, use those for feedback using “OneSensor” or “TwoSensor” as appropriate.</text:span></text:p>
      <text:h text:style-name="P228" text:outline-level="3"><text:bookmark-start text:name="__RefHeading___Toc2837_625243144"/>Sensors<text:bookmark-end text:name="__RefHeading___Toc2837_625243144"/></text:h>
      <text:p text:style-name="P117">Create sensors mapped to the appropriate SignalBox inputs, except where the state of an output is sufficient (eg position of a turnout which has no position sensor), in which case map the sensor to the SignalBox output concerned.</text:p>
      <text:h text:style-name="P229" text:outline-level="3"><text:bookmark-start text:name="__RefHeading___Toc2839_625243144"/><text:span text:style-name="T142">Example</text:span><text:span text:style-name="T144">s</text:span><text:bookmark-end text:name="__RefHeading___Toc2839_625243144"/></text:h>
      <text:p text:style-name="P112">Refer to the demonstration layout above.</text:p>
      <text:p text:style-name="P112">To make turnout 21 <text:span text:style-name="T143">driven directly by SignalBox output 21:</text:span></text:p>
      <text:p text:style-name="P113">Create turnout number <text:span text:style-name="T143">146</text:span> (<text:span text:style-name="T143">2 * 8 + 1 + 129).</text:span></text:p>
      <text:p text:style-name="P204">Create a feedback sensor also number 146 (2 * 8 + 1 + 129).</text:p>
      <text:p text:style-name="P114"><text:span text:style-name="T143">Alternatively, to </text:span><text:span text:style-name="T144">operate</text:span><text:span text:style-name="T143"> the turnout by its SignalBox input (40):</text:span></text:p>
      <text:p text:style-name="P205">Create turnout number 65 (4 * 16 + 0 + 1).</text:p>
      <text:p text:style-name="P204">Create a feedback sensor as above (number 146).</text:p>
      <text:p text:style-name="P111"><text:span text:style-name="T143">T</text:span><text:span text:style-name="T142">o make turnouts 31 &amp; 32 operate (</text:span><text:span text:style-name="T144">using SignalBox</text:span><text:span text:style-name="T142"> input 52):</text:span></text:p>
      <text:p text:style-name="P113">Create a turnout number 83 (5 * 16 + 2 + 1) to operate both turnouts by simulating input 52.</text:p>
      <text:p text:style-name="P113">Create a sensor number 15<text:span text:style-name="T143">4</text:span> (3 * 8 + 1 + 129) for turnout 31.</text:p>
      <text:p text:style-name="P113">Create a sensor number 1<text:span text:style-name="T143">55</text:span> (3 * 8 + 2 + 129) for turnout 32.</text:p>
      <text:p text:style-name="P115">Note that operating turnouts via the SignalBox inputs will preserve all the functionality specified for the input in SignalBox (eg operate a second turnout after a short delay, <text:span text:style-name="T146">enforce interlocks etc</text:span>). Operating turnouts directly via their SignalBox outputs will operate the turnouts immediately <text:span text:style-name="T146">and any</text:span> interlocks between outputs will be ignored.</text:p>
      <text:h text:style-name="Heading_20_2" text:outline-level="2"><text:bookmark-start text:name="__RefHeading___Toc1699_4129081032"/>Extra buttons<text:bookmark-end text:name="__RefHeading___Toc1699_4129081032"/></text:h>
      <text:p text:style-name="P64">If desired, the LCD buttons can be augmented with push-buttons <text:span text:style-name="T59">or switches</text:span> on the following pins of the Uno, <text:span text:style-name="T121">and this will be necessary if running without an LCD shield</text:span>:</text:p>
      <text:p text:style-name="P67">Analog pin 1<text:tab/><text:span text:style-name="T59">Select button.</text:span></text:p>
      <text:p text:style-name="P66">Analog pin 2<text:tab/><text:span text:style-name="T59">Left button.</text:span></text:p>
      <text:p text:style-name="P66">Analog pin 3<text:tab/><text:span text:style-name="T59">Down button.</text:span></text:p>
      <text:p text:style-name="P66">Digital pin 2<text:tab/><text:span text:style-name="T59">Up button.</text:span></text:p>
      <text:p text:style-name="P68">Digital pin 3<text:tab/><text:span text:style-name="T59">Right button.</text:span></text:p>
      <text:p text:style-name="P70">Wire the pins through a suitable momentary-contac<text:span text:style-name="T69">t</text:span> switch to ground.</text:p>
      <text:h text:style-name="Heading_20_2" text:outline-level="2"><text:bookmark-start text:name="__RefHeading___Toc1701_4129081032"/>Extra LCD<text:bookmark-end text:name="__RefHeading___Toc1701_4129081032"/></text:h>
      <text:p text:style-name="P65">A second LCD can be added to the system. This must <text:span text:style-name="T59">be of the I</text:span><text:span text:style-name="T7">2</text:span><text:span text:style-name="T9">C type and have 4 rows of 20 characters. Such devices normally have an I</text:span><text:span text:style-name="T7">2</text:span><text:span text:style-name="T9">C address of 0x27 or 0x3F but can often be configured to other addresses.</text:span></text:p>
      <text:p text:style-name="P70">The software will <text:span text:style-name="T74">scan</text:span> addresses 0x3F down to 0x27 for such a device. If one is found, then all the messages <text:span text:style-name="T120">will be output</text:span> to this <text:span text:style-name="T120">alternative </text:span>panel.</text:p>
      <text:p text:style-name="P98">If an <text:span text:style-name="T118">I</text:span><text:span text:style-name="T7">2</text:span><text:span text:style-name="T9">C</text:span> LCD is attached, it’s assumed there’s no LCD shield. If both are attached, put a jumper on pin 11 <text:span text:style-name="T116">(available on the LCD shield)</text:span> to ground. This will force the SignalBox software to drive both displays.</text:p>
      <text:p text:style-name="P100">If using just an <text:span text:style-name="T118">I</text:span><text:span text:style-name="T7">2</text:span><text:span text:style-name="T9">C</text:span> LCD, then the alternative buttons (above) must be used.</text:p>
      <text:h text:style-name="Heading_20_2" text:outline-level="2"><text:bookmark-start text:name="__RefHeading___Toc2249_3225051293"/><text:soft-page-break/>Uno pins.<text:bookmark-end text:name="__RefHeading___Toc2249_3225051293"/></text:h>
      <text:p text:style-name="P96">Th<text:span text:style-name="T119">re</text:span>e Uno pins have special functions, and these three pins are available either directly on the Uno, or on the LCD shield ICSP header.</text:p>
      <text:p text:style-name="P69"><text:span text:style-name="T118">Digital</text:span> pin <text:span text:style-name="T118">1</text:span>1<text:tab/><text:span text:style-name="T118">Indicates the presence (or otherwise) of an LCD shield. If an LCD shield and an I</text:span><text:span text:style-name="T7">2</text:span><text:span text:style-name="T9">C LCD display are attached, this pin should be jumpered to ground.</text:span></text:p>
      <text:p text:style-name="P185"><text:span text:style-name="T118">Digital pin 12<text:tab/>Indicates an interlock has been </text:span><text:span text:style-name="T130">encountered</text:span><text:span text:style-name="T118">. It </text:span><text:span text:style-name="T130">is intended to be connected to a</text:span><text:span text:style-name="T118"> buzzer. </text:span><text:span text:style-name="T130">A PWM two-tone signal is used.</text:span></text:p>
      <text:p text:style-name="P97">Digital pin 13<text:tab/>This is the built-in LED on a Uno. It will flash the software version number at start-up. <text:span text:style-name="T120">An external LED could be attached to this pin.<text:line-break/></text:span><text:span text:style-name="T130">This pin is also illuminated for a short while when an interlock has been encountered.</text:span></text:p>
      <text:p text:style-name="P97"/>
      <text:p text:style-name="P99">For completeness, the other Uno pins are described here:</text:p>
      <text:p text:style-name="P203">Digital pins 0 &amp; 1<text:tab/>Used to provide serial comms, <text:span text:style-name="T121">Rx and Tx</text:span>.</text:p>
      <text:p text:style-name="P203">Digital pins 2 &amp; 3<text:tab/>Used as alternative LCD buttons – Up and Right.</text:p>
      <text:p text:style-name="P203">Digital pins 4-10<text:tab/>Used to drive the LCD shield if present.</text:p>
      <text:p text:style-name="P203">Analog pin 0<text:tab/>Used by the LCD shield to provide its buttons.</text:p>
      <text:p text:style-name="P203">Analog pins 1-3<text:tab/>Used as alternative LCD buttons – Select, Left and Down.</text:p>
      <text:p text:style-name="P184"><text:span text:style-name="T119">Analog pins 4-5<text:tab/>I</text:span><text:span text:style-name="T7">2</text:span><text:span text:style-name="T9">C protocol bus pi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roman" style:font-pitch="variable"/>
    <style:font-face style:name="Bitstream Vera Sans Mono" svg:font-family="'Bitstream Vera Sans Mono'" style:font-family-generic="modern" style:font-pitch="fixed"/>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style:font-face style:name="StarSymbol1"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style: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199cm" style: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style: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style: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style: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style: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style: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style: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style: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style: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style: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ocal_20_link" style:display-name="Local link" style:family="text">
      <style:text-properties fo:color="#000000" loext:opacity="100%" style:text-underline-style="solid" style:text-underline-width="auto" style:text-underline-color="font-color" fo:font-weight="bold"/>
    </style:style>
    <style:style style:name="Visited_20_Local_20_Link" style:display-name="Visited Local Link" style:family="text">
      <style:text-properties fo:color="#000000" loext:opacity="1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loext:opacity="100%" style:text-position="33% 80%"/>
    </style:style>
    <style:style style:name="Footnote_20_anchor" style:display-name="Footnote anchor" style:family="text">
      <style:text-properties fo:color="#2b73b7" loext:opacity="100%"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loext:num-list-format="%2%"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
      </text:list-level-style-bullet>
      <text:list-level-style-bullet text:level="3" text:style-name="Numbering_20_Symbols" loext:num-list-format="%3%"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loext:num-list-format="%4%"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loext:num-list-format="%4%."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style style:name="MT2" style:family="text">
      <style:text-properties officeooo:rsid="0011ef35"/>
    </style:style>
    <style:page-layout style:name="Mpm1">
      <style:page-layout-properties fo:page-width="21.001cm" fo:page-height="29.7cm" style:num-format="1" style:print-orientation="portrait" fo:margin-top="1.178cm" fo:margin-bottom="1.011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1.00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a xlink:type="simple" xlink:href="https://www.merg.org.uk/forum/memberlist.php?mode=viewprofile&amp;u=10994" text:style-name="Internet_20_link" text:visited-style-name="Visited_20_Internet_20_Link">M7915 Tony Clulow</text:a><text:tab/><text:span text:style-name="MT2">Page </text:span><text:span text:style-name="MT2"><text:page-number text:select-page="current">3</text:page-number></text:span><text:span text:style-name="MT2"><text:tab/>Copyright 2021 Tony Clulow</text:span></text:p>
      </style:footer>
      <style:footer-first>
        <text:p text:style-name="MP1"><text:a xlink:type="simple" xlink:href="https://www.merg.org.uk/forum/memberlist.php?mode=viewprofile&amp;u=10994" text:style-name="Internet_20_link" text:visited-style-name="Visited_20_Internet_20_Link">M7915 Tony Clulow</text:a><text:tab/><text:span text:style-name="MT2">Page </text:span><text:span text:style-name="MT2"><text:page-number text:select-page="current">1</text:page-number></text:span><text:span text:style-name="MT2"><text:tab/>Copyright Tony Clulow</text:span></text:p>
      </style:footer-first>
    </style:master-page>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Generated</meta:initial-creator>
    <meta:creation-date>1970-01-01T00::00:00</meta:creation-date>
    <dc:date>2024-02-05T22:53:10.520657299</dc:date>
    <dc:language>en-US</dc:language>
    <meta:editing-cycles>112</meta:editing-cycles>
    <meta:editing-duration>P1DT8H16M53S</meta:editing-duration>
    <dc:title>arduino:projects:extending_ezybus</dc:title>
    <meta:print-date>2021-04-21T18:02:35.614710036</meta:print-date>
    <dc:creator>Tony Clulow</dc:creator>
    <meta:document-statistic meta:table-count="0" meta:image-count="0" meta:object-count="0" meta:page-count="31" meta:paragraph-count="455" meta:word-count="8480" meta:character-count="47938" meta:non-whitespace-character-count="39109"/>
  </office:meta>
</office:document-meta>
</file>